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52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left" draw:auto-grow-height="true" draw:auto-grow-width="false" fo:min-height="0.3736in" fo:min-width="0in" fo:padding-top="0.0492in" fo:padding-bottom="0.0492in" fo:padding-left="0.0984in" fo:padding-right="0.0984in" draw:shadow="hidden" draw:shadow-offset-x="0.0787in" draw:shadow-offset-y="0.0787in" draw:shadow-color="#808080"/>
      <style:paragraph-properties style:writing-mode="lr-tb" fo:margin-left="0in" fo:margin-right="0in" fo:margin-top="0in" fo:margin-bottom="0in" fo:line-height="100%" fo:text-align="center" fo:text-indent="0in"/>
      <style:text-properties fo:font-variant="normal" fo:text-transform="none" fo:color="#2a6099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gr3" style:family="graphic">
      <style:graphic-properties draw:stroke="dash" draw:stroke-dash="Ultrafine_20_Dotted_20__28_var_29_" svg:stroke-width="0.0417in" svg:stroke-color="#ed1c24" draw:marker-start="" draw:marker-start-width="0.2622in" draw:marker-start-center="false" draw:marker-end="" draw:marker-end-width="0.2622in" draw:marker-end-center="false" draw:fill="none" draw:fill-color="#729fcf" draw:textarea-horizontal-align="justify" draw:textarea-vertical-align="middle" fo:padding-top="0.0701in" fo:padding-bottom="0.0701in" fo:padding-left="0.1193in" fo:padding-right="0.1193in" draw:shadow="hidden" draw:shadow-offset-x="0.0787in" draw:shadow-offset-y="0.0787in" draw:shadow-color="#80808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gr4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left" draw:auto-grow-height="true" draw:auto-grow-width="false" fo:min-height="0.3736in" fo:min-width="0in" fo:padding-top="0.0492in" fo:padding-bottom="0.0492in" fo:padding-left="0.0984in" fo:padding-right="0.0984in" draw:shadow="hidden" draw:shadow-offset-x="0.0787in" draw:shadow-offset-y="0.0787in" draw:shadow-color="#808080"/>
      <style:paragraph-properties style:writing-mode="lr-tb" fo:margin-left="0in" fo:margin-right="0in" fo:margin-top="0in" fo:margin-bottom="0in" fo:line-height="100%" fo:text-align="center" fo:text-indent="0in"/>
      <style:text-properties fo:font-variant="normal" fo:text-transform="none" fo:color="#158466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gr5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left" draw:auto-grow-height="true" draw:auto-grow-width="false" fo:min-height="0.3736in" fo:min-width="0in" fo:padding-top="0.0492in" fo:padding-bottom="0.0492in" fo:padding-left="0.0984in" fo:padding-right="0.0984in" draw:shadow="hidden" draw:shadow-offset-x="0.0787in" draw:shadow-offset-y="0.0787in" draw:shadow-color="#808080"/>
      <style:paragraph-properties style:writing-mode="lr-tb" fo:margin-left="0in" fo:margin-right="0in" fo:margin-top="0in" fo:margin-bottom="0in" fo:line-height="100%" fo:text-align="center" fo:text-indent="0in"/>
      <style:text-properties fo:font-variant="normal" fo:text-transform="none" fo:color="#ffd320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gr6" style:family="graphic">
      <style:graphic-properties draw:stroke="none" svg:stroke-width="0in" svg:stroke-color="#000000" draw:marker-start="" draw:marker-start-width="0.0787in" draw:marker-start-center="false" draw:marker-end="" draw:marker-end-width="0.0787in" draw:marker-end-center="false" draw:fill="none" draw:fill-color="#ffffff" draw:textarea-horizontal-align="left" draw:auto-grow-height="true" draw:auto-grow-width="false" fo:min-height="0.1244in" fo:min-width="0in" fo:padding-top="0.0492in" fo:padding-bottom="0.0492in" fo:padding-left="0.0984in" fo:padding-right="0.0984in" draw:shadow="hidden" draw:shadow-offset-x="0.0787in" draw:shadow-offset-y="0.0787in" draw:shadow-color="#808080"/>
      <style:paragraph-properties style:writing-mode="lr-tb"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in" fo:margin-right="0in" fo:margin-top="0in" fo:margin-bottom="0in" fo:line-height="100%" fo:text-align="center" fo:text-indent="0in"/>
    </style:style>
    <style:style style:name="P3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2a6099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158466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fo:color="#ffd320" loext:opacity="10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bold" style:letter-kerning="true" style:font-name-asian="PingFang SC" style:font-size-asian="18pt" style:font-style-asian="normal" style:font-weight-asian="bold" style:font-name-complex="Arial Unicode MS" style:font-size-complex="18pt" style:font-style-complex="normal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in" fo:margin-right="0in" fo:margin-top="0in" fo:margin-bottom="0in" fo:line-height="100%" fo:text-indent="0in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PingFang SC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PingFang SC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ffd320" loext:opacity="10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bold" style:letter-kerning="true" style:font-name-asian="PingFang SC" style:font-size-asian="12pt" style:font-style-asian="normal" style:font-weight-asian="bold" style:font-name-complex="Arial Unicode MS" style:font-size-complex="1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8pt" fo:font-style="normal" fo:text-shadow="none" style:text-underline-style="none" fo:font-weight="normal" style:letter-kerning="true" style:font-name-asian="PingFang SC" style:font-size-asian="8pt" style:font-style-asian="normal" style:font-weight-asian="normal" style:font-name-complex="Arial Unicode MS" style:font-size-complex="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8.1417in" svg:height="3.715in" svg:x="8.8807in" svg:y="1.6524in">
            <draw:object draw:notify-on-update-of-ranges="Sheet1.A2:Sheet1.A114 Sheet1.M2:Sheet1.M2 Sheet1.H2:Sheet1.H114 Sheet1.M3:Sheet1.M3 Sheet1.I2:Sheet1.I114 Sheet1.M4:Sheet1.M4 Sheet1.J2:Sheet1.J114 Sheet1.M5:Sheet1.M5 Sheet1.K2:Sheet1.K11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ce3"/>
        <table:table-column table:style-name="co1" table:number-columns-repeated="13" table:default-cell-style-name="Default"/>
        <table:table-row table:style-name="ro1">
          <table:table-cell table:style-name="ce1" office:value-type="string" calcext:value-type="string">
            <text:p>Query</text:p>
            <text:p>Name</text:p>
          </table:table-cell>
          <table:table-cell table:style-name="Default" office:value-type="string" calcext:value-type="string">
            <text:p>Tables</text:p>
            <text:p>Nbr</text:p>
          </table:table-cell>
          <table:table-cell table:style-name="Default" office:value-type="string" calcext:value-type="string">
            <text:p>Query</text:p>
            <text:p>Complexity</text:p>
          </table:table-cell>
          <table:table-cell table:style-name="ce1" office:value-type="string" calcext:value-type="string">
            <text:p>Optimal – greedy, true cost</text:p>
          </table:table-cell>
          <table:table-cell table:style-name="ce1" office:value-type="string" calcext:value-type="string">
            <text:p>PSQL – greedy, true cost</text:p>
          </table:table-cell>
          <table:table-cell table:style-name="ce1" office:value-type="string" calcext:value-type="string">
            <text:p>Optimal – exhaustive, true cost</text:p>
          </table:table-cell>
          <table:table-cell table:style-name="ce1" office:value-type="string" calcext:value-type="string">
            <text:p>PSQL – exhaustive, true cost</text:p>
          </table:table-cell>
          <table:table-cell office:value-type="string" calcext:value-type="string">
            <text:p>pg plan </text:p>
            <text:p>(greedy)</text:p>
          </table:table-cell>
          <table:table-cell office:value-type="string" calcext:value-type="string">
            <text:p>pg plan </text:p>
            <text:p>(exhaustive)</text:p>
          </table:table-cell>
          <table:table-cell office:value-type="string" calcext:value-type="string">
            <text:p>optimal plan </text:p>
            <text:p>(greedy)</text:p>
          </table:table-cell>
          <table:table-cell office:value-type="string" calcext:value-type="string">
            <text:p>optimal plan </text:p>
            <text:p>(exhaustive)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39" calcext:value-type="float">
            <text:p>539</text:p>
          </table:table-cell>
          <table:table-cell table:style-name="Default" office:value-type="float" office:value="119331" calcext:value-type="float">
            <text:p>119331</text:p>
          </table:table-cell>
          <table:table-cell office:value-type="float" office:value="539" calcext:value-type="float">
            <text:p>539</text:p>
          </table:table-cell>
          <table:table-cell office:value-type="float" office:value="119331" calcext:value-type="float">
            <text:p>119331</text:p>
          </table:table-cell>
          <table:table-cell table:formula="of:=[.E2]/[.E2]" office:value-type="float" office:value="1" calcext:value-type="float">
            <text:p>1</text:p>
          </table:table-cell>
          <table:table-cell table:formula="of:=[.G2]/[.E2]" office:value-type="float" office:value="1" calcext:value-type="float">
            <text:p>1</text:p>
          </table:table-cell>
          <table:table-cell table:formula="of:=[.D2]/[.E2]" office:value-type="float" office:value="0.00451684809479515" calcext:value-type="float">
            <text:p>0.00451684809479515</text:p>
          </table:table-cell>
          <table:table-cell table:formula="of:=[.F2]/[.E2]" office:value-type="float" office:value="0.00451684809479515" calcext:value-type="float">
            <text:p>0.00451684809479515</text:p>
          </table:table-cell>
          <table:table-cell/>
          <table:table-cell office:value-type="string" calcext:value-type="string">
            <text:p>pg plan (greedy)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1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83709" calcext:value-type="float">
            <text:p>283709</text:p>
          </table:table-cell>
          <table:table-cell office:value-type="float" office:value="80" calcext:value-type="float">
            <text:p>80</text:p>
          </table:table-cell>
          <table:table-cell office:value-type="float" office:value="283709" calcext:value-type="float">
            <text:p>283709</text:p>
          </table:table-cell>
          <table:table-cell table:formula="of:=[.E3]/[.E3]" office:value-type="float" office:value="1" calcext:value-type="float">
            <text:p>1</text:p>
          </table:table-cell>
          <table:table-cell table:formula="of:=[.G3]/[.E3]" office:value-type="float" office:value="1" calcext:value-type="float">
            <text:p>1</text:p>
          </table:table-cell>
          <table:table-cell table:formula="of:=[.D3]/[.E3]" office:value-type="float" office:value="0.000281979070103522" calcext:value-type="float">
            <text:p>0.000281979070103522</text:p>
          </table:table-cell>
          <table:table-cell table:formula="of:=[.F3]/[.E3]" office:value-type="float" office:value="0.000281979070103522" calcext:value-type="float">
            <text:p>0.000281979070103522</text:p>
          </table:table-cell>
          <table:table-cell/>
          <table:table-cell office:value-type="string" calcext:value-type="string">
            <text:p>pg plan (exhaustive)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1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061" calcext:value-type="float">
            <text:p>29061</text:p>
          </table:table-cell>
          <table:table-cell office:value-type="float" office:value="265" calcext:value-type="float">
            <text:p>265</text:p>
          </table:table-cell>
          <table:table-cell office:value-type="float" office:value="29061" calcext:value-type="float">
            <text:p>29061</text:p>
          </table:table-cell>
          <table:table-cell table:formula="of:=[.E4]/[.E4]" office:value-type="float" office:value="1" calcext:value-type="float">
            <text:p>1</text:p>
          </table:table-cell>
          <table:table-cell table:formula="of:=[.G4]/[.E4]" office:value-type="float" office:value="1" calcext:value-type="float">
            <text:p>1</text:p>
          </table:table-cell>
          <table:table-cell table:formula="of:=[.D4]/[.E4]" office:value-type="float" office:value="0.00911875021506486" calcext:value-type="float">
            <text:p>0.00911875021506486</text:p>
          </table:table-cell>
          <table:table-cell table:formula="of:=[.F4]/[.E4]" office:value-type="float" office:value="0.00911875021506486" calcext:value-type="float">
            <text:p>0.00911875021506486</text:p>
          </table:table-cell>
          <table:table-cell/>
          <table:table-cell office:value-type="string" calcext:value-type="string">
            <text:p>optimal plan (greedy)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1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392689" calcext:value-type="float">
            <text:p>392689</text:p>
          </table:table-cell>
          <table:table-cell office:value-type="float" office:value="94" calcext:value-type="float">
            <text:p>94</text:p>
          </table:table-cell>
          <table:table-cell office:value-type="float" office:value="392689" calcext:value-type="float">
            <text:p>392689</text:p>
          </table:table-cell>
          <table:table-cell table:formula="of:=[.E5]/[.E5]" office:value-type="float" office:value="1" calcext:value-type="float">
            <text:p>1</text:p>
          </table:table-cell>
          <table:table-cell table:formula="of:=[.G5]/[.E5]" office:value-type="float" office:value="1" calcext:value-type="float">
            <text:p>1</text:p>
          </table:table-cell>
          <table:table-cell table:formula="of:=[.D5]/[.E5]" office:value-type="float" office:value="0.000239375179849703" calcext:value-type="float">
            <text:p>0.000239375179849703</text:p>
          </table:table-cell>
          <table:table-cell table:formula="of:=[.F5]/[.E5]" office:value-type="float" office:value="0.000239375179849703" calcext:value-type="float">
            <text:p>0.000239375179849703</text:p>
          </table:table-cell>
          <table:table-cell/>
          <table:table-cell office:value-type="string" calcext:value-type="string">
            <text:p>optimal plan (exhaustive)</text:p>
          </table:table-cell>
          <table:table-cell table:number-columns-repeated="5"/>
        </table:table-row>
        <table:table-row table:style-name="ro2">
          <table:table-cell table:style-name="Default" office:value-type="string" calcext:value-type="string">
            <text:p>2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32232" calcext:value-type="float">
            <text:p>232232</text:p>
          </table:table-cell>
          <table:table-cell table:number-columns-repeated="2" office:value-type="float" office:value="198226" calcext:value-type="float">
            <text:p>198226</text:p>
          </table:table-cell>
          <table:table-cell table:formula="of:=[.E6]/[.E6]" office:value-type="float" office:value="1" calcext:value-type="float">
            <text:p>1</text:p>
          </table:table-cell>
          <table:table-cell table:formula="of:=[.G6]/[.E6]" office:value-type="float" office:value="0.853568844948155" calcext:value-type="float">
            <text:p>0.853568844948155</text:p>
          </table:table-cell>
          <table:table-cell table:formula="of:=[.D6]/[.E6]" office:value-type="float" office:value="1" calcext:value-type="float">
            <text:p>1</text:p>
          </table:table-cell>
          <table:table-cell table:formula="of:=[.F6]/[.E6]" office:value-type="float" office:value="0.853568844948155" calcext:value-type="float">
            <text:p>0.85356884494815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32232" calcext:value-type="float">
            <text:p>232232</text:p>
          </table:table-cell>
          <table:table-cell table:number-columns-repeated="2" office:value-type="float" office:value="195620" calcext:value-type="float">
            <text:p>195620</text:p>
          </table:table-cell>
          <table:table-cell table:formula="of:=[.E7]/[.E7]" office:value-type="float" office:value="1" calcext:value-type="float">
            <text:p>1</text:p>
          </table:table-cell>
          <table:table-cell table:formula="of:=[.G7]/[.E7]" office:value-type="float" office:value="0.842347307864549" calcext:value-type="float">
            <text:p>0.842347307864549</text:p>
          </table:table-cell>
          <table:table-cell table:formula="of:=[.D7]/[.E7]" office:value-type="float" office:value="1" calcext:value-type="float">
            <text:p>1</text:p>
          </table:table-cell>
          <table:table-cell table:formula="of:=[.F7]/[.E7]" office:value-type="float" office:value="0.842347307864549" calcext:value-type="float">
            <text:p>0.84234730786454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364" calcext:value-type="float">
            <text:p>2364</text:p>
          </table:table-cell>
          <table:table-cell table:style-name="Default" office:value-type="float" office:value="232232" calcext:value-type="float">
            <text:p>232232</text:p>
          </table:table-cell>
          <table:table-cell office:value-type="float" office:value="1980" calcext:value-type="float">
            <text:p>1980</text:p>
          </table:table-cell>
          <table:table-cell office:value-type="float" office:value="190396" calcext:value-type="float">
            <text:p>190396</text:p>
          </table:table-cell>
          <table:table-cell table:formula="of:=[.E8]/[.E8]" office:value-type="float" office:value="1" calcext:value-type="float">
            <text:p>1</text:p>
          </table:table-cell>
          <table:table-cell table:formula="of:=[.G8]/[.E8]" office:value-type="float" office:value="0.819852561231872" calcext:value-type="float">
            <text:p>0.819852561231872</text:p>
          </table:table-cell>
          <table:table-cell table:formula="of:=[.D8]/[.E8]" office:value-type="float" office:value="0.0101794756967171" calcext:value-type="float">
            <text:p>0.0101794756967171</text:p>
          </table:table-cell>
          <table:table-cell table:formula="of:=[.F8]/[.E8]" office:value-type="float" office:value="0.00852595680181887" calcext:value-type="float">
            <text:p>0.00852595680181887</text:p>
          </table:table-cell>
          <table:table-cell>
            <draw:frame draw:z-index="3" draw:style-name="gr2" draw:text-style-name="P3" svg:width="0.7937in" svg:height="0.472in" svg:x="0.6634in" svg:y="0.1126in">
              <draw:text-box>
                <text:p text:style-name="P2"><text:span text:style-name="T1">Simple</text:span></text:p>
                <text:p text:style-name="P2"><text:span text:style-name="T1">query</text:span></text:p>
              </draw:text-box>
            </draw:frame>
          </table:table-cell>
          <table:table-cell/>
          <table:table-cell>
            <draw:line draw:z-index="1" draw:style-name="gr3" draw:text-style-name="P4" svg:x1="0.7803in" svg:y1="3.2689in" svg:x2="0.7827in" svg:y2="0.152in">
              <text:p/>
            </draw:line>
          </table:table-cell>
          <table:table-cell/>
          <table:table-cell>
            <draw:frame draw:z-index="4" draw:style-name="gr4" draw:text-style-name="P5" svg:width="0.9579in" svg:height="0.472in" svg:x="0.4961in" svg:y="0.0988in">
              <draw:text-box>
                <text:p text:style-name="P2"><text:span text:style-name="T2">Moderate</text:span></text:p>
                <text:p text:style-name="P2"><text:span text:style-name="T2">query</text:span></text:p>
              </draw:text-box>
            </draw:frame>
          </table:table-cell>
          <table:table-cell/>
          <table:table-cell>
            <draw:line draw:z-index="2" draw:style-name="gr3" draw:text-style-name="P4" svg:x1="0.8591in" svg:y1="2.5913in" svg:x2="0.8591in" svg:y2="0.1512in">
              <text:p/>
            </draw:line>
            <draw:frame draw:z-index="5" draw:style-name="gr5" draw:text-style-name="P6" svg:width="0.9496in" svg:height="0.472in" svg:x="0.8181in" svg:y="0.0858in">
              <draw:text-box>
                <text:p text:style-name="P2"><text:span text:style-name="T3">Complex</text:span></text:p>
                <text:p text:style-name="P2"><text:span text:style-name="T3">query</text:span></text:p>
              </draw:text-box>
            </draw:frame>
          </table:table-cell>
        </table:table-row>
        <table:table-row table:style-name="ro2">
          <table:table-cell table:style-name="Default" office:value-type="string" calcext:value-type="string">
            <text:p>2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32232" calcext:value-type="float">
            <text:p>232232</text:p>
          </table:table-cell>
          <table:table-cell table:number-columns-repeated="2" office:value-type="float" office:value="232232" calcext:value-type="float">
            <text:p>232232</text:p>
          </table:table-cell>
          <table:table-cell table:formula="of:=[.E9]/[.E9]" office:value-type="float" office:value="1" calcext:value-type="float">
            <text:p>1</text:p>
          </table:table-cell>
          <table:table-cell table:formula="of:=[.G9]/[.E9]" office:value-type="float" office:value="1" calcext:value-type="float">
            <text:p>1</text:p>
          </table:table-cell>
          <table:table-cell table:formula="of:=[.D9]/[.E9]" office:value-type="float" office:value="1" calcext:value-type="float">
            <text:p>1</text:p>
          </table:table-cell>
          <table:table-cell table:formula="of:=[.F9]/[.E9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2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78" calcext:value-type="float">
            <text:p>378</text:p>
          </table:table-cell>
          <table:table-cell table:number-columns-repeated="2" office:value-type="float" office:value="378" calcext:value-type="float">
            <text:p>378</text:p>
          </table:table-cell>
          <table:table-cell table:formula="of:=[.E10]/[.E10]" office:value-type="float" office:value="1" calcext:value-type="float">
            <text:p>1</text:p>
          </table:table-cell>
          <table:table-cell table:formula="of:=[.G10]/[.E10]" office:value-type="float" office:value="1" calcext:value-type="float">
            <text:p>1</text:p>
          </table:table-cell>
          <table:table-cell table:formula="of:=[.D10]/[.E10]" office:value-type="float" office:value="1" calcext:value-type="float">
            <text:p>1</text:p>
          </table:table-cell>
          <table:table-cell table:formula="of:=[.F10]/[.E10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2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78183" calcext:value-type="float">
            <text:p>378183</text:p>
          </table:table-cell>
          <table:table-cell table:style-name="Default" office:value-type="float" office:value="92456" calcext:value-type="float">
            <text:p>92456</text:p>
          </table:table-cell>
          <table:table-cell table:number-columns-repeated="2" office:value-type="float" office:value="92456" calcext:value-type="float">
            <text:p>92456</text:p>
          </table:table-cell>
          <table:table-cell table:formula="of:=[.E11]/[.E11]" office:value-type="float" office:value="1" calcext:value-type="float">
            <text:p>1</text:p>
          </table:table-cell>
          <table:table-cell table:formula="of:=[.G11]/[.E11]" office:value-type="float" office:value="1" calcext:value-type="float">
            <text:p>1</text:p>
          </table:table-cell>
          <table:table-cell table:formula="of:=[.D11]/[.E11]" office:value-type="float" office:value="4.09041057367829" calcext:value-type="float">
            <text:p>4.09041057367829</text:p>
          </table:table-cell>
          <table:table-cell table:formula="of:=[.F11]/[.E11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a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4717" calcext:value-type="float">
            <text:p>14717</text:p>
          </table:table-cell>
          <table:table-cell table:number-columns-repeated="2" office:value-type="float" office:value="14717" calcext:value-type="float">
            <text:p>14717</text:p>
          </table:table-cell>
          <table:table-cell table:formula="of:=[.E12]/[.E12]" office:value-type="float" office:value="1" calcext:value-type="float">
            <text:p>1</text:p>
          </table:table-cell>
          <table:table-cell table:formula="of:=[.G12]/[.E12]" office:value-type="float" office:value="1" calcext:value-type="float">
            <text:p>1</text:p>
          </table:table-cell>
          <table:table-cell table:formula="of:=[.D12]/[.E12]" office:value-type="float" office:value="1" calcext:value-type="float">
            <text:p>1</text:p>
          </table:table-cell>
          <table:table-cell table:formula="of:=[.F12]/[.E12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b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147" calcext:value-type="float">
            <text:p>1147</text:p>
          </table:table-cell>
          <table:table-cell table:number-columns-repeated="2" office:value-type="float" office:value="1147" calcext:value-type="float">
            <text:p>1147</text:p>
          </table:table-cell>
          <table:table-cell table:formula="of:=[.E13]/[.E13]" office:value-type="float" office:value="1" calcext:value-type="float">
            <text:p>1</text:p>
          </table:table-cell>
          <table:table-cell table:formula="of:=[.G13]/[.E13]" office:value-type="float" office:value="1" calcext:value-type="float">
            <text:p>1</text:p>
          </table:table-cell>
          <table:table-cell table:formula="of:=[.D13]/[.E13]" office:value-type="float" office:value="1" calcext:value-type="float">
            <text:p>1</text:p>
          </table:table-cell>
          <table:table-cell table:formula="of:=[.F13]/[.E13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c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20825" calcext:value-type="float">
            <text:p>20825</text:p>
          </table:table-cell>
          <table:table-cell table:number-columns-repeated="2" office:value-type="float" office:value="20825" calcext:value-type="float">
            <text:p>20825</text:p>
          </table:table-cell>
          <table:table-cell table:formula="of:=[.E14]/[.E14]" office:value-type="float" office:value="1" calcext:value-type="float">
            <text:p>1</text:p>
          </table:table-cell>
          <table:table-cell table:formula="of:=[.G14]/[.E14]" office:value-type="float" office:value="1" calcext:value-type="float">
            <text:p>1</text:p>
          </table:table-cell>
          <table:table-cell table:formula="of:=[.D14]/[.E14]" office:value-type="float" office:value="1" calcext:value-type="float">
            <text:p>1</text:p>
          </table:table-cell>
          <table:table-cell table:formula="of:=[.F14]/[.E14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4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4202" calcext:value-type="float">
            <text:p>14202</text:p>
          </table:table-cell>
          <table:table-cell table:style-name="Default" office:value-type="float" office:value="19441" calcext:value-type="float">
            <text:p>19441</text:p>
          </table:table-cell>
          <table:table-cell office:value-type="float" office:value="12217" calcext:value-type="float">
            <text:p>12217</text:p>
          </table:table-cell>
          <table:table-cell office:value-type="float" office:value="19441" calcext:value-type="float">
            <text:p>19441</text:p>
          </table:table-cell>
          <table:table-cell table:formula="of:=[.E15]/[.E15]" office:value-type="float" office:value="1" calcext:value-type="float">
            <text:p>1</text:p>
          </table:table-cell>
          <table:table-cell table:formula="of:=[.G15]/[.E15]" office:value-type="float" office:value="1" calcext:value-type="float">
            <text:p>1</text:p>
          </table:table-cell>
          <table:table-cell table:formula="of:=[.D15]/[.E15]" office:value-type="float" office:value="0.730517977470295" calcext:value-type="float">
            <text:p>0.730517977470295</text:p>
          </table:table-cell>
          <table:table-cell table:formula="of:=[.F15]/[.E15]" office:value-type="float" office:value="0.628414176225503" calcext:value-type="float">
            <text:p>0.62841417622550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4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09" calcext:value-type="float">
            <text:p>409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387" calcext:value-type="float">
            <text:p>387</text:p>
          </table:table-cell>
          <table:table-cell office:value-type="float" office:value="471" calcext:value-type="float">
            <text:p>471</text:p>
          </table:table-cell>
          <table:table-cell table:formula="of:=[.E16]/[.E16]" office:value-type="float" office:value="1" calcext:value-type="float">
            <text:p>1</text:p>
          </table:table-cell>
          <table:table-cell table:formula="of:=[.G16]/[.E16]" office:value-type="float" office:value="1" calcext:value-type="float">
            <text:p>1</text:p>
          </table:table-cell>
          <table:table-cell table:formula="of:=[.D16]/[.E16]" office:value-type="float" office:value="0.868365180467091" calcext:value-type="float">
            <text:p>0.868365180467091</text:p>
          </table:table-cell>
          <table:table-cell table:formula="of:=[.F16]/[.E16]" office:value-type="float" office:value="0.821656050955414" calcext:value-type="float">
            <text:p>0.82165605095541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4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22" calcext:value-type="float">
            <text:p>4622</text:p>
          </table:table-cell>
          <table:table-cell table:style-name="Default" office:value-type="float" office:value="4888" calcext:value-type="float">
            <text:p>4888</text:p>
          </table:table-cell>
          <table:table-cell office:value-type="float" office:value="3574" calcext:value-type="float">
            <text:p>3574</text:p>
          </table:table-cell>
          <table:table-cell office:value-type="float" office:value="4888" calcext:value-type="float">
            <text:p>4888</text:p>
          </table:table-cell>
          <table:table-cell table:formula="of:=[.E17]/[.E17]" office:value-type="float" office:value="1" calcext:value-type="float">
            <text:p>1</text:p>
          </table:table-cell>
          <table:table-cell table:formula="of:=[.G17]/[.E17]" office:value-type="float" office:value="1" calcext:value-type="float">
            <text:p>1</text:p>
          </table:table-cell>
          <table:table-cell table:formula="of:=[.D17]/[.E17]" office:value-type="float" office:value="0.945581014729951" calcext:value-type="float">
            <text:p>0.945581014729951</text:p>
          </table:table-cell>
          <table:table-cell table:formula="of:=[.F17]/[.E17]" office:value-type="float" office:value="0.731178396072013" calcext:value-type="float">
            <text:p>0.73117839607201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5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8998" calcext:value-type="float">
            <text:p>158998</text:p>
          </table:table-cell>
          <table:table-cell table:style-name="Default" office:value-type="float" office:value="196691" calcext:value-type="float">
            <text:p>196691</text:p>
          </table:table-cell>
          <table:table-cell office:value-type="float" office:value="130548" calcext:value-type="float">
            <text:p>130548</text:p>
          </table:table-cell>
          <table:table-cell office:value-type="float" office:value="196691" calcext:value-type="float">
            <text:p>196691</text:p>
          </table:table-cell>
          <table:table-cell table:formula="of:=[.E18]/[.E18]" office:value-type="float" office:value="1" calcext:value-type="float">
            <text:p>1</text:p>
          </table:table-cell>
          <table:table-cell table:formula="of:=[.G18]/[.E18]" office:value-type="float" office:value="1" calcext:value-type="float">
            <text:p>1</text:p>
          </table:table-cell>
          <table:table-cell table:formula="of:=[.D18]/[.E18]" office:value-type="float" office:value="0.80836438881291" calcext:value-type="float">
            <text:p>0.80836438881291</text:p>
          </table:table-cell>
          <table:table-cell table:formula="of:=[.F18]/[.E18]" office:value-type="float" office:value="0.663721268385437" calcext:value-type="float">
            <text:p>0.66372126838543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5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962" calcext:value-type="float">
            <text:p>962</text:p>
          </table:table-cell>
          <table:table-cell table:number-columns-repeated="2" office:value-type="float" office:value="962" calcext:value-type="float">
            <text:p>962</text:p>
          </table:table-cell>
          <table:table-cell table:formula="of:=[.E19]/[.E19]" office:value-type="float" office:value="1" calcext:value-type="float">
            <text:p>1</text:p>
          </table:table-cell>
          <table:table-cell table:formula="of:=[.G19]/[.E19]" office:value-type="float" office:value="1" calcext:value-type="float">
            <text:p>1</text:p>
          </table:table-cell>
          <table:table-cell table:formula="of:=[.D19]/[.E19]" office:value-type="float" office:value="1" calcext:value-type="float">
            <text:p>1</text:p>
          </table:table-cell>
          <table:table-cell table:formula="of:=[.F19]/[.E19]" office:value-type="float" office:value="1" calcext:value-type="float">
            <text:p>1</text:p>
            <draw:frame draw:z-index="6" draw:style-name="gr6" draw:text-style-name="P8" svg:width="0.626in" svg:height="0.2228in" svg:x="0.8177in" svg:y="0.1453in">
              <draw:text-box>
                <text:p text:style-name="P7"><text:span text:style-name="T4">query 2c</text:span></text:p>
              </draw:text-box>
            </draw:frame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5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2158" calcext:value-type="float">
            <text:p>2158</text:p>
          </table:table-cell>
          <table:table-cell table:style-name="Default" office:value-type="float" office:value="2234" calcext:value-type="float">
            <text:p>2234</text:p>
          </table:table-cell>
          <table:table-cell office:value-type="float" office:value="2158" calcext:value-type="float">
            <text:p>2158</text:p>
          </table:table-cell>
          <table:table-cell office:value-type="float" office:value="2234" calcext:value-type="float">
            <text:p>2234</text:p>
          </table:table-cell>
          <table:table-cell table:formula="of:=[.E20]/[.E20]" office:value-type="float" office:value="1" calcext:value-type="float">
            <text:p>1</text:p>
          </table:table-cell>
          <table:table-cell table:formula="of:=[.G20]/[.E20]" office:value-type="float" office:value="1" calcext:value-type="float">
            <text:p>1</text:p>
          </table:table-cell>
          <table:table-cell table:formula="of:=[.D20]/[.E20]" office:value-type="float" office:value="0.96598030438675" calcext:value-type="float">
            <text:p>0.96598030438675</text:p>
          </table:table-cell>
          <table:table-cell table:formula="of:=[.F20]/[.E20]" office:value-type="float" office:value="0.96598030438675" calcext:value-type="float">
            <text:p>0.9659803043867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a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249" calcext:value-type="float">
            <text:p>1249</text:p>
          </table:table-cell>
          <table:table-cell table:number-columns-repeated="2" office:value-type="float" office:value="1249" calcext:value-type="float">
            <text:p>1249</text:p>
          </table:table-cell>
          <table:table-cell table:formula="of:=[.E21]/[.E21]" office:value-type="float" office:value="1" calcext:value-type="float">
            <text:p>1</text:p>
          </table:table-cell>
          <table:table-cell table:formula="of:=[.G21]/[.E21]" office:value-type="float" office:value="1" calcext:value-type="float">
            <text:p>1</text:p>
          </table:table-cell>
          <table:table-cell table:formula="of:=[.D21]/[.E21]" office:value-type="float" office:value="1" calcext:value-type="float">
            <text:p>1</text:p>
          </table:table-cell>
          <table:table-cell table:formula="of:=[.F21]/[.E21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b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07" calcext:value-type="float">
            <text:p>507</text:p>
          </table:table-cell>
          <table:table-cell table:style-name="Default" office:value-type="float" office:value="1473" calcext:value-type="float">
            <text:p>1473</text:p>
          </table:table-cell>
          <table:table-cell office:value-type="float" office:value="507" calcext:value-type="float">
            <text:p>507</text:p>
          </table:table-cell>
          <table:table-cell office:value-type="float" office:value="1473" calcext:value-type="float">
            <text:p>1473</text:p>
          </table:table-cell>
          <table:table-cell table:formula="of:=[.E22]/[.E22]" office:value-type="float" office:value="1" calcext:value-type="float">
            <text:p>1</text:p>
          </table:table-cell>
          <table:table-cell table:formula="of:=[.G22]/[.E22]" office:value-type="float" office:value="1" calcext:value-type="float">
            <text:p>1</text:p>
          </table:table-cell>
          <table:table-cell table:formula="of:=[.D22]/[.E22]" office:value-type="float" office:value="0.344195519348269" calcext:value-type="float">
            <text:p>0.344195519348269</text:p>
          </table:table-cell>
          <table:table-cell table:formula="of:=[.F22]/[.E22]" office:value-type="float" office:value="0.344195519348269" calcext:value-type="float">
            <text:p>0.34419551934826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c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9" calcext:value-type="float">
            <text:p>49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E23]/[.E23]" office:value-type="float" office:value="1" calcext:value-type="float">
            <text:p>1</text:p>
          </table:table-cell>
          <table:table-cell table:formula="of:=[.G23]/[.E23]" office:value-type="float" office:value="1" calcext:value-type="float">
            <text:p>1</text:p>
          </table:table-cell>
          <table:table-cell table:formula="of:=[.D23]/[.E23]" office:value-type="float" office:value="1" calcext:value-type="float">
            <text:p>1</text:p>
          </table:table-cell>
          <table:table-cell table:formula="of:=[.F23]/[.E23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d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994" calcext:value-type="float">
            <text:p>5994</text:p>
          </table:table-cell>
          <table:table-cell table:style-name="Default" office:value-type="float" office:value="835190" calcext:value-type="float">
            <text:p>835190</text:p>
          </table:table-cell>
          <table:table-cell office:value-type="float" office:value="5994" calcext:value-type="float">
            <text:p>5994</text:p>
          </table:table-cell>
          <table:table-cell office:value-type="float" office:value="835190" calcext:value-type="float">
            <text:p>835190</text:p>
          </table:table-cell>
          <table:table-cell table:formula="of:=[.E24]/[.E24]" office:value-type="float" office:value="1" calcext:value-type="float">
            <text:p>1</text:p>
          </table:table-cell>
          <table:table-cell table:formula="of:=[.G24]/[.E24]" office:value-type="float" office:value="1" calcext:value-type="float">
            <text:p>1</text:p>
          </table:table-cell>
          <table:table-cell table:formula="of:=[.D24]/[.E24]" office:value-type="float" office:value="0.00717681006717034" calcext:value-type="float">
            <text:p>0.00717681006717034</text:p>
          </table:table-cell>
          <table:table-cell table:formula="of:=[.F24]/[.E24]" office:value-type="float" office:value="0.00717681006717034" calcext:value-type="float">
            <text:p>0.0071768100671703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e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249" calcext:value-type="float">
            <text:p>1249</text:p>
          </table:table-cell>
          <table:table-cell table:number-columns-repeated="2" office:value-type="float" office:value="1249" calcext:value-type="float">
            <text:p>1249</text:p>
          </table:table-cell>
          <table:table-cell table:formula="of:=[.E25]/[.E25]" office:value-type="float" office:value="1" calcext:value-type="float">
            <text:p>1</text:p>
          </table:table-cell>
          <table:table-cell table:formula="of:=[.G25]/[.E25]" office:value-type="float" office:value="1" calcext:value-type="float">
            <text:p>1</text:p>
          </table:table-cell>
          <table:table-cell table:formula="of:=[.D25]/[.E25]" office:value-type="float" office:value="1" calcext:value-type="float">
            <text:p>1</text:p>
          </table:table-cell>
          <table:table-cell table:formula="of:=[.F25]/[.E25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6f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35190" calcext:value-type="float">
            <text:p>835190</text:p>
          </table:table-cell>
          <table:table-cell table:number-columns-repeated="2" office:value-type="float" office:value="835190" calcext:value-type="float">
            <text:p>835190</text:p>
          </table:table-cell>
          <table:table-cell table:formula="of:=[.E26]/[.E26]" office:value-type="float" office:value="1" calcext:value-type="float">
            <text:p>1</text:p>
          </table:table-cell>
          <table:table-cell table:formula="of:=[.G26]/[.E26]" office:value-type="float" office:value="1" calcext:value-type="float">
            <text:p>1</text:p>
          </table:table-cell>
          <table:table-cell table:formula="of:=[.D26]/[.E26]" office:value-type="float" office:value="1" calcext:value-type="float">
            <text:p>1</text:p>
          </table:table-cell>
          <table:table-cell table:formula="of:=[.F26]/[.E26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8a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44" calcext:value-type="float">
            <text:p>1244</text:p>
          </table:table-cell>
          <table:table-cell table:style-name="Default" office:value-type="float" office:value="36027" calcext:value-type="float">
            <text:p>36027</text:p>
          </table:table-cell>
          <table:table-cell office:value-type="float" office:value="1244" calcext:value-type="float">
            <text:p>1244</text:p>
          </table:table-cell>
          <table:table-cell office:value-type="float" office:value="36624" calcext:value-type="float">
            <text:p>36624</text:p>
          </table:table-cell>
          <table:table-cell table:formula="of:=[.E27]/[.E27]" office:value-type="float" office:value="1" calcext:value-type="float">
            <text:p>1</text:p>
          </table:table-cell>
          <table:table-cell table:formula="of:=[.G27]/[.E27]" office:value-type="float" office:value="1.01657090515447" calcext:value-type="float">
            <text:p>1.01657090515447</text:p>
          </table:table-cell>
          <table:table-cell table:formula="of:=[.D27]/[.E27]" office:value-type="float" office:value="0.0345296583118217" calcext:value-type="float">
            <text:p>0.0345296583118217</text:p>
          </table:table-cell>
          <table:table-cell table:formula="of:=[.F27]/[.E27]" office:value-type="float" office:value="0.0345296583118217" calcext:value-type="float">
            <text:p>0.034529658311821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8b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385" calcext:value-type="float">
            <text:p>385</text:p>
          </table:table-cell>
          <table:table-cell office:value-type="float" office:value="120" calcext:value-type="float">
            <text:p>120</text:p>
          </table:table-cell>
          <table:table-cell office:value-type="float" office:value="483" calcext:value-type="float">
            <text:p>483</text:p>
          </table:table-cell>
          <table:table-cell table:formula="of:=[.E28]/[.E28]" office:value-type="float" office:value="1" calcext:value-type="float">
            <text:p>1</text:p>
          </table:table-cell>
          <table:table-cell table:formula="of:=[.G28]/[.E28]" office:value-type="float" office:value="1.25454545454545" calcext:value-type="float">
            <text:p>1.25454545454545</text:p>
          </table:table-cell>
          <table:table-cell table:formula="of:=[.D28]/[.E28]" office:value-type="float" office:value="0.311688311688312" calcext:value-type="float">
            <text:p>0.311688311688312</text:p>
          </table:table-cell>
          <table:table-cell table:formula="of:=[.F28]/[.E28]" office:value-type="float" office:value="0.311688311688312" calcext:value-type="float">
            <text:p>0.31168831168831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8c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6967711" calcext:value-type="float">
            <text:p>46967711</text:p>
          </table:table-cell>
          <table:table-cell table:style-name="Default" office:value-type="float" office:value="15106761" calcext:value-type="float">
            <text:p>15106761</text:p>
          </table:table-cell>
          <table:table-cell office:value-type="float" office:value="13091770" calcext:value-type="float">
            <text:p>13091770</text:p>
          </table:table-cell>
          <table:table-cell office:value-type="float" office:value="15250648" calcext:value-type="float">
            <text:p>15250648</text:p>
          </table:table-cell>
          <table:table-cell table:formula="of:=[.E29]/[.E29]" office:value-type="float" office:value="1" calcext:value-type="float">
            <text:p>1</text:p>
          </table:table-cell>
          <table:table-cell table:formula="of:=[.G29]/[.E29]" office:value-type="float" office:value="1.00952467573956" calcext:value-type="float">
            <text:p>1.00952467573956</text:p>
          </table:table-cell>
          <table:table-cell table:formula="of:=[.D29]/[.E29]" office:value-type="float" office:value="3.10905236403753" calcext:value-type="float">
            <text:p>3.10905236403753</text:p>
          </table:table-cell>
          <table:table-cell table:formula="of:=[.F29]/[.E29]" office:value-type="float" office:value="0.866616609609433" calcext:value-type="float">
            <text:p>0.86661660960943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8d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686120" calcext:value-type="float">
            <text:p>1686120</text:p>
          </table:table-cell>
          <table:table-cell table:style-name="Default" office:value-type="float" office:value="1743557" calcext:value-type="float">
            <text:p>1743557</text:p>
          </table:table-cell>
          <table:table-cell office:value-type="float" office:value="1686120" calcext:value-type="float">
            <text:p>1686120</text:p>
          </table:table-cell>
          <table:table-cell office:value-type="float" office:value="1847596" calcext:value-type="float">
            <text:p>1847596</text:p>
          </table:table-cell>
          <table:table-cell table:formula="of:=[.E30]/[.E30]" office:value-type="float" office:value="1" calcext:value-type="float">
            <text:p>1</text:p>
          </table:table-cell>
          <table:table-cell table:formula="of:=[.G30]/[.E30]" office:value-type="float" office:value="1.05967054704836" calcext:value-type="float">
            <text:p>1.05967054704836</text:p>
          </table:table-cell>
          <table:table-cell table:formula="of:=[.D30]/[.E30]" office:value-type="float" office:value="0.967057572537061" calcext:value-type="float">
            <text:p>0.967057572537061</text:p>
          </table:table-cell>
          <table:table-cell table:formula="of:=[.F30]/[.E30]" office:value-type="float" office:value="0.967057572537061" calcext:value-type="float">
            <text:p>0.96705757253706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9a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534" calcext:value-type="float">
            <text:p>1534</text:p>
          </table:table-cell>
          <table:table-cell table:style-name="Default" office:value-type="float" office:value="3017" calcext:value-type="float">
            <text:p>3017</text:p>
          </table:table-cell>
          <table:table-cell office:value-type="float" office:value="1534" calcext:value-type="float">
            <text:p>1534</text:p>
          </table:table-cell>
          <table:table-cell office:value-type="float" office:value="2142" calcext:value-type="float">
            <text:p>2142</text:p>
          </table:table-cell>
          <table:table-cell table:formula="of:=[.E31]/[.E31]" office:value-type="float" office:value="1" calcext:value-type="float">
            <text:p>1</text:p>
          </table:table-cell>
          <table:table-cell table:formula="of:=[.G31]/[.E31]" office:value-type="float" office:value="0.709976798143852" calcext:value-type="float">
            <text:p>0.709976798143852</text:p>
          </table:table-cell>
          <table:table-cell table:formula="of:=[.D31]/[.E31]" office:value-type="float" office:value="0.508452104739808" calcext:value-type="float">
            <text:p>0.508452104739808</text:p>
          </table:table-cell>
          <table:table-cell table:formula="of:=[.F31]/[.E31]" office:value-type="float" office:value="0.508452104739808" calcext:value-type="float">
            <text:p>0.50845210473980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9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661" calcext:value-type="float">
            <text:p>661</text:p>
          </table:table-cell>
          <table:table-cell table:style-name="Default" office:value-type="float" office:value="1570" calcext:value-type="float">
            <text:p>1570</text:p>
          </table:table-cell>
          <table:table-cell office:value-type="float" office:value="661" calcext:value-type="float">
            <text:p>661</text:p>
          </table:table-cell>
          <table:table-cell office:value-type="float" office:value="674" calcext:value-type="float">
            <text:p>674</text:p>
          </table:table-cell>
          <table:table-cell table:formula="of:=[.E32]/[.E32]" office:value-type="float" office:value="1" calcext:value-type="float">
            <text:p>1</text:p>
          </table:table-cell>
          <table:table-cell table:formula="of:=[.G32]/[.E32]" office:value-type="float" office:value="0.429299363057325" calcext:value-type="float">
            <text:p>0.429299363057325</text:p>
          </table:table-cell>
          <table:table-cell table:formula="of:=[.D32]/[.E32]" office:value-type="float" office:value="0.421019108280255" calcext:value-type="float">
            <text:p>0.421019108280255</text:p>
          </table:table-cell>
          <table:table-cell table:formula="of:=[.F32]/[.E32]" office:value-type="float" office:value="0.421019108280255" calcext:value-type="float">
            <text:p>0.42101910828025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9c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52799" calcext:value-type="float">
            <text:p>52799</text:p>
          </table:table-cell>
          <table:table-cell table:style-name="Default" office:value-type="float" office:value="56579" calcext:value-type="float">
            <text:p>56579</text:p>
          </table:table-cell>
          <table:table-cell office:value-type="float" office:value="40539" calcext:value-type="float">
            <text:p>40539</text:p>
          </table:table-cell>
          <table:table-cell office:value-type="float" office:value="57589" calcext:value-type="float">
            <text:p>57589</text:p>
          </table:table-cell>
          <table:table-cell table:formula="of:=[.E33]/[.E33]" office:value-type="float" office:value="1" calcext:value-type="float">
            <text:p>1</text:p>
          </table:table-cell>
          <table:table-cell table:formula="of:=[.G33]/[.E33]" office:value-type="float" office:value="1.01785114618498" calcext:value-type="float">
            <text:p>1.01785114618498</text:p>
          </table:table-cell>
          <table:table-cell table:formula="of:=[.D33]/[.E33]" office:value-type="float" office:value="0.933190759822549" calcext:value-type="float">
            <text:p>0.933190759822549</text:p>
          </table:table-cell>
          <table:table-cell table:formula="of:=[.F33]/[.E33]" office:value-type="float" office:value="0.716502589299917" calcext:value-type="float">
            <text:p>0.71650258929991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9d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39766" calcext:value-type="float">
            <text:p>3139766</text:p>
          </table:table-cell>
          <table:table-cell table:style-name="Default" office:value-type="float" office:value="3000146" calcext:value-type="float">
            <text:p>3000146</text:p>
          </table:table-cell>
          <table:table-cell office:value-type="float" office:value="1496743" calcext:value-type="float">
            <text:p>1496743</text:p>
          </table:table-cell>
          <table:table-cell office:value-type="float" office:value="3026184" calcext:value-type="float">
            <text:p>3026184</text:p>
          </table:table-cell>
          <table:table-cell table:formula="of:=[.E34]/[.E34]" office:value-type="float" office:value="1" calcext:value-type="float">
            <text:p>1</text:p>
          </table:table-cell>
          <table:table-cell table:formula="of:=[.G34]/[.E34]" office:value-type="float" office:value="1.00867891095967" calcext:value-type="float">
            <text:p>1.00867891095967</text:p>
          </table:table-cell>
          <table:table-cell table:formula="of:=[.D34]/[.E34]" office:value-type="float" office:value="1.04653773516356" calcext:value-type="float">
            <text:p>1.04653773516356</text:p>
          </table:table-cell>
          <table:table-cell table:formula="of:=[.F34]/[.E34]" office:value-type="float" office:value="0.498890054017371" calcext:value-type="float">
            <text:p>0.49889005401737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0a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521" calcext:value-type="float">
            <text:p>31521</text:p>
          </table:table-cell>
          <table:table-cell table:style-name="Default" office:value-type="float" office:value="50917" calcext:value-type="float">
            <text:p>50917</text:p>
          </table:table-cell>
          <table:table-cell office:value-type="float" office:value="9542" calcext:value-type="float">
            <text:p>9542</text:p>
          </table:table-cell>
          <table:table-cell office:value-type="float" office:value="45875" calcext:value-type="float">
            <text:p>45875</text:p>
          </table:table-cell>
          <table:table-cell table:formula="of:=[.E35]/[.E35]" office:value-type="float" office:value="1" calcext:value-type="float">
            <text:p>1</text:p>
          </table:table-cell>
          <table:table-cell table:formula="of:=[.G35]/[.E35]" office:value-type="float" office:value="0.900976098356148" calcext:value-type="float">
            <text:p>0.900976098356148</text:p>
          </table:table-cell>
          <table:table-cell table:formula="of:=[.D35]/[.E35]" office:value-type="float" office:value="0.619066323624723" calcext:value-type="float">
            <text:p>0.619066323624723</text:p>
          </table:table-cell>
          <table:table-cell table:formula="of:=[.F35]/[.E35]" office:value-type="float" office:value="0.187403028458079" calcext:value-type="float">
            <text:p>0.18740302845807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0b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44506" calcext:value-type="float">
            <text:p>44506</text:p>
          </table:table-cell>
          <table:table-cell table:number-columns-repeated="2" office:value-type="float" office:value="44506" calcext:value-type="float">
            <text:p>44506</text:p>
          </table:table-cell>
          <table:table-cell table:formula="of:=[.E36]/[.E36]" office:value-type="float" office:value="1" calcext:value-type="float">
            <text:p>1</text:p>
          </table:table-cell>
          <table:table-cell table:formula="of:=[.G36]/[.E36]" office:value-type="float" office:value="1" calcext:value-type="float">
            <text:p>1</text:p>
          </table:table-cell>
          <table:table-cell table:formula="of:=[.D36]/[.E36]" office:value-type="float" office:value="1" calcext:value-type="float">
            <text:p>1</text:p>
          </table:table-cell>
          <table:table-cell table:formula="of:=[.F36]/[.E36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0c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4740621" calcext:value-type="float">
            <text:p>4740621</text:p>
          </table:table-cell>
          <table:table-cell table:style-name="Default" office:value-type="float" office:value="4096360" calcext:value-type="float">
            <text:p>4096360</text:p>
          </table:table-cell>
          <table:table-cell table:number-columns-repeated="2" office:value-type="float" office:value="3712428" calcext:value-type="float">
            <text:p>3712428</text:p>
          </table:table-cell>
          <table:table-cell table:formula="of:=[.E37]/[.E37]" office:value-type="float" office:value="1" calcext:value-type="float">
            <text:p>1</text:p>
          </table:table-cell>
          <table:table-cell table:formula="of:=[.G37]/[.E37]" office:value-type="float" office:value="0.906274839125468" calcext:value-type="float">
            <text:p>0.906274839125468</text:p>
          </table:table-cell>
          <table:table-cell table:formula="of:=[.D37]/[.E37]" office:value-type="float" office:value="1.15727646007675" calcext:value-type="float">
            <text:p>1.15727646007675</text:p>
          </table:table-cell>
          <table:table-cell table:formula="of:=[.F37]/[.E37]" office:value-type="float" office:value="0.906274839125468" calcext:value-type="float">
            <text:p>0.90627483912546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a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133103" calcext:value-type="float">
            <text:p>3133103</text:p>
          </table:table-cell>
          <table:table-cell office:value-type="float" office:value="2384687" calcext:value-type="float">
            <text:p>2384687</text:p>
          </table:table-cell>
          <table:table-cell office:value-type="float" office:value="3133103" calcext:value-type="float">
            <text:p>3133103</text:p>
          </table:table-cell>
          <table:table-cell table:formula="of:=[.E38]/[.E38]" office:value-type="float" office:value="1" calcext:value-type="float">
            <text:p>1</text:p>
          </table:table-cell>
          <table:table-cell table:formula="of:=[.G38]/[.E38]" office:value-type="float" office:value="1" calcext:value-type="float">
            <text:p>1</text:p>
          </table:table-cell>
          <table:table-cell table:formula="of:=[.D38]/[.E38]" office:value-type="float" office:value="1" calcext:value-type="float">
            <text:p>1</text:p>
          </table:table-cell>
          <table:table-cell table:formula="of:=[.F38]/[.E38]" office:value-type="float" office:value="0.761126270026871" calcext:value-type="float">
            <text:p>0.76112627002687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177710" calcext:value-type="float">
            <text:p>8177710</text:p>
          </table:table-cell>
          <table:table-cell office:value-type="float" office:value="1145823" calcext:value-type="float">
            <text:p>1145823</text:p>
          </table:table-cell>
          <table:table-cell office:value-type="float" office:value="8177710" calcext:value-type="float">
            <text:p>8177710</text:p>
          </table:table-cell>
          <table:table-cell table:formula="of:=[.E39]/[.E39]" office:value-type="float" office:value="1" calcext:value-type="float">
            <text:p>1</text:p>
          </table:table-cell>
          <table:table-cell table:formula="of:=[.G39]/[.E39]" office:value-type="float" office:value="1" calcext:value-type="float">
            <text:p>1</text:p>
          </table:table-cell>
          <table:table-cell table:formula="of:=[.D39]/[.E39]" office:value-type="float" office:value="1" calcext:value-type="float">
            <text:p>1</text:p>
          </table:table-cell>
          <table:table-cell table:formula="of:=[.F39]/[.E39]" office:value-type="float" office:value="0.140115386825896" calcext:value-type="float">
            <text:p>0.14011538682589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c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038647" calcext:value-type="float">
            <text:p>1038647</text:p>
          </table:table-cell>
          <table:table-cell table:style-name="Default" office:value-type="float" office:value="8177710" calcext:value-type="float">
            <text:p>8177710</text:p>
          </table:table-cell>
          <table:table-cell office:value-type="float" office:value="78174" calcext:value-type="float">
            <text:p>78174</text:p>
          </table:table-cell>
          <table:table-cell office:value-type="float" office:value="8177710" calcext:value-type="float">
            <text:p>8177710</text:p>
          </table:table-cell>
          <table:table-cell table:formula="of:=[.E40]/[.E40]" office:value-type="float" office:value="1" calcext:value-type="float">
            <text:p>1</text:p>
          </table:table-cell>
          <table:table-cell table:formula="of:=[.G40]/[.E40]" office:value-type="float" office:value="1" calcext:value-type="float">
            <text:p>1</text:p>
          </table:table-cell>
          <table:table-cell table:formula="of:=[.D40]/[.E40]" office:value-type="float" office:value="0.127009517334315" calcext:value-type="float">
            <text:p>0.127009517334315</text:p>
          </table:table-cell>
          <table:table-cell table:formula="of:=[.F40]/[.E40]" office:value-type="float" office:value="0.00955939988089575" calcext:value-type="float">
            <text:p>0.0095593998808957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d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177710" calcext:value-type="float">
            <text:p>8177710</text:p>
          </table:table-cell>
          <table:table-cell office:value-type="float" office:value="377404" calcext:value-type="float">
            <text:p>377404</text:p>
          </table:table-cell>
          <table:table-cell office:value-type="float" office:value="8177710" calcext:value-type="float">
            <text:p>8177710</text:p>
          </table:table-cell>
          <table:table-cell table:formula="of:=[.E41]/[.E41]" office:value-type="float" office:value="1" calcext:value-type="float">
            <text:p>1</text:p>
          </table:table-cell>
          <table:table-cell table:formula="of:=[.G41]/[.E41]" office:value-type="float" office:value="1" calcext:value-type="float">
            <text:p>1</text:p>
          </table:table-cell>
          <table:table-cell table:formula="of:=[.D41]/[.E41]" office:value-type="float" office:value="1" calcext:value-type="float">
            <text:p>1</text:p>
          </table:table-cell>
          <table:table-cell table:formula="of:=[.F41]/[.E41]" office:value-type="float" office:value="0.0461503281481001" calcext:value-type="float">
            <text:p>0.046150328148100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e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3133103" calcext:value-type="float">
            <text:p>3133103</text:p>
          </table:table-cell>
          <table:table-cell table:number-columns-repeated="2" office:value-type="float" office:value="3133103" calcext:value-type="float">
            <text:p>3133103</text:p>
          </table:table-cell>
          <table:table-cell table:formula="of:=[.E42]/[.E42]" office:value-type="float" office:value="1" calcext:value-type="float">
            <text:p>1</text:p>
          </table:table-cell>
          <table:table-cell table:formula="of:=[.G42]/[.E42]" office:value-type="float" office:value="1" calcext:value-type="float">
            <text:p>1</text:p>
          </table:table-cell>
          <table:table-cell table:formula="of:=[.D42]/[.E42]" office:value-type="float" office:value="1" calcext:value-type="float">
            <text:p>1</text:p>
          </table:table-cell>
          <table:table-cell table:formula="of:=[.F42]/[.E42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7f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8177710" calcext:value-type="float">
            <text:p>8177710</text:p>
          </table:table-cell>
          <table:table-cell office:value-type="float" office:value="2384687" calcext:value-type="float">
            <text:p>2384687</text:p>
          </table:table-cell>
          <table:table-cell office:value-type="float" office:value="8177710" calcext:value-type="float">
            <text:p>8177710</text:p>
          </table:table-cell>
          <table:table-cell table:formula="of:=[.E43]/[.E43]" office:value-type="float" office:value="1" calcext:value-type="float">
            <text:p>1</text:p>
          </table:table-cell>
          <table:table-cell table:formula="of:=[.G43]/[.E43]" office:value-type="float" office:value="1" calcext:value-type="float">
            <text:p>1</text:p>
          </table:table-cell>
          <table:table-cell table:formula="of:=[.D43]/[.E43]" office:value-type="float" office:value="1" calcext:value-type="float">
            <text:p>1</text:p>
          </table:table-cell>
          <table:table-cell table:formula="of:=[.F43]/[.E43]" office:value-type="float" office:value="0.291608164143752" calcext:value-type="float">
            <text:p>0.29160816414375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8a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09591" calcext:value-type="float">
            <text:p>109591</text:p>
          </table:table-cell>
          <table:table-cell office:value-type="float" office:value="103282" calcext:value-type="float">
            <text:p>103282</text:p>
          </table:table-cell>
          <table:table-cell office:value-type="float" office:value="106307" calcext:value-type="float">
            <text:p>106307</text:p>
          </table:table-cell>
          <table:table-cell table:formula="of:=[.E44]/[.E44]" office:value-type="float" office:value="1" calcext:value-type="float">
            <text:p>1</text:p>
          </table:table-cell>
          <table:table-cell table:formula="of:=[.G44]/[.E44]" office:value-type="float" office:value="0.970034035641613" calcext:value-type="float">
            <text:p>0.970034035641613</text:p>
          </table:table-cell>
          <table:table-cell table:formula="of:=[.D44]/[.E44]" office:value-type="float" office:value="1" calcext:value-type="float">
            <text:p>1</text:p>
          </table:table-cell>
          <table:table-cell table:formula="of:=[.F44]/[.E44]" office:value-type="float" office:value="0.942431404038653" calcext:value-type="float">
            <text:p>0.94243140403865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8b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5" calcext:value-type="float">
            <text:p>315</text:p>
          </table:table-cell>
          <table:table-cell table:style-name="Default" office:value-type="float" office:value="3672" calcext:value-type="float">
            <text:p>3672</text:p>
          </table:table-cell>
          <table:table-cell office:value-type="float" office:value="283" calcext:value-type="float">
            <text:p>283</text:p>
          </table:table-cell>
          <table:table-cell office:value-type="float" office:value="3517" calcext:value-type="float">
            <text:p>3517</text:p>
          </table:table-cell>
          <table:table-cell table:formula="of:=[.E45]/[.E45]" office:value-type="float" office:value="1" calcext:value-type="float">
            <text:p>1</text:p>
          </table:table-cell>
          <table:table-cell table:formula="of:=[.G45]/[.E45]" office:value-type="float" office:value="0.957788671023965" calcext:value-type="float">
            <text:p>0.957788671023965</text:p>
          </table:table-cell>
          <table:table-cell table:formula="of:=[.D45]/[.E45]" office:value-type="float" office:value="0.0857843137254902" calcext:value-type="float">
            <text:p>0.0857843137254902</text:p>
          </table:table-cell>
          <table:table-cell table:formula="of:=[.F45]/[.E45]" office:value-type="float" office:value="0.0770697167755991" calcext:value-type="float">
            <text:p>0.077069716775599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8c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16545" calcext:value-type="float">
            <text:p>316545</text:p>
          </table:table-cell>
          <table:table-cell table:style-name="Default" office:value-type="float" office:value="596051" calcext:value-type="float">
            <text:p>596051</text:p>
          </table:table-cell>
          <table:table-cell office:value-type="float" office:value="287586" calcext:value-type="float">
            <text:p>287586</text:p>
          </table:table-cell>
          <table:table-cell office:value-type="float" office:value="837644" calcext:value-type="float">
            <text:p>837644</text:p>
          </table:table-cell>
          <table:table-cell table:formula="of:=[.E46]/[.E46]" office:value-type="float" office:value="1" calcext:value-type="float">
            <text:p>1</text:p>
          </table:table-cell>
          <table:table-cell table:formula="of:=[.G46]/[.E46]" office:value-type="float" office:value="1.40532269889657" calcext:value-type="float">
            <text:p>1.40532269889657</text:p>
          </table:table-cell>
          <table:table-cell table:formula="of:=[.D46]/[.E46]" office:value-type="float" office:value="0.531070327874628" calcext:value-type="float">
            <text:p>0.531070327874628</text:p>
          </table:table-cell>
          <table:table-cell table:formula="of:=[.F46]/[.E46]" office:value-type="float" office:value="0.482485559121619" calcext:value-type="float">
            <text:p>0.48248555912161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7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633443" calcext:value-type="float">
            <text:p>633443</text:p>
          </table:table-cell>
          <table:table-cell office:value-type="float" office:value="361823" calcext:value-type="float">
            <text:p>361823</text:p>
          </table:table-cell>
          <table:table-cell office:value-type="float" office:value="633443" calcext:value-type="float">
            <text:p>633443</text:p>
          </table:table-cell>
          <table:table-cell table:formula="of:=[.E47]/[.E47]" office:value-type="float" office:value="1" calcext:value-type="float">
            <text:p>1</text:p>
          </table:table-cell>
          <table:table-cell table:formula="of:=[.G47]/[.E47]" office:value-type="float" office:value="1" calcext:value-type="float">
            <text:p>1</text:p>
          </table:table-cell>
          <table:table-cell table:formula="of:=[.D47]/[.E47]" office:value-type="float" office:value="1" calcext:value-type="float">
            <text:p>1</text:p>
          </table:table-cell>
          <table:table-cell table:formula="of:=[.F47]/[.E47]" office:value-type="float" office:value="0.571200565796765" calcext:value-type="float">
            <text:p>0.57120056579676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7b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4074" calcext:value-type="float">
            <text:p>54074</text:p>
          </table:table-cell>
          <table:table-cell table:style-name="Default" office:value-type="float" office:value="51252" calcext:value-type="float">
            <text:p>51252</text:p>
          </table:table-cell>
          <table:table-cell office:value-type="float" office:value="47850" calcext:value-type="float">
            <text:p>47850</text:p>
          </table:table-cell>
          <table:table-cell office:value-type="float" office:value="57476" calcext:value-type="float">
            <text:p>57476</text:p>
          </table:table-cell>
          <table:table-cell table:formula="of:=[.E48]/[.E48]" office:value-type="float" office:value="1" calcext:value-type="float">
            <text:p>1</text:p>
          </table:table-cell>
          <table:table-cell table:formula="of:=[.G48]/[.E48]" office:value-type="float" office:value="1.12143916334972" calcext:value-type="float">
            <text:p>1.12143916334972</text:p>
          </table:table-cell>
          <table:table-cell table:formula="of:=[.D48]/[.E48]" office:value-type="float" office:value="1.05506126590182" calcext:value-type="float">
            <text:p>1.05506126590182</text:p>
          </table:table-cell>
          <table:table-cell table:formula="of:=[.F48]/[.E48]" office:value-type="float" office:value="0.933622102552096" calcext:value-type="float">
            <text:p>0.93362210255209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7c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62961" calcext:value-type="float">
            <text:p>6662961</text:p>
          </table:table-cell>
          <table:table-cell table:style-name="Default" office:value-type="float" office:value="6664560" calcext:value-type="float">
            <text:p>6664560</text:p>
          </table:table-cell>
          <table:table-cell office:value-type="float" office:value="1211493" calcext:value-type="float">
            <text:p>1211493</text:p>
          </table:table-cell>
          <table:table-cell office:value-type="float" office:value="6664560" calcext:value-type="float">
            <text:p>6664560</text:p>
          </table:table-cell>
          <table:table-cell table:formula="of:=[.E49]/[.E49]" office:value-type="float" office:value="1" calcext:value-type="float">
            <text:p>1</text:p>
          </table:table-cell>
          <table:table-cell table:formula="of:=[.G49]/[.E49]" office:value-type="float" office:value="1" calcext:value-type="float">
            <text:p>1</text:p>
          </table:table-cell>
          <table:table-cell table:formula="of:=[.D49]/[.E49]" office:value-type="float" office:value="0.999760074183442" calcext:value-type="float">
            <text:p>0.999760074183442</text:p>
          </table:table-cell>
          <table:table-cell table:formula="of:=[.F49]/[.E49]" office:value-type="float" office:value="0.181781392920163" calcext:value-type="float">
            <text:p>0.18178139292016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1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267" calcext:value-type="float">
            <text:p>15267</text:p>
          </table:table-cell>
          <table:table-cell table:style-name="Default" office:value-type="float" office:value="13050" calcext:value-type="float">
            <text:p>13050</text:p>
          </table:table-cell>
          <table:table-cell office:value-type="float" office:value="12181" calcext:value-type="float">
            <text:p>12181</text:p>
          </table:table-cell>
          <table:table-cell office:value-type="float" office:value="12515" calcext:value-type="float">
            <text:p>12515</text:p>
          </table:table-cell>
          <table:table-cell table:formula="of:=[.E50]/[.E50]" office:value-type="float" office:value="1" calcext:value-type="float">
            <text:p>1</text:p>
          </table:table-cell>
          <table:table-cell table:formula="of:=[.G50]/[.E50]" office:value-type="float" office:value="0.959003831417625" calcext:value-type="float">
            <text:p>0.959003831417625</text:p>
          </table:table-cell>
          <table:table-cell table:formula="of:=[.D50]/[.E50]" office:value-type="float" office:value="1.16988505747126" calcext:value-type="float">
            <text:p>1.16988505747126</text:p>
          </table:table-cell>
          <table:table-cell table:formula="of:=[.F50]/[.E50]" office:value-type="float" office:value="0.933409961685824" calcext:value-type="float">
            <text:p>0.93340996168582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1b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131" calcext:value-type="float">
            <text:p>131</text:p>
          </table:table-cell>
          <table:table-cell office:value-type="float" office:value="85" calcext:value-type="float">
            <text:p>85</text:p>
          </table:table-cell>
          <table:table-cell office:value-type="float" office:value="163" calcext:value-type="float">
            <text:p>163</text:p>
          </table:table-cell>
          <table:table-cell table:formula="of:=[.E51]/[.E51]" office:value-type="float" office:value="1" calcext:value-type="float">
            <text:p>1</text:p>
          </table:table-cell>
          <table:table-cell table:formula="of:=[.G51]/[.E51]" office:value-type="float" office:value="1.24427480916031" calcext:value-type="float">
            <text:p>1.24427480916031</text:p>
          </table:table-cell>
          <table:table-cell table:formula="of:=[.D51]/[.E51]" office:value-type="float" office:value="1" calcext:value-type="float">
            <text:p>1</text:p>
          </table:table-cell>
          <table:table-cell table:formula="of:=[.F51]/[.E51]" office:value-type="float" office:value="0.648854961832061" calcext:value-type="float">
            <text:p>0.64885496183206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1c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828250" calcext:value-type="float">
            <text:p>828250</text:p>
          </table:table-cell>
          <table:table-cell table:style-name="Default" office:value-type="float" office:value="74239" calcext:value-type="float">
            <text:p>74239</text:p>
          </table:table-cell>
          <table:table-cell office:value-type="float" office:value="74239" calcext:value-type="float">
            <text:p>74239</text:p>
          </table:table-cell>
          <table:table-cell office:value-type="float" office:value="95665" calcext:value-type="float">
            <text:p>95665</text:p>
          </table:table-cell>
          <table:table-cell table:formula="of:=[.E52]/[.E52]" office:value-type="float" office:value="1" calcext:value-type="float">
            <text:p>1</text:p>
          </table:table-cell>
          <table:table-cell table:formula="of:=[.G52]/[.E52]" office:value-type="float" office:value="1.28860841336764" calcext:value-type="float">
            <text:p>1.28860841336764</text:p>
          </table:table-cell>
          <table:table-cell table:formula="of:=[.D52]/[.E52]" office:value-type="float" office:value="11.1565349748784" calcext:value-type="float">
            <text:p>11.1565349748784</text:p>
          </table:table-cell>
          <table:table-cell table:formula="of:=[.F52]/[.E52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1d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53870" calcext:value-type="float">
            <text:p>353870</text:p>
          </table:table-cell>
          <table:table-cell table:style-name="Default" office:value-type="float" office:value="82786" calcext:value-type="float">
            <text:p>82786</text:p>
          </table:table-cell>
          <table:table-cell office:value-type="float" office:value="66155" calcext:value-type="float">
            <text:p>66155</text:p>
          </table:table-cell>
          <table:table-cell office:value-type="float" office:value="67021" calcext:value-type="float">
            <text:p>67021</text:p>
          </table:table-cell>
          <table:table-cell table:formula="of:=[.E53]/[.E53]" office:value-type="float" office:value="1" calcext:value-type="float">
            <text:p>1</text:p>
          </table:table-cell>
          <table:table-cell table:formula="of:=[.G53]/[.E53]" office:value-type="float" office:value="0.809569250839514" calcext:value-type="float">
            <text:p>0.809569250839514</text:p>
          </table:table-cell>
          <table:table-cell table:formula="of:=[.D53]/[.E53]" office:value-type="float" office:value="4.274515014616" calcext:value-type="float">
            <text:p>4.274515014616</text:p>
          </table:table-cell>
          <table:table-cell table:formula="of:=[.F53]/[.E53]" office:value-type="float" office:value="0.799108544923055" calcext:value-type="float">
            <text:p>0.79910854492305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2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490" calcext:value-type="float">
            <text:p>1490</text:p>
          </table:table-cell>
          <table:table-cell table:style-name="Default" office:value-type="float" office:value="4776" calcext:value-type="float">
            <text:p>4776</text:p>
          </table:table-cell>
          <table:table-cell office:value-type="float" office:value="1418" calcext:value-type="float">
            <text:p>1418</text:p>
          </table:table-cell>
          <table:table-cell office:value-type="float" office:value="4796" calcext:value-type="float">
            <text:p>4796</text:p>
          </table:table-cell>
          <table:table-cell table:formula="of:=[.E54]/[.E54]" office:value-type="float" office:value="1" calcext:value-type="float">
            <text:p>1</text:p>
          </table:table-cell>
          <table:table-cell table:formula="of:=[.G54]/[.E54]" office:value-type="float" office:value="1.00418760469012" calcext:value-type="float">
            <text:p>1.00418760469012</text:p>
          </table:table-cell>
          <table:table-cell table:formula="of:=[.D54]/[.E54]" office:value-type="float" office:value="0.311976549413735" calcext:value-type="float">
            <text:p>0.311976549413735</text:p>
          </table:table-cell>
          <table:table-cell table:formula="of:=[.F54]/[.E54]" office:value-type="float" office:value="0.296901172529313" calcext:value-type="float">
            <text:p>0.29690117252931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2b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75" calcext:value-type="float">
            <text:p>1275</text:p>
          </table:table-cell>
          <table:table-cell table:style-name="Default" office:value-type="float" office:value="3910" calcext:value-type="float">
            <text:p>3910</text:p>
          </table:table-cell>
          <table:table-cell office:value-type="float" office:value="278" calcext:value-type="float">
            <text:p>278</text:p>
          </table:table-cell>
          <table:table-cell office:value-type="float" office:value="7705" calcext:value-type="float">
            <text:p>7705</text:p>
          </table:table-cell>
          <table:table-cell table:formula="of:=[.E55]/[.E55]" office:value-type="float" office:value="1" calcext:value-type="float">
            <text:p>1</text:p>
          </table:table-cell>
          <table:table-cell table:formula="of:=[.G55]/[.E55]" office:value-type="float" office:value="1.97058823529412" calcext:value-type="float">
            <text:p>1.97058823529412</text:p>
          </table:table-cell>
          <table:table-cell table:formula="of:=[.D55]/[.E55]" office:value-type="float" office:value="0.326086956521739" calcext:value-type="float">
            <text:p>0.326086956521739</text:p>
          </table:table-cell>
          <table:table-cell table:formula="of:=[.F55]/[.E55]" office:value-type="float" office:value="0.0710997442455243" calcext:value-type="float">
            <text:p>0.071099744245524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2c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9069" calcext:value-type="float">
            <text:p>19069</text:p>
          </table:table-cell>
          <table:table-cell table:style-name="Default" office:value-type="float" office:value="32590" calcext:value-type="float">
            <text:p>32590</text:p>
          </table:table-cell>
          <table:table-cell office:value-type="float" office:value="17443" calcext:value-type="float">
            <text:p>17443</text:p>
          </table:table-cell>
          <table:table-cell office:value-type="float" office:value="34374" calcext:value-type="float">
            <text:p>34374</text:p>
          </table:table-cell>
          <table:table-cell table:formula="of:=[.E56]/[.E56]" office:value-type="float" office:value="1" calcext:value-type="float">
            <text:p>1</text:p>
          </table:table-cell>
          <table:table-cell table:formula="of:=[.G56]/[.E56]" office:value-type="float" office:value="1.05474071801166" calcext:value-type="float">
            <text:p>1.05474071801166</text:p>
          </table:table-cell>
          <table:table-cell table:formula="of:=[.D56]/[.E56]" office:value-type="float" office:value="0.585118134397054" calcext:value-type="float">
            <text:p>0.585118134397054</text:p>
          </table:table-cell>
          <table:table-cell table:formula="of:=[.F56]/[.E56]" office:value-type="float" office:value="0.535225529303467" calcext:value-type="float">
            <text:p>0.53522552930346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3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05818" calcext:value-type="float">
            <text:p>905818</text:p>
          </table:table-cell>
          <table:table-cell table:style-name="Default" office:value-type="float" office:value="2738221" calcext:value-type="float">
            <text:p>2738221</text:p>
          </table:table-cell>
          <table:table-cell office:value-type="float" office:value="905818" calcext:value-type="float">
            <text:p>905818</text:p>
          </table:table-cell>
          <table:table-cell office:value-type="float" office:value="2092569" calcext:value-type="float">
            <text:p>2092569</text:p>
          </table:table-cell>
          <table:table-cell table:formula="of:=[.E57]/[.E57]" office:value-type="float" office:value="1" calcext:value-type="float">
            <text:p>1</text:p>
          </table:table-cell>
          <table:table-cell table:formula="of:=[.G57]/[.E57]" office:value-type="float" office:value="0.764207490922026" calcext:value-type="float">
            <text:p>0.764207490922026</text:p>
          </table:table-cell>
          <table:table-cell table:formula="of:=[.D57]/[.E57]" office:value-type="float" office:value="0.330805292925589" calcext:value-type="float">
            <text:p>0.330805292925589</text:p>
          </table:table-cell>
          <table:table-cell table:formula="of:=[.F57]/[.E57]" office:value-type="float" office:value="0.330805292925589" calcext:value-type="float">
            <text:p>0.33080529292558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3b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368" calcext:value-type="float">
            <text:p>3368</text:p>
          </table:table-cell>
          <table:table-cell table:style-name="Default" office:value-type="float" office:value="3412" calcext:value-type="float">
            <text:p>3412</text:p>
          </table:table-cell>
          <table:table-cell office:value-type="float" office:value="3368" calcext:value-type="float">
            <text:p>3368</text:p>
          </table:table-cell>
          <table:table-cell office:value-type="float" office:value="6179" calcext:value-type="float">
            <text:p>6179</text:p>
          </table:table-cell>
          <table:table-cell table:formula="of:=[.E58]/[.E58]" office:value-type="float" office:value="1" calcext:value-type="float">
            <text:p>1</text:p>
          </table:table-cell>
          <table:table-cell table:formula="of:=[.G58]/[.E58]" office:value-type="float" office:value="1.8109613130129" calcext:value-type="float">
            <text:p>1.8109613130129</text:p>
          </table:table-cell>
          <table:table-cell table:formula="of:=[.D58]/[.E58]" office:value-type="float" office:value="0.987104337631887" calcext:value-type="float">
            <text:p>0.987104337631887</text:p>
          </table:table-cell>
          <table:table-cell table:formula="of:=[.F58]/[.E58]" office:value-type="float" office:value="0.987104337631887" calcext:value-type="float">
            <text:p>0.98710433763188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3c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64" calcext:value-type="float">
            <text:p>564</text:p>
          </table:table-cell>
          <table:table-cell table:style-name="Default" office:value-type="float" office:value="579" calcext:value-type="float">
            <text:p>579</text:p>
          </table:table-cell>
          <table:table-cell office:value-type="float" office:value="564" calcext:value-type="float">
            <text:p>564</text:p>
          </table:table-cell>
          <table:table-cell office:value-type="float" office:value="1622" calcext:value-type="float">
            <text:p>1622</text:p>
          </table:table-cell>
          <table:table-cell table:formula="of:=[.E59]/[.E59]" office:value-type="float" office:value="1" calcext:value-type="float">
            <text:p>1</text:p>
          </table:table-cell>
          <table:table-cell table:formula="of:=[.G59]/[.E59]" office:value-type="float" office:value="2.8013816925734" calcext:value-type="float">
            <text:p>2.8013816925734</text:p>
          </table:table-cell>
          <table:table-cell table:formula="of:=[.D59]/[.E59]" office:value-type="float" office:value="0.974093264248705" calcext:value-type="float">
            <text:p>0.974093264248705</text:p>
          </table:table-cell>
          <table:table-cell table:formula="of:=[.F59]/[.E59]" office:value-type="float" office:value="0.974093264248705" calcext:value-type="float">
            <text:p>0.97409326424870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3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571930" calcext:value-type="float">
            <text:p>6571930</text:p>
          </table:table-cell>
          <table:table-cell table:style-name="Default" office:value-type="float" office:value="6609301" calcext:value-type="float">
            <text:p>6609301</text:p>
          </table:table-cell>
          <table:table-cell office:value-type="float" office:value="6571930" calcext:value-type="float">
            <text:p>6571930</text:p>
          </table:table-cell>
          <table:table-cell office:value-type="float" office:value="14754364" calcext:value-type="float">
            <text:p>14754364</text:p>
          </table:table-cell>
          <table:table-cell table:formula="of:=[.E60]/[.E60]" office:value-type="float" office:value="1" calcext:value-type="float">
            <text:p>1</text:p>
          </table:table-cell>
          <table:table-cell table:formula="of:=[.G60]/[.E60]" office:value-type="float" office:value="2.23236375525944" calcext:value-type="float">
            <text:p>2.23236375525944</text:p>
          </table:table-cell>
          <table:table-cell table:formula="of:=[.D60]/[.E60]" office:value-type="float" office:value="0.994345695558426" calcext:value-type="float">
            <text:p>0.994345695558426</text:p>
          </table:table-cell>
          <table:table-cell table:formula="of:=[.F60]/[.E60]" office:value-type="float" office:value="0.994345695558426" calcext:value-type="float">
            <text:p>0.99434569555842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4a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63" calcext:value-type="float">
            <text:p>663</text:p>
          </table:table-cell>
          <table:table-cell table:style-name="Default" office:value-type="float" office:value="2793" calcext:value-type="float">
            <text:p>2793</text:p>
          </table:table-cell>
          <table:table-cell office:value-type="float" office:value="610" calcext:value-type="float">
            <text:p>610</text:p>
          </table:table-cell>
          <table:table-cell office:value-type="float" office:value="2740" calcext:value-type="float">
            <text:p>2740</text:p>
          </table:table-cell>
          <table:table-cell table:formula="of:=[.E61]/[.E61]" office:value-type="float" office:value="1" calcext:value-type="float">
            <text:p>1</text:p>
          </table:table-cell>
          <table:table-cell table:formula="of:=[.G61]/[.E61]" office:value-type="float" office:value="0.981023988542786" calcext:value-type="float">
            <text:p>0.981023988542786</text:p>
          </table:table-cell>
          <table:table-cell table:formula="of:=[.D61]/[.E61]" office:value-type="float" office:value="0.237379162191192" calcext:value-type="float">
            <text:p>0.237379162191192</text:p>
          </table:table-cell>
          <table:table-cell table:formula="of:=[.F61]/[.E61]" office:value-type="float" office:value="0.218403150733978" calcext:value-type="float">
            <text:p>0.21840315073397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4b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5" calcext:value-type="float">
            <text:p>185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185" calcext:value-type="float">
            <text:p>185</text:p>
          </table:table-cell>
          <table:table-cell office:value-type="float" office:value="3092" calcext:value-type="float">
            <text:p>3092</text:p>
          </table:table-cell>
          <table:table-cell table:formula="of:=[.E62]/[.E62]" office:value-type="float" office:value="1" calcext:value-type="float">
            <text:p>1</text:p>
          </table:table-cell>
          <table:table-cell table:formula="of:=[.G62]/[.E62]" office:value-type="float" office:value="6.46861924686193" calcext:value-type="float">
            <text:p>6.46861924686193</text:p>
          </table:table-cell>
          <table:table-cell table:formula="of:=[.D62]/[.E62]" office:value-type="float" office:value="0.387029288702929" calcext:value-type="float">
            <text:p>0.387029288702929</text:p>
          </table:table-cell>
          <table:table-cell table:formula="of:=[.F62]/[.E62]" office:value-type="float" office:value="0.387029288702929" calcext:value-type="float">
            <text:p>0.38702928870292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4c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9472" calcext:value-type="float">
            <text:p>9472</text:p>
          </table:table-cell>
          <table:table-cell table:style-name="Default" office:value-type="float" office:value="11250" calcext:value-type="float">
            <text:p>11250</text:p>
          </table:table-cell>
          <table:table-cell office:value-type="float" office:value="8117" calcext:value-type="float">
            <text:p>8117</text:p>
          </table:table-cell>
          <table:table-cell office:value-type="float" office:value="10879" calcext:value-type="float">
            <text:p>10879</text:p>
          </table:table-cell>
          <table:table-cell table:formula="of:=[.E63]/[.E63]" office:value-type="float" office:value="1" calcext:value-type="float">
            <text:p>1</text:p>
          </table:table-cell>
          <table:table-cell table:formula="of:=[.G63]/[.E63]" office:value-type="float" office:value="0.967022222222222" calcext:value-type="float">
            <text:p>0.967022222222222</text:p>
          </table:table-cell>
          <table:table-cell table:formula="of:=[.D63]/[.E63]" office:value-type="float" office:value="0.841955555555556" calcext:value-type="float">
            <text:p>0.841955555555556</text:p>
          </table:table-cell>
          <table:table-cell table:formula="of:=[.F63]/[.E63]" office:value-type="float" office:value="0.721511111111111" calcext:value-type="float">
            <text:p>0.72151111111111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a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25" calcext:value-type="float">
            <text:p>1825</text:p>
          </table:table-cell>
          <table:table-cell table:style-name="Default" office:value-type="float" office:value="4126" calcext:value-type="float">
            <text:p>4126</text:p>
          </table:table-cell>
          <table:table-cell office:value-type="float" office:value="769" calcext:value-type="float">
            <text:p>769</text:p>
          </table:table-cell>
          <table:table-cell office:value-type="float" office:value="4032" calcext:value-type="float">
            <text:p>4032</text:p>
          </table:table-cell>
          <table:table-cell table:formula="of:=[.E64]/[.E64]" office:value-type="float" office:value="1" calcext:value-type="float">
            <text:p>1</text:p>
          </table:table-cell>
          <table:table-cell table:formula="of:=[.G64]/[.E64]" office:value-type="float" office:value="0.977217644207465" calcext:value-type="float">
            <text:p>0.977217644207465</text:p>
          </table:table-cell>
          <table:table-cell table:formula="of:=[.D64]/[.E64]" office:value-type="float" office:value="0.442317014057198" calcext:value-type="float">
            <text:p>0.442317014057198</text:p>
          </table:table-cell>
          <table:table-cell table:formula="of:=[.F64]/[.E64]" office:value-type="float" office:value="0.18637905962191" calcext:value-type="float">
            <text:p>0.1863790596219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b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1" calcext:value-type="float">
            <text:p>241</text:p>
          </table:table-cell>
          <table:table-cell table:style-name="Default" office:value-type="float" office:value="979" calcext:value-type="float">
            <text:p>979</text:p>
          </table:table-cell>
          <table:table-cell office:value-type="float" office:value="241" calcext:value-type="float">
            <text:p>241</text:p>
          </table:table-cell>
          <table:table-cell office:value-type="float" office:value="3200" calcext:value-type="float">
            <text:p>3200</text:p>
          </table:table-cell>
          <table:table-cell table:formula="of:=[.E65]/[.E65]" office:value-type="float" office:value="1" calcext:value-type="float">
            <text:p>1</text:p>
          </table:table-cell>
          <table:table-cell table:formula="of:=[.G65]/[.E65]" office:value-type="float" office:value="3.26864147088866" calcext:value-type="float">
            <text:p>3.26864147088866</text:p>
          </table:table-cell>
          <table:table-cell table:formula="of:=[.D65]/[.E65]" office:value-type="float" office:value="0.246169560776302" calcext:value-type="float">
            <text:p>0.246169560776302</text:p>
          </table:table-cell>
          <table:table-cell table:formula="of:=[.F65]/[.E65]" office:value-type="float" office:value="0.246169560776302" calcext:value-type="float">
            <text:p>0.24616956077630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c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599" calcext:value-type="float">
            <text:p>3599</text:p>
          </table:table-cell>
          <table:table-cell table:style-name="Default" office:value-type="float" office:value="5262" calcext:value-type="float">
            <text:p>5262</text:p>
          </table:table-cell>
          <table:table-cell office:value-type="float" office:value="3599" calcext:value-type="float">
            <text:p>3599</text:p>
          </table:table-cell>
          <table:table-cell office:value-type="float" office:value="11792" calcext:value-type="float">
            <text:p>11792</text:p>
          </table:table-cell>
          <table:table-cell table:formula="of:=[.E66]/[.E66]" office:value-type="float" office:value="1" calcext:value-type="float">
            <text:p>1</text:p>
          </table:table-cell>
          <table:table-cell table:formula="of:=[.G66]/[.E66]" office:value-type="float" office:value="2.24097301406309" calcext:value-type="float">
            <text:p>2.24097301406309</text:p>
          </table:table-cell>
          <table:table-cell table:formula="of:=[.D66]/[.E66]" office:value-type="float" office:value="0.683960471303687" calcext:value-type="float">
            <text:p>0.683960471303687</text:p>
          </table:table-cell>
          <table:table-cell table:formula="of:=[.F66]/[.E66]" office:value-type="float" office:value="0.683960471303687" calcext:value-type="float">
            <text:p>0.68396047130368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5d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7604" calcext:value-type="float">
            <text:p>17604</text:p>
          </table:table-cell>
          <table:table-cell table:style-name="Default" office:value-type="float" office:value="86485" calcext:value-type="float">
            <text:p>86485</text:p>
          </table:table-cell>
          <table:table-cell office:value-type="float" office:value="17604" calcext:value-type="float">
            <text:p>17604</text:p>
          </table:table-cell>
          <table:table-cell office:value-type="float" office:value="86485" calcext:value-type="float">
            <text:p>86485</text:p>
          </table:table-cell>
          <table:table-cell table:formula="of:=[.E67]/[.E67]" office:value-type="float" office:value="1" calcext:value-type="float">
            <text:p>1</text:p>
          </table:table-cell>
          <table:table-cell table:formula="of:=[.G67]/[.E67]" office:value-type="float" office:value="1" calcext:value-type="float">
            <text:p>1</text:p>
          </table:table-cell>
          <table:table-cell table:formula="of:=[.D67]/[.E67]" office:value-type="float" office:value="0.203549748511303" calcext:value-type="float">
            <text:p>0.203549748511303</text:p>
          </table:table-cell>
          <table:table-cell table:formula="of:=[.F67]/[.E67]" office:value-type="float" office:value="0.203549748511303" calcext:value-type="float">
            <text:p>0.20354974851130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a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6526" calcext:value-type="float">
            <text:p>16526</text:p>
          </table:table-cell>
          <table:table-cell table:style-name="Default" office:value-type="float" office:value="42773" calcext:value-type="float">
            <text:p>42773</text:p>
          </table:table-cell>
          <table:table-cell office:value-type="float" office:value="16526" calcext:value-type="float">
            <text:p>16526</text:p>
          </table:table-cell>
          <table:table-cell office:value-type="float" office:value="42773" calcext:value-type="float">
            <text:p>42773</text:p>
          </table:table-cell>
          <table:table-cell table:formula="of:=[.E68]/[.E68]" office:value-type="float" office:value="1" calcext:value-type="float">
            <text:p>1</text:p>
          </table:table-cell>
          <table:table-cell table:formula="of:=[.G68]/[.E68]" office:value-type="float" office:value="1" calcext:value-type="float">
            <text:p>1</text:p>
          </table:table-cell>
          <table:table-cell table:formula="of:=[.D68]/[.E68]" office:value-type="float" office:value="0.386365230402357" calcext:value-type="float">
            <text:p>0.386365230402357</text:p>
          </table:table-cell>
          <table:table-cell table:formula="of:=[.F68]/[.E68]" office:value-type="float" office:value="0.386365230402357" calcext:value-type="float">
            <text:p>0.38636523040235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b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5965658" calcext:value-type="float">
            <text:p>5965658</text:p>
          </table:table-cell>
          <table:table-cell table:number-columns-repeated="2" office:value-type="float" office:value="5965658" calcext:value-type="float">
            <text:p>5965658</text:p>
          </table:table-cell>
          <table:table-cell table:formula="of:=[.E69]/[.E69]" office:value-type="float" office:value="1" calcext:value-type="float">
            <text:p>1</text:p>
          </table:table-cell>
          <table:table-cell table:formula="of:=[.G69]/[.E69]" office:value-type="float" office:value="1" calcext:value-type="float">
            <text:p>1</text:p>
          </table:table-cell>
          <table:table-cell table:formula="of:=[.D69]/[.E69]" office:value-type="float" office:value="1" calcext:value-type="float">
            <text:p>1</text:p>
          </table:table-cell>
          <table:table-cell table:formula="of:=[.F69]/[.E69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c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11928" calcext:value-type="float">
            <text:p>511928</text:p>
          </table:table-cell>
          <table:table-cell table:style-name="Default" office:value-type="float" office:value="610251" calcext:value-type="float">
            <text:p>610251</text:p>
          </table:table-cell>
          <table:table-cell office:value-type="float" office:value="511928" calcext:value-type="float">
            <text:p>511928</text:p>
          </table:table-cell>
          <table:table-cell office:value-type="float" office:value="610251" calcext:value-type="float">
            <text:p>610251</text:p>
          </table:table-cell>
          <table:table-cell table:formula="of:=[.E70]/[.E70]" office:value-type="float" office:value="1" calcext:value-type="float">
            <text:p>1</text:p>
          </table:table-cell>
          <table:table-cell table:formula="of:=[.G70]/[.E70]" office:value-type="float" office:value="1" calcext:value-type="float">
            <text:p>1</text:p>
          </table:table-cell>
          <table:table-cell table:formula="of:=[.D70]/[.E70]" office:value-type="float" office:value="0.838881050584104" calcext:value-type="float">
            <text:p>0.838881050584104</text:p>
          </table:table-cell>
          <table:table-cell table:formula="of:=[.F70]/[.E70]" office:value-type="float" office:value="0.838881050584104" calcext:value-type="float">
            <text:p>0.83888105058410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6d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401198" calcext:value-type="float">
            <text:p>401198</text:p>
          </table:table-cell>
          <table:table-cell table:number-columns-repeated="2" office:value-type="float" office:value="401198" calcext:value-type="float">
            <text:p>401198</text:p>
          </table:table-cell>
          <table:table-cell table:formula="of:=[.E71]/[.E71]" office:value-type="float" office:value="1" calcext:value-type="float">
            <text:p>1</text:p>
          </table:table-cell>
          <table:table-cell table:formula="of:=[.G71]/[.E71]" office:value-type="float" office:value="1" calcext:value-type="float">
            <text:p>1</text:p>
          </table:table-cell>
          <table:table-cell table:formula="of:=[.D71]/[.E71]" office:value-type="float" office:value="1" calcext:value-type="float">
            <text:p>1</text:p>
          </table:table-cell>
          <table:table-cell table:formula="of:=[.F71]/[.E71]"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9a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08" calcext:value-type="float">
            <text:p>1508</text:p>
          </table:table-cell>
          <table:table-cell table:style-name="Default" office:value-type="float" office:value="3397" calcext:value-type="float">
            <text:p>3397</text:p>
          </table:table-cell>
          <table:table-cell office:value-type="float" office:value="1491" calcext:value-type="float">
            <text:p>1491</text:p>
          </table:table-cell>
          <table:table-cell office:value-type="float" office:value="2780" calcext:value-type="float">
            <text:p>2780</text:p>
          </table:table-cell>
          <table:table-cell table:formula="of:=[.E72]/[.E72]" office:value-type="float" office:value="1" calcext:value-type="float">
            <text:p>1</text:p>
          </table:table-cell>
          <table:table-cell table:formula="of:=[.G72]/[.E72]" office:value-type="float" office:value="0.818369149249338" calcext:value-type="float">
            <text:p>0.818369149249338</text:p>
          </table:table-cell>
          <table:table-cell table:formula="of:=[.D72]/[.E72]" office:value-type="float" office:value="0.443921106858993" calcext:value-type="float">
            <text:p>0.443921106858993</text:p>
          </table:table-cell>
          <table:table-cell table:formula="of:=[.F72]/[.E72]" office:value-type="float" office:value="0.438916691198116" calcext:value-type="float">
            <text:p>0.43891669119811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9b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543" calcext:value-type="float">
            <text:p>543</text:p>
          </table:table-cell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[.E73]/[.E73]" office:value-type="float" office:value="1" calcext:value-type="float">
            <text:p>1</text:p>
          </table:table-cell>
          <table:table-cell table:formula="of:=[.G73]/[.E73]" office:value-type="float" office:value="0.475138121546961" calcext:value-type="float">
            <text:p>0.475138121546961</text:p>
          </table:table-cell>
          <table:table-cell table:formula="of:=[.D73]/[.E73]" office:value-type="float" office:value="0.230202578268877" calcext:value-type="float">
            <text:p>0.230202578268877</text:p>
          </table:table-cell>
          <table:table-cell table:formula="of:=[.F73]/[.E73]" office:value-type="float" office:value="0.151012891344383" calcext:value-type="float">
            <text:p>0.15101289134438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9c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4143" calcext:value-type="float">
            <text:p>34143</text:p>
          </table:table-cell>
          <table:table-cell table:style-name="Default" office:value-type="float" office:value="53701" calcext:value-type="float">
            <text:p>53701</text:p>
          </table:table-cell>
          <table:table-cell office:value-type="float" office:value="30367" calcext:value-type="float">
            <text:p>30367</text:p>
          </table:table-cell>
          <table:table-cell office:value-type="float" office:value="48847" calcext:value-type="float">
            <text:p>48847</text:p>
          </table:table-cell>
          <table:table-cell table:formula="of:=[.E74]/[.E74]" office:value-type="float" office:value="1" calcext:value-type="float">
            <text:p>1</text:p>
          </table:table-cell>
          <table:table-cell table:formula="of:=[.G74]/[.E74]" office:value-type="float" office:value="0.909610621776131" calcext:value-type="float">
            <text:p>0.909610621776131</text:p>
          </table:table-cell>
          <table:table-cell table:formula="of:=[.D74]/[.E74]" office:value-type="float" office:value="0.635798216048118" calcext:value-type="float">
            <text:p>0.635798216048118</text:p>
          </table:table-cell>
          <table:table-cell table:formula="of:=[.F74]/[.E74]" office:value-type="float" office:value="0.565482951900337" calcext:value-type="float">
            <text:p>0.56548295190033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19d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3409736" calcext:value-type="float">
            <text:p>13409736</text:p>
          </table:table-cell>
          <table:table-cell table:style-name="Default" office:value-type="float" office:value="13469691" calcext:value-type="float">
            <text:p>13469691</text:p>
          </table:table-cell>
          <table:table-cell office:value-type="float" office:value="4827120" calcext:value-type="float">
            <text:p>4827120</text:p>
          </table:table-cell>
          <table:table-cell office:value-type="float" office:value="15269518" calcext:value-type="float">
            <text:p>15269518</text:p>
          </table:table-cell>
          <table:table-cell table:formula="of:=[.E75]/[.E75]" office:value-type="float" office:value="1" calcext:value-type="float">
            <text:p>1</text:p>
          </table:table-cell>
          <table:table-cell table:formula="of:=[.G75]/[.E75]" office:value-type="float" office:value="1.13362051141337" calcext:value-type="float">
            <text:p>1.13362051141337</text:p>
          </table:table-cell>
          <table:table-cell table:formula="of:=[.D75]/[.E75]" office:value-type="float" office:value="0.99554889566509" calcext:value-type="float">
            <text:p>0.99554889566509</text:p>
          </table:table-cell>
          <table:table-cell table:formula="of:=[.F75]/[.E75]" office:value-type="float" office:value="0.358369022719229" calcext:value-type="float">
            <text:p>0.35836902271922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0a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44" calcext:value-type="float">
            <text:p>2444</text:p>
          </table:table-cell>
          <table:table-cell table:style-name="Default" office:value-type="float" office:value="1862173" calcext:value-type="float">
            <text:p>1862173</text:p>
          </table:table-cell>
          <table:table-cell office:value-type="float" office:value="2443" calcext:value-type="float">
            <text:p>2443</text:p>
          </table:table-cell>
          <table:table-cell office:value-type="float" office:value="90911217" calcext:value-type="float">
            <text:p>90911217</text:p>
          </table:table-cell>
          <table:table-cell table:formula="of:=[.E76]/[.E76]" office:value-type="float" office:value="1" calcext:value-type="float">
            <text:p>1</text:p>
          </table:table-cell>
          <table:table-cell table:formula="of:=[.G76]/[.E76]" office:value-type="float" office:value="48.8199630216956" calcext:value-type="float">
            <text:p>48.8199630216956</text:p>
          </table:table-cell>
          <table:table-cell table:formula="of:=[.D76]/[.E76]" office:value-type="float" office:value="0.00131244519171957" calcext:value-type="float">
            <text:p>0.00131244519171957</text:p>
          </table:table-cell>
          <table:table-cell table:formula="of:=[.F76]/[.E76]" office:value-type="float" office:value="0.00131190818468531" calcext:value-type="float">
            <text:p>0.0013119081846853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0b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220" calcext:value-type="float">
            <text:p>1220</text:p>
          </table:table-cell>
          <table:table-cell table:style-name="Default" office:value-type="float" office:value="42012706" calcext:value-type="float">
            <text:p>42012706</text:p>
          </table:table-cell>
          <table:table-cell office:value-type="float" office:value="761" calcext:value-type="float">
            <text:p>761</text:p>
          </table:table-cell>
          <table:table-cell office:value-type="float" office:value="42012700" calcext:value-type="float">
            <text:p>42012700</text:p>
          </table:table-cell>
          <table:table-cell table:formula="of:=[.E77]/[.E77]" office:value-type="float" office:value="1" calcext:value-type="float">
            <text:p>1</text:p>
          </table:table-cell>
          <table:table-cell table:formula="of:=[.G77]/[.E77]" office:value-type="float" office:value="0.999999857186062" calcext:value-type="float">
            <text:p>0.999999857186062</text:p>
          </table:table-cell>
          <table:table-cell table:formula="of:=[.D77]/[.E77]" office:value-type="float" office:value="0.0000290388341089003" calcext:value-type="float">
            <text:p>2.90388341089003E-05</text:p>
          </table:table-cell>
          <table:table-cell table:formula="of:=[.F77]/[.E77]" office:value-type="float" office:value="0.0000181135678335026" calcext:value-type="float">
            <text:p>1.81135678335026E-0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0c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0586" calcext:value-type="float">
            <text:p>240586</text:p>
          </table:table-cell>
          <table:table-cell table:style-name="Default" office:value-type="float" office:value="41990402" calcext:value-type="float">
            <text:p>41990402</text:p>
          </table:table-cell>
          <table:table-cell office:value-type="float" office:value="174178" calcext:value-type="float">
            <text:p>174178</text:p>
          </table:table-cell>
          <table:table-cell office:value-type="float" office:value="42169843" calcext:value-type="float">
            <text:p>42169843</text:p>
          </table:table-cell>
          <table:table-cell table:formula="of:=[.E78]/[.E78]" office:value-type="float" office:value="1" calcext:value-type="float">
            <text:p>1</text:p>
          </table:table-cell>
          <table:table-cell table:formula="of:=[.G78]/[.E78]" office:value-type="float" office:value="1.00427338133129" calcext:value-type="float">
            <text:p>1.00427338133129</text:p>
          </table:table-cell>
          <table:table-cell table:formula="of:=[.D78]/[.E78]" office:value-type="float" office:value="0.00572954743324439" calcext:value-type="float">
            <text:p>0.00572954743324439</text:p>
          </table:table-cell>
          <table:table-cell table:formula="of:=[.F78]/[.E78]" office:value-type="float" office:value="0.00414804316472131" calcext:value-type="float">
            <text:p>0.0041480431647213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1a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0287" calcext:value-type="float">
            <text:p>40287</text:p>
          </table:table-cell>
          <table:table-cell table:style-name="Default" office:value-type="float" office:value="21009" calcext:value-type="float">
            <text:p>21009</text:p>
          </table:table-cell>
          <table:table-cell office:value-type="float" office:value="12121" calcext:value-type="float">
            <text:p>12121</text:p>
          </table:table-cell>
          <table:table-cell office:value-type="float" office:value="18873" calcext:value-type="float">
            <text:p>18873</text:p>
          </table:table-cell>
          <table:table-cell table:formula="of:=[.E79]/[.E79]" office:value-type="float" office:value="1" calcext:value-type="float">
            <text:p>1</text:p>
          </table:table-cell>
          <table:table-cell table:formula="of:=[.G79]/[.E79]" office:value-type="float" office:value="0.898329287448237" calcext:value-type="float">
            <text:p>0.898329287448237</text:p>
          </table:table-cell>
          <table:table-cell table:formula="of:=[.D79]/[.E79]" office:value-type="float" office:value="1.91760673996859" calcext:value-type="float">
            <text:p>1.91760673996859</text:p>
          </table:table-cell>
          <table:table-cell table:formula="of:=[.F79]/[.E79]" office:value-type="float" office:value="0.576943214812699" calcext:value-type="float">
            <text:p>0.576943214812699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1b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388" calcext:value-type="float">
            <text:p>7388</text:p>
          </table:table-cell>
          <table:table-cell table:style-name="Default" office:value-type="float" office:value="11880" calcext:value-type="float">
            <text:p>11880</text:p>
          </table:table-cell>
          <table:table-cell office:value-type="float" office:value="6208" calcext:value-type="float">
            <text:p>6208</text:p>
          </table:table-cell>
          <table:table-cell office:value-type="float" office:value="12001" calcext:value-type="float">
            <text:p>12001</text:p>
          </table:table-cell>
          <table:table-cell table:formula="of:=[.E80]/[.E80]" office:value-type="float" office:value="1" calcext:value-type="float">
            <text:p>1</text:p>
          </table:table-cell>
          <table:table-cell table:formula="of:=[.G80]/[.E80]" office:value-type="float" office:value="1.01018518518519" calcext:value-type="float">
            <text:p>1.01018518518519</text:p>
          </table:table-cell>
          <table:table-cell table:formula="of:=[.D80]/[.E80]" office:value-type="float" office:value="0.621885521885522" calcext:value-type="float">
            <text:p>0.621885521885522</text:p>
          </table:table-cell>
          <table:table-cell table:formula="of:=[.F80]/[.E80]" office:value-type="float" office:value="0.522558922558923" calcext:value-type="float">
            <text:p>0.52255892255892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1c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1215" calcext:value-type="float">
            <text:p>61215</text:p>
          </table:table-cell>
          <table:table-cell table:style-name="Default" office:value-type="float" office:value="19608" calcext:value-type="float">
            <text:p>19608</text:p>
          </table:table-cell>
          <table:table-cell office:value-type="float" office:value="13038" calcext:value-type="float">
            <text:p>13038</text:p>
          </table:table-cell>
          <table:table-cell office:value-type="float" office:value="22033" calcext:value-type="float">
            <text:p>22033</text:p>
          </table:table-cell>
          <table:table-cell table:formula="of:=[.E81]/[.E81]" office:value-type="float" office:value="1" calcext:value-type="float">
            <text:p>1</text:p>
          </table:table-cell>
          <table:table-cell table:formula="of:=[.G81]/[.E81]" office:value-type="float" office:value="1.12367401060792" calcext:value-type="float">
            <text:p>1.12367401060792</text:p>
          </table:table-cell>
          <table:table-cell table:formula="of:=[.D81]/[.E81]" office:value-type="float" office:value="3.1219400244798" calcext:value-type="float">
            <text:p>3.1219400244798</text:p>
          </table:table-cell>
          <table:table-cell table:formula="of:=[.F81]/[.E81]" office:value-type="float" office:value="0.664932680538556" calcext:value-type="float">
            <text:p>0.66493268053855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a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246" calcext:value-type="float">
            <text:p>3246</text:p>
          </table:table-cell>
          <table:table-cell table:style-name="Default" office:value-type="float" office:value="19478" calcext:value-type="float">
            <text:p>19478</text:p>
          </table:table-cell>
          <table:table-cell office:value-type="float" office:value="3246" calcext:value-type="float">
            <text:p>3246</text:p>
          </table:table-cell>
          <table:table-cell office:value-type="float" office:value="43440" calcext:value-type="float">
            <text:p>43440</text:p>
          </table:table-cell>
          <table:table-cell table:formula="of:=[.E82]/[.E82]" office:value-type="float" office:value="1" calcext:value-type="float">
            <text:p>1</text:p>
          </table:table-cell>
          <table:table-cell table:formula="of:=[.G82]/[.E82]" office:value-type="float" office:value="2.23020844029161" calcext:value-type="float">
            <text:p>2.23020844029161</text:p>
          </table:table-cell>
          <table:table-cell table:formula="of:=[.D82]/[.E82]" office:value-type="float" office:value="0.166649553342232" calcext:value-type="float">
            <text:p>0.166649553342232</text:p>
          </table:table-cell>
          <table:table-cell table:formula="of:=[.F82]/[.E82]" office:value-type="float" office:value="0.166649553342232" calcext:value-type="float">
            <text:p>0.16664955334223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b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52" calcext:value-type="float">
            <text:p>1852</text:p>
          </table:table-cell>
          <table:table-cell table:style-name="Default" office:value-type="float" office:value="17707" calcext:value-type="float">
            <text:p>17707</text:p>
          </table:table-cell>
          <table:table-cell office:value-type="float" office:value="1809" calcext:value-type="float">
            <text:p>1809</text:p>
          </table:table-cell>
          <table:table-cell office:value-type="float" office:value="38172" calcext:value-type="float">
            <text:p>38172</text:p>
          </table:table-cell>
          <table:table-cell table:formula="of:=[.E83]/[.E83]" office:value-type="float" office:value="1" calcext:value-type="float">
            <text:p>1</text:p>
          </table:table-cell>
          <table:table-cell table:formula="of:=[.G83]/[.E83]" office:value-type="float" office:value="2.15575760998475" calcext:value-type="float">
            <text:p>2.15575760998475</text:p>
          </table:table-cell>
          <table:table-cell table:formula="of:=[.D83]/[.E83]" office:value-type="float" office:value="0.104591404529282" calcext:value-type="float">
            <text:p>0.104591404529282</text:p>
          </table:table-cell>
          <table:table-cell table:formula="of:=[.F83]/[.E83]" office:value-type="float" office:value="0.102162986389563" calcext:value-type="float">
            <text:p>0.10216298638956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c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120" calcext:value-type="float">
            <text:p>4120</text:p>
          </table:table-cell>
          <table:table-cell table:style-name="Default" office:value-type="float" office:value="5272" calcext:value-type="float">
            <text:p>5272</text:p>
          </table:table-cell>
          <table:table-cell office:value-type="float" office:value="2717" calcext:value-type="float">
            <text:p>2717</text:p>
          </table:table-cell>
          <table:table-cell office:value-type="float" office:value="7693" calcext:value-type="float">
            <text:p>7693</text:p>
          </table:table-cell>
          <table:table-cell table:formula="of:=[.E84]/[.E84]" office:value-type="float" office:value="1" calcext:value-type="float">
            <text:p>1</text:p>
          </table:table-cell>
          <table:table-cell table:formula="of:=[.G84]/[.E84]" office:value-type="float" office:value="1.45921851289833" calcext:value-type="float">
            <text:p>1.45921851289833</text:p>
          </table:table-cell>
          <table:table-cell table:formula="of:=[.D84]/[.E84]" office:value-type="float" office:value="0.781487101669196" calcext:value-type="float">
            <text:p>0.781487101669196</text:p>
          </table:table-cell>
          <table:table-cell table:formula="of:=[.F84]/[.E84]" office:value-type="float" office:value="0.515364188163885" calcext:value-type="float">
            <text:p>0.51536418816388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2d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4849" calcext:value-type="float">
            <text:p>34849</text:p>
          </table:table-cell>
          <table:table-cell table:style-name="Default" office:value-type="float" office:value="11339" calcext:value-type="float">
            <text:p>11339</text:p>
          </table:table-cell>
          <table:table-cell office:value-type="float" office:value="3987" calcext:value-type="float">
            <text:p>3987</text:p>
          </table:table-cell>
          <table:table-cell office:value-type="float" office:value="236308" calcext:value-type="float">
            <text:p>236308</text:p>
          </table:table-cell>
          <table:table-cell table:formula="of:=[.E85]/[.E85]" office:value-type="float" office:value="1" calcext:value-type="float">
            <text:p>1</text:p>
          </table:table-cell>
          <table:table-cell table:formula="of:=[.G85]/[.E85]" office:value-type="float" office:value="20.8402857394832" calcext:value-type="float">
            <text:p>20.8402857394832</text:p>
          </table:table-cell>
          <table:table-cell table:formula="of:=[.D85]/[.E85]" office:value-type="float" office:value="3.0733750771673" calcext:value-type="float">
            <text:p>3.0733750771673</text:p>
          </table:table-cell>
          <table:table-cell table:formula="of:=[.F85]/[.E85]" office:value-type="float" office:value="0.351618308492812" calcext:value-type="float">
            <text:p>0.35161830849281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3a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7" calcext:value-type="float">
            <text:p>697</text:p>
          </table:table-cell>
          <table:table-cell table:style-name="Default" office:value-type="float" office:value="4946" calcext:value-type="float">
            <text:p>4946</text:p>
          </table:table-cell>
          <table:table-cell office:value-type="float" office:value="697" calcext:value-type="float">
            <text:p>697</text:p>
          </table:table-cell>
          <table:table-cell office:value-type="float" office:value="4721" calcext:value-type="float">
            <text:p>4721</text:p>
          </table:table-cell>
          <table:table-cell table:formula="of:=[.E86]/[.E86]" office:value-type="float" office:value="1" calcext:value-type="float">
            <text:p>1</text:p>
          </table:table-cell>
          <table:table-cell table:formula="of:=[.G86]/[.E86]" office:value-type="float" office:value="0.954508693894056" calcext:value-type="float">
            <text:p>0.954508693894056</text:p>
          </table:table-cell>
          <table:table-cell table:formula="of:=[.D86]/[.E86]" office:value-type="float" office:value="0.14092195713708" calcext:value-type="float">
            <text:p>0.14092195713708</text:p>
          </table:table-cell>
          <table:table-cell table:formula="of:=[.F86]/[.E86]" office:value-type="float" office:value="0.14092195713708" calcext:value-type="float">
            <text:p>0.1409219571370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3b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695" calcext:value-type="float">
            <text:p>695</text:p>
          </table:table-cell>
          <table:table-cell table:style-name="Default" office:value-type="float" office:value="4815" calcext:value-type="float">
            <text:p>4815</text:p>
          </table:table-cell>
          <table:table-cell office:value-type="float" office:value="166" calcext:value-type="float">
            <text:p>166</text:p>
          </table:table-cell>
          <table:table-cell office:value-type="float" office:value="2664" calcext:value-type="float">
            <text:p>2664</text:p>
          </table:table-cell>
          <table:table-cell table:formula="of:=[.E87]/[.E87]" office:value-type="float" office:value="1" calcext:value-type="float">
            <text:p>1</text:p>
          </table:table-cell>
          <table:table-cell table:formula="of:=[.G87]/[.E87]" office:value-type="float" office:value="0.553271028037383" calcext:value-type="float">
            <text:p>0.553271028037383</text:p>
          </table:table-cell>
          <table:table-cell table:formula="of:=[.D87]/[.E87]" office:value-type="float" office:value="0.144340602284528" calcext:value-type="float">
            <text:p>0.144340602284528</text:p>
          </table:table-cell>
          <table:table-cell table:formula="of:=[.F87]/[.E87]" office:value-type="float" office:value="0.0344755970924195" calcext:value-type="float">
            <text:p>0.034475597092419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3c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713" calcext:value-type="float">
            <text:p>713</text:p>
          </table:table-cell>
          <table:table-cell table:style-name="Default" office:value-type="float" office:value="4976" calcext:value-type="float">
            <text:p>4976</text:p>
          </table:table-cell>
          <table:table-cell office:value-type="float" office:value="713" calcext:value-type="float">
            <text:p>713</text:p>
          </table:table-cell>
          <table:table-cell office:value-type="float" office:value="5512" calcext:value-type="float">
            <text:p>5512</text:p>
          </table:table-cell>
          <table:table-cell table:formula="of:=[.E88]/[.E88]" office:value-type="float" office:value="1" calcext:value-type="float">
            <text:p>1</text:p>
          </table:table-cell>
          <table:table-cell table:formula="of:=[.G88]/[.E88]" office:value-type="float" office:value="1.10771704180064" calcext:value-type="float">
            <text:p>1.10771704180064</text:p>
          </table:table-cell>
          <table:table-cell table:formula="of:=[.D88]/[.E88]" office:value-type="float" office:value="0.143287781350482" calcext:value-type="float">
            <text:p>0.143287781350482</text:p>
          </table:table-cell>
          <table:table-cell table:formula="of:=[.F88]/[.E88]" office:value-type="float" office:value="0.143287781350482" calcext:value-type="float">
            <text:p>0.14328778135048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a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3970" calcext:value-type="float">
            <text:p>43970</text:p>
          </table:table-cell>
          <table:table-cell table:style-name="Default" office:value-type="float" office:value="29960" calcext:value-type="float">
            <text:p>29960</text:p>
          </table:table-cell>
          <table:table-cell office:value-type="float" office:value="15216" calcext:value-type="float">
            <text:p>15216</text:p>
          </table:table-cell>
          <table:table-cell office:value-type="float" office:value="76201" calcext:value-type="float">
            <text:p>76201</text:p>
          </table:table-cell>
          <table:table-cell table:formula="of:=[.E89]/[.E89]" office:value-type="float" office:value="1" calcext:value-type="float">
            <text:p>1</text:p>
          </table:table-cell>
          <table:table-cell table:formula="of:=[.G89]/[.E89]" office:value-type="float" office:value="2.54342456608812" calcext:value-type="float">
            <text:p>2.54342456608812</text:p>
          </table:table-cell>
          <table:table-cell table:formula="of:=[.D89]/[.E89]" office:value-type="float" office:value="1.46762349799733" calcext:value-type="float">
            <text:p>1.46762349799733</text:p>
          </table:table-cell>
          <table:table-cell table:formula="of:=[.F89]/[.E89]" office:value-type="float" office:value="0.507877169559413" calcext:value-type="float">
            <text:p>0.50787716955941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4b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office:value-type="float" office:value="4126" calcext:value-type="float">
            <text:p>4126</text:p>
          </table:table-cell>
          <table:table-cell office:value-type="float" office:value="342" calcext:value-type="float">
            <text:p>342</text:p>
          </table:table-cell>
          <table:table-cell office:value-type="float" office:value="5521" calcext:value-type="float">
            <text:p>5521</text:p>
          </table:table-cell>
          <table:table-cell table:formula="of:=[.E90]/[.E90]" office:value-type="float" office:value="1" calcext:value-type="float">
            <text:p>1</text:p>
          </table:table-cell>
          <table:table-cell table:formula="of:=[.G90]/[.E90]" office:value-type="float" office:value="1.33809985458071" calcext:value-type="float">
            <text:p>1.33809985458071</text:p>
          </table:table-cell>
          <table:table-cell table:formula="of:=[.D90]/[.E90]" office:value-type="float" office:value="0.261754726127" calcext:value-type="float">
            <text:p>0.261754726127</text:p>
          </table:table-cell>
          <table:table-cell table:formula="of:=[.F90]/[.E90]" office:value-type="float" office:value="0.0828889966068832" calcext:value-type="float">
            <text:p>0.082888996606883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5a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89175" calcext:value-type="float">
            <text:p>189175</text:p>
          </table:table-cell>
          <table:table-cell table:style-name="Default" office:value-type="float" office:value="131017" calcext:value-type="float">
            <text:p>131017</text:p>
          </table:table-cell>
          <table:table-cell office:value-type="float" office:value="100230" calcext:value-type="float">
            <text:p>100230</text:p>
          </table:table-cell>
          <table:table-cell office:value-type="float" office:value="168502" calcext:value-type="float">
            <text:p>168502</text:p>
          </table:table-cell>
          <table:table-cell table:formula="of:=[.E91]/[.E91]" office:value-type="float" office:value="1" calcext:value-type="float">
            <text:p>1</text:p>
          </table:table-cell>
          <table:table-cell table:formula="of:=[.G91]/[.E91]" office:value-type="float" office:value="1.28610790966058" calcext:value-type="float">
            <text:p>1.28610790966058</text:p>
          </table:table-cell>
          <table:table-cell table:formula="of:=[.D91]/[.E91]" office:value-type="float" office:value="1.44389659357183" calcext:value-type="float">
            <text:p>1.44389659357183</text:p>
          </table:table-cell>
          <table:table-cell table:formula="of:=[.F91]/[.E91]" office:value-type="float" office:value="0.765015227031607" calcext:value-type="float">
            <text:p>0.765015227031607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5b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45" calcext:value-type="float">
            <text:p>145</text:p>
          </table:table-cell>
          <table:table-cell office:value-type="float" office:value="87" calcext:value-type="float">
            <text:p>87</text:p>
          </table:table-cell>
          <table:table-cell office:value-type="float" office:value="183" calcext:value-type="float">
            <text:p>183</text:p>
          </table:table-cell>
          <table:table-cell table:formula="of:=[.E92]/[.E92]" office:value-type="float" office:value="1" calcext:value-type="float">
            <text:p>1</text:p>
          </table:table-cell>
          <table:table-cell table:formula="of:=[.G92]/[.E92]" office:value-type="float" office:value="1.26206896551724" calcext:value-type="float">
            <text:p>1.26206896551724</text:p>
          </table:table-cell>
          <table:table-cell table:formula="of:=[.D92]/[.E92]" office:value-type="float" office:value="0.696551724137931" calcext:value-type="float">
            <text:p>0.696551724137931</text:p>
          </table:table-cell>
          <table:table-cell table:formula="of:=[.F92]/[.E92]" office:value-type="float" office:value="0.6" calcext:value-type="float">
            <text:p>0.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5c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47139" calcext:value-type="float">
            <text:p>347139</text:p>
          </table:table-cell>
          <table:table-cell table:style-name="Default" office:value-type="float" office:value="479281" calcext:value-type="float">
            <text:p>479281</text:p>
          </table:table-cell>
          <table:table-cell office:value-type="float" office:value="346037" calcext:value-type="float">
            <text:p>346037</text:p>
          </table:table-cell>
          <table:table-cell office:value-type="float" office:value="684146" calcext:value-type="float">
            <text:p>684146</text:p>
          </table:table-cell>
          <table:table-cell table:formula="of:=[.E93]/[.E93]" office:value-type="float" office:value="1" calcext:value-type="float">
            <text:p>1</text:p>
          </table:table-cell>
          <table:table-cell table:formula="of:=[.G93]/[.E93]" office:value-type="float" office:value="1.42744235636297" calcext:value-type="float">
            <text:p>1.42744235636297</text:p>
          </table:table-cell>
          <table:table-cell table:formula="of:=[.D93]/[.E93]" office:value-type="float" office:value="0.724291177826786" calcext:value-type="float">
            <text:p>0.724291177826786</text:p>
          </table:table-cell>
          <table:table-cell table:formula="of:=[.F93]/[.E93]" office:value-type="float" office:value="0.721991900367425" calcext:value-type="float">
            <text:p>0.72199190036742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6a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418" calcext:value-type="float">
            <text:p>22418</text:p>
          </table:table-cell>
          <table:table-cell table:style-name="Default" office:value-type="float" office:value="792327" calcext:value-type="float">
            <text:p>792327</text:p>
          </table:table-cell>
          <table:table-cell office:value-type="float" office:value="11588" calcext:value-type="float">
            <text:p>11588</text:p>
          </table:table-cell>
          <table:table-cell office:value-type="float" office:value="3882274" calcext:value-type="float">
            <text:p>3882274</text:p>
          </table:table-cell>
          <table:table-cell table:formula="of:=[.E94]/[.E94]" office:value-type="float" office:value="1" calcext:value-type="float">
            <text:p>1</text:p>
          </table:table-cell>
          <table:table-cell table:formula="of:=[.G94]/[.E94]" office:value-type="float" office:value="4.89983807190718" calcext:value-type="float">
            <text:p>4.89983807190718</text:p>
          </table:table-cell>
          <table:table-cell table:formula="of:=[.D94]/[.E94]" office:value-type="float" office:value="0.0282938736153129" calcext:value-type="float">
            <text:p>0.0282938736153129</text:p>
          </table:table-cell>
          <table:table-cell table:formula="of:=[.F94]/[.E94]" office:value-type="float" office:value="0.0146252746656368" calcext:value-type="float">
            <text:p>0.014625274665636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6b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222" calcext:value-type="float">
            <text:p>3222</text:p>
          </table:table-cell>
          <table:table-cell table:style-name="Default" office:value-type="float" office:value="67479" calcext:value-type="float">
            <text:p>67479</text:p>
          </table:table-cell>
          <table:table-cell office:value-type="float" office:value="2390" calcext:value-type="float">
            <text:p>2390</text:p>
          </table:table-cell>
          <table:table-cell office:value-type="float" office:value="94810" calcext:value-type="float">
            <text:p>94810</text:p>
          </table:table-cell>
          <table:table-cell table:formula="of:=[.E95]/[.E95]" office:value-type="float" office:value="1" calcext:value-type="float">
            <text:p>1</text:p>
          </table:table-cell>
          <table:table-cell table:formula="of:=[.G95]/[.E95]" office:value-type="float" office:value="1.40502971294773" calcext:value-type="float">
            <text:p>1.40502971294773</text:p>
          </table:table-cell>
          <table:table-cell table:formula="of:=[.D95]/[.E95]" office:value-type="float" office:value="0.0477481883252568" calcext:value-type="float">
            <text:p>0.0477481883252568</text:p>
          </table:table-cell>
          <table:table-cell table:formula="of:=[.F95]/[.E95]" office:value-type="float" office:value="0.0354184264734214" calcext:value-type="float">
            <text:p>0.035418426473421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6c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45676" calcext:value-type="float">
            <text:p>245676</text:p>
          </table:table-cell>
          <table:table-cell table:style-name="Default" office:value-type="float" office:value="7541513" calcext:value-type="float">
            <text:p>7541513</text:p>
          </table:table-cell>
          <table:table-cell office:value-type="float" office:value="138666" calcext:value-type="float">
            <text:p>138666</text:p>
          </table:table-cell>
          <table:table-cell office:value-type="float" office:value="42166575" calcext:value-type="float">
            <text:p>42166575</text:p>
          </table:table-cell>
          <table:table-cell table:formula="of:=[.E96]/[.E96]" office:value-type="float" office:value="1" calcext:value-type="float">
            <text:p>1</text:p>
          </table:table-cell>
          <table:table-cell table:formula="of:=[.G96]/[.E96]" office:value-type="float" office:value="5.5912619921228" calcext:value-type="float">
            <text:p>5.5912619921228</text:p>
          </table:table-cell>
          <table:table-cell table:formula="of:=[.D96]/[.E96]" office:value-type="float" office:value="0.0325764869728395" calcext:value-type="float">
            <text:p>0.0325764869728395</text:p>
          </table:table-cell>
          <table:table-cell table:formula="of:=[.F96]/[.E96]" office:value-type="float" office:value="0.0183870265820665" calcext:value-type="float">
            <text:p>0.018387026582066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3a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3976" calcext:value-type="float">
            <text:p>3976</text:p>
          </table:table-cell>
          <table:table-cell table:style-name="Default" office:value-type="float" office:value="63454" calcext:value-type="float">
            <text:p>63454</text:p>
          </table:table-cell>
          <table:table-cell office:value-type="float" office:value="3976" calcext:value-type="float">
            <text:p>3976</text:p>
          </table:table-cell>
          <table:table-cell office:value-type="float" office:value="63454" calcext:value-type="float">
            <text:p>63454</text:p>
          </table:table-cell>
          <table:table-cell table:formula="of:=[.E97]/[.E97]" office:value-type="float" office:value="1" calcext:value-type="float">
            <text:p>1</text:p>
          </table:table-cell>
          <table:table-cell table:formula="of:=[.G97]/[.E97]" office:value-type="float" office:value="1" calcext:value-type="float">
            <text:p>1</text:p>
          </table:table-cell>
          <table:table-cell table:formula="of:=[.D97]/[.E97]" office:value-type="float" office:value="0.0626595644088631" calcext:value-type="float">
            <text:p>0.0626595644088631</text:p>
          </table:table-cell>
          <table:table-cell table:formula="of:=[.F97]/[.E97]" office:value-type="float" office:value="0.0626595644088631" calcext:value-type="float">
            <text:p>0.062659564408863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3b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511" calcext:value-type="float">
            <text:p>1511</text:p>
          </table:table-cell>
          <table:table-cell table:style-name="Default" office:value-type="float" office:value="12879" calcext:value-type="float">
            <text:p>12879</text:p>
          </table:table-cell>
          <table:table-cell office:value-type="float" office:value="1511" calcext:value-type="float">
            <text:p>1511</text:p>
          </table:table-cell>
          <table:table-cell office:value-type="float" office:value="12879" calcext:value-type="float">
            <text:p>12879</text:p>
          </table:table-cell>
          <table:table-cell table:formula="of:=[.E98]/[.E98]" office:value-type="float" office:value="1" calcext:value-type="float">
            <text:p>1</text:p>
          </table:table-cell>
          <table:table-cell table:formula="of:=[.G98]/[.E98]" office:value-type="float" office:value="1" calcext:value-type="float">
            <text:p>1</text:p>
          </table:table-cell>
          <table:table-cell table:formula="of:=[.D98]/[.E98]" office:value-type="float" office:value="0.11732277350726" calcext:value-type="float">
            <text:p>0.11732277350726</text:p>
          </table:table-cell>
          <table:table-cell table:formula="of:=[.F98]/[.E98]" office:value-type="float" office:value="0.11732277350726" calcext:value-type="float">
            <text:p>0.1173227735072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3c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2780" calcext:value-type="float">
            <text:p>22780</text:p>
          </table:table-cell>
          <table:table-cell table:style-name="Default" office:value-type="float" office:value="45222" calcext:value-type="float">
            <text:p>45222</text:p>
          </table:table-cell>
          <table:table-cell office:value-type="float" office:value="22780" calcext:value-type="float">
            <text:p>22780</text:p>
          </table:table-cell>
          <table:table-cell office:value-type="float" office:value="45222" calcext:value-type="float">
            <text:p>45222</text:p>
          </table:table-cell>
          <table:table-cell table:formula="of:=[.E99]/[.E99]" office:value-type="float" office:value="1" calcext:value-type="float">
            <text:p>1</text:p>
          </table:table-cell>
          <table:table-cell table:formula="of:=[.G99]/[.E99]" office:value-type="float" office:value="1" calcext:value-type="float">
            <text:p>1</text:p>
          </table:table-cell>
          <table:table-cell table:formula="of:=[.D99]/[.E99]" office:value-type="float" office:value="0.503737119101322" calcext:value-type="float">
            <text:p>0.503737119101322</text:p>
          </table:table-cell>
          <table:table-cell table:formula="of:=[.F99]/[.E99]" office:value-type="float" office:value="0.503737119101322" calcext:value-type="float">
            <text:p>0.50373711910132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7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019" calcext:value-type="float">
            <text:p>13019</text:p>
          </table:table-cell>
          <table:table-cell table:style-name="Default" office:value-type="float" office:value="21264" calcext:value-type="float">
            <text:p>21264</text:p>
          </table:table-cell>
          <table:table-cell office:value-type="float" office:value="4544" calcext:value-type="float">
            <text:p>4544</text:p>
          </table:table-cell>
          <table:table-cell office:value-type="float" office:value="105402" calcext:value-type="float">
            <text:p>105402</text:p>
          </table:table-cell>
          <table:table-cell table:formula="of:=[.E100]/[.E100]" office:value-type="float" office:value="1" calcext:value-type="float">
            <text:p>1</text:p>
          </table:table-cell>
          <table:table-cell table:formula="of:=[.G100]/[.E100]" office:value-type="float" office:value="4.95682844243792" calcext:value-type="float">
            <text:p>4.95682844243792</text:p>
          </table:table-cell>
          <table:table-cell table:formula="of:=[.D100]/[.E100]" office:value-type="float" office:value="0.612255455229496" calcext:value-type="float">
            <text:p>0.612255455229496</text:p>
          </table:table-cell>
          <table:table-cell table:formula="of:=[.F100]/[.E100]" office:value-type="float" office:value="0.213694507148232" calcext:value-type="float">
            <text:p>0.21369450714823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7b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773" calcext:value-type="float">
            <text:p>3773</text:p>
          </table:table-cell>
          <table:table-cell table:style-name="Default" office:value-type="float" office:value="11593" calcext:value-type="float">
            <text:p>11593</text:p>
          </table:table-cell>
          <table:table-cell office:value-type="float" office:value="1972" calcext:value-type="float">
            <text:p>1972</text:p>
          </table:table-cell>
          <table:table-cell office:value-type="float" office:value="11596" calcext:value-type="float">
            <text:p>11596</text:p>
          </table:table-cell>
          <table:table-cell table:formula="of:=[.E101]/[.E101]" office:value-type="float" office:value="1" calcext:value-type="float">
            <text:p>1</text:p>
          </table:table-cell>
          <table:table-cell table:formula="of:=[.G101]/[.E101]" office:value-type="float" office:value="1.0002587768481" calcext:value-type="float">
            <text:p>1.0002587768481</text:p>
          </table:table-cell>
          <table:table-cell table:formula="of:=[.D101]/[.E101]" office:value-type="float" office:value="0.325455015957906" calcext:value-type="float">
            <text:p>0.325455015957906</text:p>
          </table:table-cell>
          <table:table-cell table:formula="of:=[.F101]/[.E101]" office:value-type="float" office:value="0.170102648149746" calcext:value-type="float">
            <text:p>0.17010264814974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7c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886" calcext:value-type="float">
            <text:p>20886</text:p>
          </table:table-cell>
          <table:table-cell table:style-name="Default" office:value-type="float" office:value="973865" calcext:value-type="float">
            <text:p>973865</text:p>
          </table:table-cell>
          <table:table-cell office:value-type="float" office:value="6451" calcext:value-type="float">
            <text:p>6451</text:p>
          </table:table-cell>
          <table:table-cell office:value-type="float" office:value="973024" calcext:value-type="float">
            <text:p>973024</text:p>
          </table:table-cell>
          <table:table-cell table:formula="of:=[.E102]/[.E102]" office:value-type="float" office:value="1" calcext:value-type="float">
            <text:p>1</text:p>
          </table:table-cell>
          <table:table-cell table:formula="of:=[.G102]/[.E102]" office:value-type="float" office:value="0.9991364306141" calcext:value-type="float">
            <text:p>0.9991364306141</text:p>
          </table:table-cell>
          <table:table-cell table:formula="of:=[.D102]/[.E102]" office:value-type="float" office:value="0.0214465043922926" calcext:value-type="float">
            <text:p>0.0214465043922926</text:p>
          </table:table-cell>
          <table:table-cell table:formula="of:=[.F102]/[.E102]" office:value-type="float" office:value="0.00662412141313221" calcext:value-type="float">
            <text:p>0.00662412141313221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8a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400" calcext:value-type="float">
            <text:p>20400</text:p>
          </table:table-cell>
          <table:table-cell table:style-name="Default" office:value-type="float" office:value="59941" calcext:value-type="float">
            <text:p>59941</text:p>
          </table:table-cell>
          <table:table-cell office:value-type="float" office:value="20400" calcext:value-type="float">
            <text:p>20400</text:p>
          </table:table-cell>
          <table:table-cell office:value-type="float" office:value="59941" calcext:value-type="float">
            <text:p>59941</text:p>
          </table:table-cell>
          <table:table-cell table:formula="of:=[.E103]/[.E103]" office:value-type="float" office:value="1" calcext:value-type="float">
            <text:p>1</text:p>
          </table:table-cell>
          <table:table-cell table:formula="of:=[.G103]/[.E103]" office:value-type="float" office:value="1" calcext:value-type="float">
            <text:p>1</text:p>
          </table:table-cell>
          <table:table-cell table:formula="of:=[.D103]/[.E103]" office:value-type="float" office:value="0.340334662418044" calcext:value-type="float">
            <text:p>0.340334662418044</text:p>
          </table:table-cell>
          <table:table-cell table:formula="of:=[.F103]/[.E103]" office:value-type="float" office:value="0.340334662418044" calcext:value-type="float">
            <text:p>0.34033466241804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8b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818" calcext:value-type="float">
            <text:p>3818</text:p>
          </table:table-cell>
          <table:table-cell table:style-name="Default" office:value-type="float" office:value="20269" calcext:value-type="float">
            <text:p>20269</text:p>
          </table:table-cell>
          <table:table-cell office:value-type="float" office:value="3818" calcext:value-type="float">
            <text:p>3818</text:p>
          </table:table-cell>
          <table:table-cell office:value-type="float" office:value="20269" calcext:value-type="float">
            <text:p>20269</text:p>
          </table:table-cell>
          <table:table-cell table:formula="of:=[.E104]/[.E104]" office:value-type="float" office:value="1" calcext:value-type="float">
            <text:p>1</text:p>
          </table:table-cell>
          <table:table-cell table:formula="of:=[.G104]/[.E104]" office:value-type="float" office:value="1" calcext:value-type="float">
            <text:p>1</text:p>
          </table:table-cell>
          <table:table-cell table:formula="of:=[.D104]/[.E104]" office:value-type="float" office:value="0.188366470965514" calcext:value-type="float">
            <text:p>0.188366470965514</text:p>
          </table:table-cell>
          <table:table-cell table:formula="of:=[.F104]/[.E104]" office:value-type="float" office:value="0.188366470965514" calcext:value-type="float">
            <text:p>0.188366470965514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8c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905" calcext:value-type="float">
            <text:p>905</text:p>
          </table:table-cell>
          <table:table-cell table:style-name="Default" office:value-type="float" office:value="10094" calcext:value-type="float">
            <text:p>10094</text:p>
          </table:table-cell>
          <table:table-cell office:value-type="float" office:value="905" calcext:value-type="float">
            <text:p>905</text:p>
          </table:table-cell>
          <table:table-cell office:value-type="float" office:value="10094" calcext:value-type="float">
            <text:p>10094</text:p>
          </table:table-cell>
          <table:table-cell table:formula="of:=[.E105]/[.E105]" office:value-type="float" office:value="1" calcext:value-type="float">
            <text:p>1</text:p>
          </table:table-cell>
          <table:table-cell table:formula="of:=[.G105]/[.E105]" office:value-type="float" office:value="1" calcext:value-type="float">
            <text:p>1</text:p>
          </table:table-cell>
          <table:table-cell table:formula="of:=[.D105]/[.E105]" office:value-type="float" office:value="0.0896572221121458" calcext:value-type="float">
            <text:p>0.0896572221121458</text:p>
          </table:table-cell>
          <table:table-cell table:formula="of:=[.F105]/[.E105]" office:value-type="float" office:value="0.0896572221121458" calcext:value-type="float">
            <text:p>0.089657222112145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0a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3174" calcext:value-type="float">
            <text:p>53174</text:p>
          </table:table-cell>
          <table:table-cell table:style-name="Default" office:value-type="float" office:value="368077" calcext:value-type="float">
            <text:p>368077</text:p>
          </table:table-cell>
          <table:table-cell office:value-type="float" office:value="26203" calcext:value-type="float">
            <text:p>26203</text:p>
          </table:table-cell>
          <table:table-cell office:value-type="float" office:value="239382" calcext:value-type="float">
            <text:p>239382</text:p>
          </table:table-cell>
          <table:table-cell table:formula="of:=[.E106]/[.E106]" office:value-type="float" office:value="1" calcext:value-type="float">
            <text:p>1</text:p>
          </table:table-cell>
          <table:table-cell table:formula="of:=[.G106]/[.E106]" office:value-type="float" office:value="0.650358484773566" calcext:value-type="float">
            <text:p>0.650358484773566</text:p>
          </table:table-cell>
          <table:table-cell table:formula="of:=[.D106]/[.E106]" office:value-type="float" office:value="0.144464337625008" calcext:value-type="float">
            <text:p>0.144464337625008</text:p>
          </table:table-cell>
          <table:table-cell table:formula="of:=[.F106]/[.E106]" office:value-type="float" office:value="0.0711889088424433" calcext:value-type="float">
            <text:p>0.071188908842443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0b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40" calcext:value-type="float">
            <text:p>1140</text:p>
          </table:table-cell>
          <table:table-cell table:style-name="Default" office:value-type="float" office:value="1244" calcext:value-type="float">
            <text:p>1244</text:p>
          </table:table-cell>
          <table:table-cell office:value-type="float" office:value="289" calcext:value-type="float">
            <text:p>289</text:p>
          </table:table-cell>
          <table:table-cell office:value-type="float" office:value="436822" calcext:value-type="float">
            <text:p>436822</text:p>
          </table:table-cell>
          <table:table-cell table:formula="of:=[.E107]/[.E107]" office:value-type="float" office:value="1" calcext:value-type="float">
            <text:p>1</text:p>
          </table:table-cell>
          <table:table-cell table:formula="of:=[.G107]/[.E107]" office:value-type="float" office:value="351.14308681672" calcext:value-type="float">
            <text:p>351.14308681672</text:p>
          </table:table-cell>
          <table:table-cell table:formula="of:=[.D107]/[.E107]" office:value-type="float" office:value="0.916398713826367" calcext:value-type="float">
            <text:p>0.916398713826367</text:p>
          </table:table-cell>
          <table:table-cell table:formula="of:=[.F107]/[.E107]" office:value-type="float" office:value="0.232315112540193" calcext:value-type="float">
            <text:p>0.23231511254019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0c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33249" calcext:value-type="float">
            <text:p>133249</text:p>
          </table:table-cell>
          <table:table-cell table:style-name="Default" office:value-type="float" office:value="1296024" calcext:value-type="float">
            <text:p>1296024</text:p>
          </table:table-cell>
          <table:table-cell office:value-type="float" office:value="133182" calcext:value-type="float">
            <text:p>133182</text:p>
          </table:table-cell>
          <table:table-cell office:value-type="float" office:value="2000000" calcext:value-type="float">
            <text:p>2000000</text:p>
          </table:table-cell>
          <table:table-cell table:formula="of:=[.E108]/[.E108]" office:value-type="float" office:value="1" calcext:value-type="float">
            <text:p>1</text:p>
          </table:table-cell>
          <table:table-cell table:formula="of:=[.G108]/[.E108]" office:value-type="float" office:value="1.54318129911174" calcext:value-type="float">
            <text:p>1.54318129911174</text:p>
          </table:table-cell>
          <table:table-cell table:formula="of:=[.D108]/[.E108]" office:value-type="float" office:value="0.10281368246267" calcext:value-type="float">
            <text:p>0.10281368246267</text:p>
          </table:table-cell>
          <table:table-cell table:formula="of:=[.F108]/[.E108]" office:value-type="float" office:value="0.10276198588915" calcext:value-type="float">
            <text:p>0.10276198588915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1a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3684" calcext:value-type="float">
            <text:p>53684</text:p>
          </table:table-cell>
          <table:table-cell table:style-name="Default" office:value-type="float" office:value="1578837" calcext:value-type="float">
            <text:p>1578837</text:p>
          </table:table-cell>
          <table:table-cell office:value-type="float" office:value="53679" calcext:value-type="float">
            <text:p>53679</text:p>
          </table:table-cell>
          <table:table-cell office:value-type="float" office:value="1113659" calcext:value-type="float">
            <text:p>1113659</text:p>
          </table:table-cell>
          <table:table-cell table:formula="of:=[.E109]/[.E109]" office:value-type="float" office:value="1" calcext:value-type="float">
            <text:p>1</text:p>
          </table:table-cell>
          <table:table-cell table:formula="of:=[.G109]/[.E109]" office:value-type="float" office:value="0.705366671797025" calcext:value-type="float">
            <text:p>0.705366671797025</text:p>
          </table:table-cell>
          <table:table-cell table:formula="of:=[.D109]/[.E109]" office:value-type="float" office:value="0.034002243423482" calcext:value-type="float">
            <text:p>0.034002243423482</text:p>
          </table:table-cell>
          <table:table-cell table:formula="of:=[.F109]/[.E109]" office:value-type="float" office:value="0.0339990765354498" calcext:value-type="float">
            <text:p>0.033999076535449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1b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848" calcext:value-type="float">
            <text:p>2848</text:p>
          </table:table-cell>
          <table:table-cell table:style-name="Default" office:value-type="float" office:value="3048" calcext:value-type="float">
            <text:p>3048</text:p>
          </table:table-cell>
          <table:table-cell office:value-type="float" office:value="596" calcext:value-type="float">
            <text:p>596</text:p>
          </table:table-cell>
          <table:table-cell office:value-type="float" office:value="11916" calcext:value-type="float">
            <text:p>11916</text:p>
          </table:table-cell>
          <table:table-cell table:formula="of:=[.E110]/[.E110]" office:value-type="float" office:value="1" calcext:value-type="float">
            <text:p>1</text:p>
          </table:table-cell>
          <table:table-cell table:formula="of:=[.G110]/[.E110]" office:value-type="float" office:value="3.90944881889764" calcext:value-type="float">
            <text:p>3.90944881889764</text:p>
          </table:table-cell>
          <table:table-cell table:formula="of:=[.D110]/[.E110]" office:value-type="float" office:value="0.934383202099738" calcext:value-type="float">
            <text:p>0.934383202099738</text:p>
          </table:table-cell>
          <table:table-cell table:formula="of:=[.F110]/[.E110]" office:value-type="float" office:value="0.195538057742782" calcext:value-type="float">
            <text:p>0.195538057742782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31c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18940" calcext:value-type="float">
            <text:p>118940</text:p>
          </table:table-cell>
          <table:table-cell table:style-name="Default" office:value-type="float" office:value="3255873" calcext:value-type="float">
            <text:p>3255873</text:p>
          </table:table-cell>
          <table:table-cell office:value-type="float" office:value="16759" calcext:value-type="float">
            <text:p>16759</text:p>
          </table:table-cell>
          <table:table-cell office:value-type="float" office:value="355491" calcext:value-type="float">
            <text:p>355491</text:p>
          </table:table-cell>
          <table:table-cell table:formula="of:=[.E111]/[.E111]" office:value-type="float" office:value="1" calcext:value-type="float">
            <text:p>1</text:p>
          </table:table-cell>
          <table:table-cell table:formula="of:=[.G111]/[.E111]" office:value-type="float" office:value="0.109184541288926" calcext:value-type="float">
            <text:p>0.109184541288926</text:p>
          </table:table-cell>
          <table:table-cell table:formula="of:=[.D111]/[.E111]" office:value-type="float" office:value="0.0365309089144448" calcext:value-type="float">
            <text:p>0.0365309089144448</text:p>
          </table:table-cell>
          <table:table-cell table:formula="of:=[.F111]/[.E111]" office:value-type="float" office:value="0.00514731379264486" calcext:value-type="float">
            <text:p>0.00514731379264486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9a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8661" calcext:value-type="float">
            <text:p>8661</text:p>
          </table:table-cell>
          <table:table-cell table:style-name="Default" office:value-type="float" office:value="28084" calcext:value-type="float">
            <text:p>28084</text:p>
          </table:table-cell>
          <table:table-cell office:value-type="float" office:value="8661" calcext:value-type="float">
            <text:p>8661</text:p>
          </table:table-cell>
          <table:table-cell office:value-type="float" office:value="28084" calcext:value-type="float">
            <text:p>28084</text:p>
          </table:table-cell>
          <table:table-cell table:formula="of:=[.E112]/[.E112]" office:value-type="float" office:value="1" calcext:value-type="float">
            <text:p>1</text:p>
          </table:table-cell>
          <table:table-cell table:formula="of:=[.G112]/[.E112]" office:value-type="float" office:value="1" calcext:value-type="float">
            <text:p>1</text:p>
          </table:table-cell>
          <table:table-cell table:formula="of:=[.D112]/[.E112]" office:value-type="float" office:value="0.308396239851873" calcext:value-type="float">
            <text:p>0.308396239851873</text:p>
          </table:table-cell>
          <table:table-cell table:formula="of:=[.F112]/[.E112]" office:value-type="float" office:value="0.308396239851873" calcext:value-type="float">
            <text:p>0.308396239851873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9b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332" calcext:value-type="float">
            <text:p>4332</text:p>
          </table:table-cell>
          <table:table-cell table:style-name="Default" office:value-type="float" office:value="13393" calcext:value-type="float">
            <text:p>13393</text:p>
          </table:table-cell>
          <table:table-cell office:value-type="float" office:value="4332" calcext:value-type="float">
            <text:p>4332</text:p>
          </table:table-cell>
          <table:table-cell office:value-type="float" office:value="13393" calcext:value-type="float">
            <text:p>13393</text:p>
          </table:table-cell>
          <table:table-cell table:formula="of:=[.E113]/[.E113]" office:value-type="float" office:value="1" calcext:value-type="float">
            <text:p>1</text:p>
          </table:table-cell>
          <table:table-cell table:formula="of:=[.G113]/[.E113]" office:value-type="float" office:value="1" calcext:value-type="float">
            <text:p>1</text:p>
          </table:table-cell>
          <table:table-cell table:formula="of:=[.D113]/[.E113]" office:value-type="float" office:value="0.323452549839468" calcext:value-type="float">
            <text:p>0.323452549839468</text:p>
          </table:table-cell>
          <table:table-cell table:formula="of:=[.F113]/[.E113]" office:value-type="float" office:value="0.323452549839468" calcext:value-type="float">
            <text:p>0.323452549839468</text:p>
          </table:table-cell>
          <table:table-cell table:number-columns-repeated="7"/>
        </table:table-row>
        <table:table-row table:style-name="ro2">
          <table:table-cell table:style-name="Default" office:value-type="string" calcext:value-type="string">
            <text:p>29c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79634" calcext:value-type="float">
            <text:p>79634</text:p>
          </table:table-cell>
          <table:table-cell table:style-name="Default" office:value-type="float" office:value="2124698" calcext:value-type="float">
            <text:p>2124698</text:p>
          </table:table-cell>
          <table:table-cell office:value-type="float" office:value="79634" calcext:value-type="float">
            <text:p>79634</text:p>
          </table:table-cell>
          <table:table-cell office:value-type="float" office:value="2124698" calcext:value-type="float">
            <text:p>2124698</text:p>
          </table:table-cell>
          <table:table-cell table:formula="of:=[.E114]/[.E114]" office:value-type="float" office:value="1" calcext:value-type="float">
            <text:p>1</text:p>
          </table:table-cell>
          <table:table-cell table:formula="of:=[.G114]/[.E114]" office:value-type="float" office:value="1" calcext:value-type="float">
            <text:p>1</text:p>
          </table:table-cell>
          <table:table-cell table:formula="of:=[.D114]/[.E114]" office:value-type="float" office:value="0.0374801501201583" calcext:value-type="float">
            <text:p>0.0374801501201583</text:p>
          </table:table-cell>
          <table:table-cell table:formula="of:=[.F114]/[.E114]" office:value-type="float" office:value="0.0374801501201583" calcext:value-type="float">
            <text:p>0.0374801501201583</text:p>
          </table:table-cell>
          <table:table-cell table:number-columns-repeated="7"/>
        </table:table-row>
        <table:table-row table:style-name="ro2" table:number-rows-repeated="9">
          <table:table-cell table:style-name="Default" table:number-columns-repeated="5"/>
          <table:table-cell table:number-columns-repeated="13"/>
        </table:table-row>
        <table:table-row table:style-name="ro2" table:number-rows-repeated="876">
          <table:table-cell table:number-columns-repeated="18"/>
        </table:table-row>
        <table:table-row table:style-name="ro2">
          <table:table-cell table:number-columns-repeated="2"/>
          <table:table-cell table:style-name="Default"/>
          <table:table-cell/>
          <table:table-cell table:style-name="Default"/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31" number:title="User-defined">
      <number:scientific-number number:decimal-places="2" number:min-decimal-places="2" number:min-integer-digits="1" number:min-exponent-digits="1" number:exponent-interval="1" number:forced-exponent-sign="true"/>
    </number:number-style>
    <number:number-style style:name="N130" number:title="User-defined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29">
      <number:scientific-number number:decimal-places="0" number:min-decimal-places="0" number:min-integer-digits="1" number:min-exponent-digits="1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stroke-dash draw:name="Ultrafine_20_Dotted_20__28_var_29_" draw:display-name="Ultrafine Dotted (var)" draw:style="rect" draw:dots1="1" draw:distance="50%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8T00:17:47.216941963</meta:creation-date>
    <dc:date>2023-02-23T16:05:22.183123180</dc:date>
    <meta:editing-duration>PT54M10S</meta:editing-duration>
    <meta:editing-cycles>10</meta:editing-cycles>
    <meta:generator>LibreOffice/7.5.0.3$MacOSX_X86_64 LibreOffice_project/c21113d003cd3efa8c53188764377a8272d9d6de</meta:generator>
    <meta:document-statistic meta:table-count="1" meta:cell-count="1258" meta:object-count="7"/>
  </office:meta>
</office:document-meta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number:number-style style:name="N129">
      <number:scientific-number number:decimal-places="0" number:min-decimal-places="0" number:min-integer-digits="1" number:min-exponent-digits="1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graphic-properties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9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129">
      <style:chart-properties chart:display-label="true" chart:tick-marks-major-inner="false" chart:tick-marks-major-outer="false" chart:logarithmic="true" chart:origin="0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draw:stroke-dash="Long_20_Dot" svg:stroke-width="0.08cm" svg:stroke-color="#c9211e" draw:fill-color="#c9211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0.681cm" svg:height="9.437cm" xlink:href=".." xlink:type="simple" chart:class="chart:line" chart:style-name="ch1">
        <chart:legend chart:legend-position="end" svg:x="15.24cm" svg:y="6.452cm" style:legend-expansion="custom" svg:width="5.327cm" svg:height="1.598cm" style:legend-expansion-aspect-ratio="3.33354192740926" chart:style-name="ch2"/>
        <chart:plot-area chart:style-name="ch3" table:cell-range-address="Sheet1.A2:Sheet1.A114 Sheet1.M2:Sheet1.M5 Sheet1.H2:Sheet1.K114" chart:data-source-has-labels="both" svg:x="0.379cm" svg:y="-0.057cm" svg:width="20.243cm" svg:height="8.914cm">
          <chart:coordinate-region svg:x="1.333cm" svg:y="0.142cm" svg:width="19.289cm" svg:height="7.996cm"/>
          <chart:axis chart:dimension="x" chart:name="primary-x" chart:style-name="ch4" chartooo:axis-type="auto">
            <chartooo:date-scale/>
            <chart:title svg:x="10.14cm" svg:y="8.909cm" chart:style-name="ch5">
              <text:p>query</text:p>
            </chart:title>
            <chart:categories table:cell-range-address="Sheet1.A2:Sheet1.A114"/>
          </chart:axis>
          <chart:axis chart:dimension="y" chart:name="primary-y" chart:style-name="ch6">
            <chart:title svg:x="-0.084cm" svg:y="6.079cm" chart:style-name="ch7">
              <text:p>cost ratio (log scale)</text:p>
            </chart:title>
            <chart:grid chart:style-name="ch8" chart:class="major"/>
          </chart:axis>
          <chart:series chart:style-name="ch9" chart:values-cell-range-address="Sheet1.H2:Sheet1.H114" chart:label-cell-address="Sheet1.M2:Sheet1.M2" chart:class="chart:line">
            <chart:data-point chart:repeated="113"/>
          </chart:series>
          <chart:series chart:style-name="ch10" chart:values-cell-range-address="Sheet1.I2:Sheet1.I114" chart:label-cell-address="Sheet1.M3:Sheet1.M3" chart:class="chart:line">
            <chart:data-point chart:repeated="113"/>
          </chart:series>
          <chart:series chart:style-name="ch11" chart:values-cell-range-address="Sheet1.J2:Sheet1.J114" chart:label-cell-address="Sheet1.M4:Sheet1.M4" chart:class="chart:line">
            <chart:data-point chart:repeated="113"/>
          </chart:series>
          <chart:series chart:style-name="ch12" chart:values-cell-range-address="Sheet1.K2:Sheet1.K114" chart:label-cell-address="Sheet1.M5:Sheet1.M5" chart:class="chart:line">
            <chart:data-point chart:repeated="11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g plan (greedy)</text:p>
                <draw:g>
                  <svg:desc>Sheet1.M2:Sheet1.M2</svg:desc>
                </draw:g>
              </table:table-cell>
              <table:table-cell office:value-type="string">
                <text:p>pg plan (exhaustive)</text:p>
                <draw:g>
                  <svg:desc>Sheet1.M3:Sheet1.M3</svg:desc>
                </draw:g>
              </table:table-cell>
              <table:table-cell office:value-type="string">
                <text:p>optimal plan (greedy)</text:p>
                <draw:g>
                  <svg:desc>Sheet1.M4:Sheet1.M4</svg:desc>
                </draw:g>
              </table:table-cell>
              <table:table-cell office:value-type="string">
                <text:p>optimal plan (exhaustive)</text:p>
                <draw:g>
                  <svg:desc>Sheet1.M5:Sheet1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Sheet1.A2:Sheet1.A114</svg:desc>
                </draw:g>
              </table:table-cell>
              <table:table-cell office:value-type="float" office:value="1">
                <text:p>1</text:p>
                <draw:g>
                  <svg:desc>Sheet1.H2:Sheet1.H114</svg:desc>
                </draw:g>
              </table:table-cell>
              <table:table-cell office:value-type="float" office:value="1">
                <text:p>1</text:p>
                <draw:g>
                  <svg:desc>Sheet1.I2:Sheet1.I114</svg:desc>
                </draw:g>
              </table:table-cell>
              <table:table-cell office:value-type="float" office:value="0.00451684809479515">
                <text:p>0.00451684809479515</text:p>
                <draw:g>
                  <svg:desc>Sheet1.J2:Sheet1.J114</svg:desc>
                </draw:g>
              </table:table-cell>
              <table:table-cell office:value-type="float" office:value="0.00451684809479515">
                <text:p>0.00451684809479515</text:p>
                <draw:g>
                  <svg:desc>Sheet1.K2:Sheet1.K114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281979070103522">
                <text:p>0.000281979070103522</text:p>
              </table:table-cell>
              <table:table-cell office:value-type="float" office:value="0.000281979070103522">
                <text:p>0.000281979070103522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911875021506486">
                <text:p>0.00911875021506486</text:p>
              </table:table-cell>
              <table:table-cell office:value-type="float" office:value="0.00911875021506486">
                <text:p>0.00911875021506486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0239375179849703">
                <text:p>0.000239375179849703</text:p>
              </table:table-cell>
              <table:table-cell office:value-type="float" office:value="0.000239375179849703">
                <text:p>0.000239375179849703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1">
                <text:p>1</text:p>
              </table:table-cell>
              <table:table-cell office:value-type="float" office:value="0.853568844948155">
                <text:p>0.853568844948155</text:p>
              </table:table-cell>
              <table:table-cell office:value-type="float" office:value="1">
                <text:p>1</text:p>
              </table:table-cell>
              <table:table-cell office:value-type="float" office:value="0.853568844948155">
                <text:p>0.853568844948155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1">
                <text:p>1</text:p>
              </table:table-cell>
              <table:table-cell office:value-type="float" office:value="0.842347307864549">
                <text:p>0.842347307864549</text:p>
              </table:table-cell>
              <table:table-cell office:value-type="float" office:value="1">
                <text:p>1</text:p>
              </table:table-cell>
              <table:table-cell office:value-type="float" office:value="0.842347307864549">
                <text:p>0.842347307864549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1">
                <text:p>1</text:p>
              </table:table-cell>
              <table:table-cell office:value-type="float" office:value="0.819852561231872">
                <text:p>0.819852561231872</text:p>
              </table:table-cell>
              <table:table-cell office:value-type="float" office:value="0.0101794756967171">
                <text:p>0.0101794756967171</text:p>
              </table:table-cell>
              <table:table-cell office:value-type="float" office:value="0.00852595680181887">
                <text:p>0.00852595680181887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.09041057367829">
                <text:p>4.090410573678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30517977470295">
                <text:p>0.730517977470295</text:p>
              </table:table-cell>
              <table:table-cell office:value-type="float" office:value="0.628414176225503">
                <text:p>0.628414176225503</text:p>
              </table:table-cell>
            </table:table-row>
            <table:table-row>
              <table:table-cell office:value-type="string">
                <text:p>4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68365180467091">
                <text:p>0.868365180467091</text:p>
              </table:table-cell>
              <table:table-cell office:value-type="float" office:value="0.821656050955414">
                <text:p>0.821656050955414</text:p>
              </table:table-cell>
            </table:table-row>
            <table:table-row>
              <table:table-cell office:value-type="string">
                <text:p>4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45581014729951">
                <text:p>0.945581014729951</text:p>
              </table:table-cell>
              <table:table-cell office:value-type="float" office:value="0.731178396072013">
                <text:p>0.731178396072013</text:p>
              </table:table-cell>
            </table:table-row>
            <table:table-row>
              <table:table-cell office:value-type="string">
                <text:p>5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0836438881291">
                <text:p>0.80836438881291</text:p>
              </table:table-cell>
              <table:table-cell office:value-type="float" office:value="0.663721268385437">
                <text:p>0.663721268385437</text:p>
              </table:table-cell>
            </table:table-row>
            <table:table-row>
              <table:table-cell office:value-type="string">
                <text:p>5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6598030438675">
                <text:p>0.96598030438675</text:p>
              </table:table-cell>
              <table:table-cell office:value-type="float" office:value="0.96598030438675">
                <text:p>0.96598030438675</text:p>
              </table:table-cell>
            </table:table-row>
            <table:table-row>
              <table:table-cell office:value-type="string">
                <text:p>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44195519348269">
                <text:p>0.344195519348269</text:p>
              </table:table-cell>
              <table:table-cell office:value-type="float" office:value="0.344195519348269">
                <text:p>0.344195519348269</text:p>
              </table:table-cell>
            </table:table-row>
            <table:table-row>
              <table:table-cell office:value-type="string">
                <text:p>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0717681006717034">
                <text:p>0.00717681006717034</text:p>
              </table:table-cell>
              <table:table-cell office:value-type="float" office:value="0.00717681006717034">
                <text:p>0.00717681006717034</text:p>
              </table:table-cell>
            </table:table-row>
            <table:table-row>
              <table:table-cell office:value-type="string">
                <text:p>6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a</text:p>
              </table:table-cell>
              <table:table-cell office:value-type="float" office:value="1">
                <text:p>1</text:p>
              </table:table-cell>
              <table:table-cell office:value-type="float" office:value="1.01657090515447">
                <text:p>1.01657090515447</text:p>
              </table:table-cell>
              <table:table-cell office:value-type="float" office:value="0.0345296583118217">
                <text:p>0.0345296583118217</text:p>
              </table:table-cell>
              <table:table-cell office:value-type="float" office:value="0.0345296583118217">
                <text:p>0.0345296583118217</text:p>
              </table:table-cell>
            </table:table-row>
            <table:table-row>
              <table:table-cell office:value-type="string">
                <text:p>8b</text:p>
              </table:table-cell>
              <table:table-cell office:value-type="float" office:value="1">
                <text:p>1</text:p>
              </table:table-cell>
              <table:table-cell office:value-type="float" office:value="1.25454545454545">
                <text:p>1.25454545454545</text:p>
              </table:table-cell>
              <table:table-cell office:value-type="float" office:value="0.311688311688312">
                <text:p>0.311688311688312</text:p>
              </table:table-cell>
              <table:table-cell office:value-type="float" office:value="0.311688311688312">
                <text:p>0.311688311688312</text:p>
              </table:table-cell>
            </table:table-row>
            <table:table-row>
              <table:table-cell office:value-type="string">
                <text:p>8c</text:p>
              </table:table-cell>
              <table:table-cell office:value-type="float" office:value="1">
                <text:p>1</text:p>
              </table:table-cell>
              <table:table-cell office:value-type="float" office:value="1.00952467573956">
                <text:p>1.00952467573956</text:p>
              </table:table-cell>
              <table:table-cell office:value-type="float" office:value="3.10905236403753">
                <text:p>3.10905236403753</text:p>
              </table:table-cell>
              <table:table-cell office:value-type="float" office:value="0.866616609609433">
                <text:p>0.866616609609433</text:p>
              </table:table-cell>
            </table:table-row>
            <table:table-row>
              <table:table-cell office:value-type="string">
                <text:p>8d</text:p>
              </table:table-cell>
              <table:table-cell office:value-type="float" office:value="1">
                <text:p>1</text:p>
              </table:table-cell>
              <table:table-cell office:value-type="float" office:value="1.05967054704836">
                <text:p>1.05967054704836</text:p>
              </table:table-cell>
              <table:table-cell office:value-type="float" office:value="0.967057572537061">
                <text:p>0.967057572537061</text:p>
              </table:table-cell>
              <table:table-cell office:value-type="float" office:value="0.967057572537061">
                <text:p>0.967057572537061</text:p>
              </table:table-cell>
            </table:table-row>
            <table:table-row>
              <table:table-cell office:value-type="string">
                <text:p>9a</text:p>
              </table:table-cell>
              <table:table-cell office:value-type="float" office:value="1">
                <text:p>1</text:p>
              </table:table-cell>
              <table:table-cell office:value-type="float" office:value="0.709976798143852">
                <text:p>0.709976798143852</text:p>
              </table:table-cell>
              <table:table-cell office:value-type="float" office:value="0.508452104739808">
                <text:p>0.508452104739808</text:p>
              </table:table-cell>
              <table:table-cell office:value-type="float" office:value="0.508452104739808">
                <text:p>0.508452104739808</text:p>
              </table:table-cell>
            </table:table-row>
            <table:table-row>
              <table:table-cell office:value-type="string">
                <text:p>9b</text:p>
              </table:table-cell>
              <table:table-cell office:value-type="float" office:value="1">
                <text:p>1</text:p>
              </table:table-cell>
              <table:table-cell office:value-type="float" office:value="0.429299363057325">
                <text:p>0.429299363057325</text:p>
              </table:table-cell>
              <table:table-cell office:value-type="float" office:value="0.421019108280255">
                <text:p>0.421019108280255</text:p>
              </table:table-cell>
              <table:table-cell office:value-type="float" office:value="0.421019108280255">
                <text:p>0.421019108280255</text:p>
              </table:table-cell>
            </table:table-row>
            <table:table-row>
              <table:table-cell office:value-type="string">
                <text:p>9c</text:p>
              </table:table-cell>
              <table:table-cell office:value-type="float" office:value="1">
                <text:p>1</text:p>
              </table:table-cell>
              <table:table-cell office:value-type="float" office:value="1.01785114618498">
                <text:p>1.01785114618498</text:p>
              </table:table-cell>
              <table:table-cell office:value-type="float" office:value="0.933190759822549">
                <text:p>0.933190759822549</text:p>
              </table:table-cell>
              <table:table-cell office:value-type="float" office:value="0.716502589299917">
                <text:p>0.716502589299917</text:p>
              </table:table-cell>
            </table:table-row>
            <table:table-row>
              <table:table-cell office:value-type="string">
                <text:p>9d</text:p>
              </table:table-cell>
              <table:table-cell office:value-type="float" office:value="1">
                <text:p>1</text:p>
              </table:table-cell>
              <table:table-cell office:value-type="float" office:value="1.00867891095967">
                <text:p>1.00867891095967</text:p>
              </table:table-cell>
              <table:table-cell office:value-type="float" office:value="1.04653773516356">
                <text:p>1.04653773516356</text:p>
              </table:table-cell>
              <table:table-cell office:value-type="float" office:value="0.498890054017371">
                <text:p>0.498890054017371</text:p>
              </table:table-cell>
            </table:table-row>
            <table:table-row>
              <table:table-cell office:value-type="string">
                <text:p>10a</text:p>
              </table:table-cell>
              <table:table-cell office:value-type="float" office:value="1">
                <text:p>1</text:p>
              </table:table-cell>
              <table:table-cell office:value-type="float" office:value="0.900976098356148">
                <text:p>0.900976098356148</text:p>
              </table:table-cell>
              <table:table-cell office:value-type="float" office:value="0.619066323624723">
                <text:p>0.619066323624723</text:p>
              </table:table-cell>
              <table:table-cell office:value-type="float" office:value="0.187403028458079">
                <text:p>0.187403028458079</text:p>
              </table:table-cell>
            </table:table-row>
            <table:table-row>
              <table:table-cell office:value-type="string">
                <text:p>10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c</text:p>
              </table:table-cell>
              <table:table-cell office:value-type="float" office:value="1">
                <text:p>1</text:p>
              </table:table-cell>
              <table:table-cell office:value-type="float" office:value="0.906274839125468">
                <text:p>0.906274839125468</text:p>
              </table:table-cell>
              <table:table-cell office:value-type="float" office:value="1.15727646007675">
                <text:p>1.15727646007675</text:p>
              </table:table-cell>
              <table:table-cell office:value-type="float" office:value="0.906274839125468">
                <text:p>0.906274839125468</text:p>
              </table:table-cell>
            </table:table-row>
            <table:table-row>
              <table:table-cell office:value-type="string">
                <text:p>17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761126270026871">
                <text:p>0.761126270026871</text:p>
              </table:table-cell>
            </table:table-row>
            <table:table-row>
              <table:table-cell office:value-type="string">
                <text:p>17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40115386825896">
                <text:p>0.140115386825896</text:p>
              </table:table-cell>
            </table:table-row>
            <table:table-row>
              <table:table-cell office:value-type="string">
                <text:p>17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27009517334315">
                <text:p>0.127009517334315</text:p>
              </table:table-cell>
              <table:table-cell office:value-type="float" office:value="0.00955939988089575">
                <text:p>0.00955939988089575</text:p>
              </table:table-cell>
            </table:table-row>
            <table:table-row>
              <table:table-cell office:value-type="string">
                <text:p>17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461503281481001">
                <text:p>0.0461503281481001</text:p>
              </table:table-cell>
            </table:table-row>
            <table:table-row>
              <table:table-cell office:value-type="string">
                <text:p>17e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f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91608164143752">
                <text:p>0.291608164143752</text:p>
              </table:table-cell>
            </table:table-row>
            <table:table-row>
              <table:table-cell office:value-type="string">
                <text:p>18a</text:p>
              </table:table-cell>
              <table:table-cell office:value-type="float" office:value="1">
                <text:p>1</text:p>
              </table:table-cell>
              <table:table-cell office:value-type="float" office:value="0.970034035641613">
                <text:p>0.970034035641613</text:p>
              </table:table-cell>
              <table:table-cell office:value-type="float" office:value="1">
                <text:p>1</text:p>
              </table:table-cell>
              <table:table-cell office:value-type="float" office:value="0.942431404038653">
                <text:p>0.942431404038653</text:p>
              </table:table-cell>
            </table:table-row>
            <table:table-row>
              <table:table-cell office:value-type="string">
                <text:p>18b</text:p>
              </table:table-cell>
              <table:table-cell office:value-type="float" office:value="1">
                <text:p>1</text:p>
              </table:table-cell>
              <table:table-cell office:value-type="float" office:value="0.957788671023965">
                <text:p>0.957788671023965</text:p>
              </table:table-cell>
              <table:table-cell office:value-type="float" office:value="0.0857843137254902">
                <text:p>0.0857843137254902</text:p>
              </table:table-cell>
              <table:table-cell office:value-type="float" office:value="0.0770697167755991">
                <text:p>0.0770697167755991</text:p>
              </table:table-cell>
            </table:table-row>
            <table:table-row>
              <table:table-cell office:value-type="string">
                <text:p>18c</text:p>
              </table:table-cell>
              <table:table-cell office:value-type="float" office:value="1">
                <text:p>1</text:p>
              </table:table-cell>
              <table:table-cell office:value-type="float" office:value="1.40532269889657">
                <text:p>1.40532269889657</text:p>
              </table:table-cell>
              <table:table-cell office:value-type="float" office:value="0.531070327874628">
                <text:p>0.531070327874628</text:p>
              </table:table-cell>
              <table:table-cell office:value-type="float" office:value="0.482485559121619">
                <text:p>0.482485559121619</text:p>
              </table:table-cell>
            </table:table-row>
            <table:table-row>
              <table:table-cell office:value-type="string">
                <text:p>7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71200565796765">
                <text:p>0.571200565796765</text:p>
              </table:table-cell>
            </table:table-row>
            <table:table-row>
              <table:table-cell office:value-type="string">
                <text:p>7b</text:p>
              </table:table-cell>
              <table:table-cell office:value-type="float" office:value="1">
                <text:p>1</text:p>
              </table:table-cell>
              <table:table-cell office:value-type="float" office:value="1.12143916334972">
                <text:p>1.12143916334972</text:p>
              </table:table-cell>
              <table:table-cell office:value-type="float" office:value="1.05506126590182">
                <text:p>1.05506126590182</text:p>
              </table:table-cell>
              <table:table-cell office:value-type="float" office:value="0.933622102552096">
                <text:p>0.933622102552096</text:p>
              </table:table-cell>
            </table:table-row>
            <table:table-row>
              <table:table-cell office:value-type="string">
                <text:p>7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999760074183442">
                <text:p>0.999760074183442</text:p>
              </table:table-cell>
              <table:table-cell office:value-type="float" office:value="0.181781392920163">
                <text:p>0.181781392920163</text:p>
              </table:table-cell>
            </table:table-row>
            <table:table-row>
              <table:table-cell office:value-type="string">
                <text:p>11a</text:p>
              </table:table-cell>
              <table:table-cell office:value-type="float" office:value="1">
                <text:p>1</text:p>
              </table:table-cell>
              <table:table-cell office:value-type="float" office:value="0.959003831417625">
                <text:p>0.959003831417625</text:p>
              </table:table-cell>
              <table:table-cell office:value-type="float" office:value="1.16988505747126">
                <text:p>1.16988505747126</text:p>
              </table:table-cell>
              <table:table-cell office:value-type="float" office:value="0.933409961685824">
                <text:p>0.933409961685824</text:p>
              </table:table-cell>
            </table:table-row>
            <table:table-row>
              <table:table-cell office:value-type="string">
                <text:p>11b</text:p>
              </table:table-cell>
              <table:table-cell office:value-type="float" office:value="1">
                <text:p>1</text:p>
              </table:table-cell>
              <table:table-cell office:value-type="float" office:value="1.24427480916031">
                <text:p>1.24427480916031</text:p>
              </table:table-cell>
              <table:table-cell office:value-type="float" office:value="1">
                <text:p>1</text:p>
              </table:table-cell>
              <table:table-cell office:value-type="float" office:value="0.648854961832061">
                <text:p>0.648854961832061</text:p>
              </table:table-cell>
            </table:table-row>
            <table:table-row>
              <table:table-cell office:value-type="string">
                <text:p>11c</text:p>
              </table:table-cell>
              <table:table-cell office:value-type="float" office:value="1">
                <text:p>1</text:p>
              </table:table-cell>
              <table:table-cell office:value-type="float" office:value="1.28860841336764">
                <text:p>1.28860841336764</text:p>
              </table:table-cell>
              <table:table-cell office:value-type="float" office:value="11.1565349748784">
                <text:p>11.15653497487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d</text:p>
              </table:table-cell>
              <table:table-cell office:value-type="float" office:value="1">
                <text:p>1</text:p>
              </table:table-cell>
              <table:table-cell office:value-type="float" office:value="0.809569250839514">
                <text:p>0.809569250839514</text:p>
              </table:table-cell>
              <table:table-cell office:value-type="float" office:value="4.274515014616">
                <text:p>4.274515014616</text:p>
              </table:table-cell>
              <table:table-cell office:value-type="float" office:value="0.799108544923055">
                <text:p>0.799108544923055</text:p>
              </table:table-cell>
            </table:table-row>
            <table:table-row>
              <table:table-cell office:value-type="string">
                <text:p>12a</text:p>
              </table:table-cell>
              <table:table-cell office:value-type="float" office:value="1">
                <text:p>1</text:p>
              </table:table-cell>
              <table:table-cell office:value-type="float" office:value="1.00418760469012">
                <text:p>1.00418760469012</text:p>
              </table:table-cell>
              <table:table-cell office:value-type="float" office:value="0.311976549413735">
                <text:p>0.311976549413735</text:p>
              </table:table-cell>
              <table:table-cell office:value-type="float" office:value="0.296901172529313">
                <text:p>0.296901172529313</text:p>
              </table:table-cell>
            </table:table-row>
            <table:table-row>
              <table:table-cell office:value-type="string">
                <text:p>12b</text:p>
              </table:table-cell>
              <table:table-cell office:value-type="float" office:value="1">
                <text:p>1</text:p>
              </table:table-cell>
              <table:table-cell office:value-type="float" office:value="1.97058823529412">
                <text:p>1.97058823529412</text:p>
              </table:table-cell>
              <table:table-cell office:value-type="float" office:value="0.326086956521739">
                <text:p>0.326086956521739</text:p>
              </table:table-cell>
              <table:table-cell office:value-type="float" office:value="0.0710997442455243">
                <text:p>0.0710997442455243</text:p>
              </table:table-cell>
            </table:table-row>
            <table:table-row>
              <table:table-cell office:value-type="string">
                <text:p>12c</text:p>
              </table:table-cell>
              <table:table-cell office:value-type="float" office:value="1">
                <text:p>1</text:p>
              </table:table-cell>
              <table:table-cell office:value-type="float" office:value="1.05474071801166">
                <text:p>1.05474071801166</text:p>
              </table:table-cell>
              <table:table-cell office:value-type="float" office:value="0.585118134397054">
                <text:p>0.585118134397054</text:p>
              </table:table-cell>
              <table:table-cell office:value-type="float" office:value="0.535225529303467">
                <text:p>0.535225529303467</text:p>
              </table:table-cell>
            </table:table-row>
            <table:table-row>
              <table:table-cell office:value-type="string">
                <text:p>13a</text:p>
              </table:table-cell>
              <table:table-cell office:value-type="float" office:value="1">
                <text:p>1</text:p>
              </table:table-cell>
              <table:table-cell office:value-type="float" office:value="0.764207490922026">
                <text:p>0.764207490922026</text:p>
              </table:table-cell>
              <table:table-cell office:value-type="float" office:value="0.330805292925589">
                <text:p>0.330805292925589</text:p>
              </table:table-cell>
              <table:table-cell office:value-type="float" office:value="0.330805292925589">
                <text:p>0.330805292925589</text:p>
              </table:table-cell>
            </table:table-row>
            <table:table-row>
              <table:table-cell office:value-type="string">
                <text:p>13b</text:p>
              </table:table-cell>
              <table:table-cell office:value-type="float" office:value="1">
                <text:p>1</text:p>
              </table:table-cell>
              <table:table-cell office:value-type="float" office:value="1.8109613130129">
                <text:p>1.8109613130129</text:p>
              </table:table-cell>
              <table:table-cell office:value-type="float" office:value="0.987104337631887">
                <text:p>0.987104337631887</text:p>
              </table:table-cell>
              <table:table-cell office:value-type="float" office:value="0.987104337631887">
                <text:p>0.987104337631887</text:p>
              </table:table-cell>
            </table:table-row>
            <table:table-row>
              <table:table-cell office:value-type="string">
                <text:p>13c</text:p>
              </table:table-cell>
              <table:table-cell office:value-type="float" office:value="1">
                <text:p>1</text:p>
              </table:table-cell>
              <table:table-cell office:value-type="float" office:value="2.8013816925734">
                <text:p>2.8013816925734</text:p>
              </table:table-cell>
              <table:table-cell office:value-type="float" office:value="0.974093264248705">
                <text:p>0.974093264248705</text:p>
              </table:table-cell>
              <table:table-cell office:value-type="float" office:value="0.974093264248705">
                <text:p>0.974093264248705</text:p>
              </table:table-cell>
            </table:table-row>
            <table:table-row>
              <table:table-cell office:value-type="string">
                <text:p>13d</text:p>
              </table:table-cell>
              <table:table-cell office:value-type="float" office:value="1">
                <text:p>1</text:p>
              </table:table-cell>
              <table:table-cell office:value-type="float" office:value="2.23236375525944">
                <text:p>2.23236375525944</text:p>
              </table:table-cell>
              <table:table-cell office:value-type="float" office:value="0.994345695558426">
                <text:p>0.994345695558426</text:p>
              </table:table-cell>
              <table:table-cell office:value-type="float" office:value="0.994345695558426">
                <text:p>0.994345695558426</text:p>
              </table:table-cell>
            </table:table-row>
            <table:table-row>
              <table:table-cell office:value-type="string">
                <text:p>14a</text:p>
              </table:table-cell>
              <table:table-cell office:value-type="float" office:value="1">
                <text:p>1</text:p>
              </table:table-cell>
              <table:table-cell office:value-type="float" office:value="0.981023988542786">
                <text:p>0.981023988542786</text:p>
              </table:table-cell>
              <table:table-cell office:value-type="float" office:value="0.237379162191192">
                <text:p>0.237379162191192</text:p>
              </table:table-cell>
              <table:table-cell office:value-type="float" office:value="0.218403150733978">
                <text:p>0.218403150733978</text:p>
              </table:table-cell>
            </table:table-row>
            <table:table-row>
              <table:table-cell office:value-type="string">
                <text:p>14b</text:p>
              </table:table-cell>
              <table:table-cell office:value-type="float" office:value="1">
                <text:p>1</text:p>
              </table:table-cell>
              <table:table-cell office:value-type="float" office:value="6.46861924686193">
                <text:p>6.46861924686193</text:p>
              </table:table-cell>
              <table:table-cell office:value-type="float" office:value="0.387029288702929">
                <text:p>0.387029288702929</text:p>
              </table:table-cell>
              <table:table-cell office:value-type="float" office:value="0.387029288702929">
                <text:p>0.387029288702929</text:p>
              </table:table-cell>
            </table:table-row>
            <table:table-row>
              <table:table-cell office:value-type="string">
                <text:p>14c</text:p>
              </table:table-cell>
              <table:table-cell office:value-type="float" office:value="1">
                <text:p>1</text:p>
              </table:table-cell>
              <table:table-cell office:value-type="float" office:value="0.967022222222222">
                <text:p>0.967022222222222</text:p>
              </table:table-cell>
              <table:table-cell office:value-type="float" office:value="0.841955555555556">
                <text:p>0.841955555555556</text:p>
              </table:table-cell>
              <table:table-cell office:value-type="float" office:value="0.721511111111111">
                <text:p>0.721511111111111</text:p>
              </table:table-cell>
            </table:table-row>
            <table:table-row>
              <table:table-cell office:value-type="string">
                <text:p>15a</text:p>
              </table:table-cell>
              <table:table-cell office:value-type="float" office:value="1">
                <text:p>1</text:p>
              </table:table-cell>
              <table:table-cell office:value-type="float" office:value="0.977217644207465">
                <text:p>0.977217644207465</text:p>
              </table:table-cell>
              <table:table-cell office:value-type="float" office:value="0.442317014057198">
                <text:p>0.442317014057198</text:p>
              </table:table-cell>
              <table:table-cell office:value-type="float" office:value="0.18637905962191">
                <text:p>0.18637905962191</text:p>
              </table:table-cell>
            </table:table-row>
            <table:table-row>
              <table:table-cell office:value-type="string">
                <text:p>15b</text:p>
              </table:table-cell>
              <table:table-cell office:value-type="float" office:value="1">
                <text:p>1</text:p>
              </table:table-cell>
              <table:table-cell office:value-type="float" office:value="3.26864147088866">
                <text:p>3.26864147088866</text:p>
              </table:table-cell>
              <table:table-cell office:value-type="float" office:value="0.246169560776302">
                <text:p>0.246169560776302</text:p>
              </table:table-cell>
              <table:table-cell office:value-type="float" office:value="0.246169560776302">
                <text:p>0.246169560776302</text:p>
              </table:table-cell>
            </table:table-row>
            <table:table-row>
              <table:table-cell office:value-type="string">
                <text:p>15c</text:p>
              </table:table-cell>
              <table:table-cell office:value-type="float" office:value="1">
                <text:p>1</text:p>
              </table:table-cell>
              <table:table-cell office:value-type="float" office:value="2.24097301406309">
                <text:p>2.24097301406309</text:p>
              </table:table-cell>
              <table:table-cell office:value-type="float" office:value="0.683960471303687">
                <text:p>0.683960471303687</text:p>
              </table:table-cell>
              <table:table-cell office:value-type="float" office:value="0.683960471303687">
                <text:p>0.683960471303687</text:p>
              </table:table-cell>
            </table:table-row>
            <table:table-row>
              <table:table-cell office:value-type="string">
                <text:p>15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03549748511303">
                <text:p>0.203549748511303</text:p>
              </table:table-cell>
              <table:table-cell office:value-type="float" office:value="0.203549748511303">
                <text:p>0.203549748511303</text:p>
              </table:table-cell>
            </table:table-row>
            <table:table-row>
              <table:table-cell office:value-type="string">
                <text:p>16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86365230402357">
                <text:p>0.386365230402357</text:p>
              </table:table-cell>
              <table:table-cell office:value-type="float" office:value="0.386365230402357">
                <text:p>0.386365230402357</text:p>
              </table:table-cell>
            </table:table-row>
            <table:table-row>
              <table:table-cell office:value-type="string">
                <text:p>16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838881050584104">
                <text:p>0.838881050584104</text:p>
              </table:table-cell>
              <table:table-cell office:value-type="float" office:value="0.838881050584104">
                <text:p>0.838881050584104</text:p>
              </table:table-cell>
            </table:table-row>
            <table:table-row>
              <table:table-cell office:value-type="string">
                <text:p>16d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a</text:p>
              </table:table-cell>
              <table:table-cell office:value-type="float" office:value="1">
                <text:p>1</text:p>
              </table:table-cell>
              <table:table-cell office:value-type="float" office:value="0.818369149249338">
                <text:p>0.818369149249338</text:p>
              </table:table-cell>
              <table:table-cell office:value-type="float" office:value="0.443921106858993">
                <text:p>0.443921106858993</text:p>
              </table:table-cell>
              <table:table-cell office:value-type="float" office:value="0.438916691198116">
                <text:p>0.438916691198116</text:p>
              </table:table-cell>
            </table:table-row>
            <table:table-row>
              <table:table-cell office:value-type="string">
                <text:p>19b</text:p>
              </table:table-cell>
              <table:table-cell office:value-type="float" office:value="1">
                <text:p>1</text:p>
              </table:table-cell>
              <table:table-cell office:value-type="float" office:value="0.475138121546961">
                <text:p>0.475138121546961</text:p>
              </table:table-cell>
              <table:table-cell office:value-type="float" office:value="0.230202578268877">
                <text:p>0.230202578268877</text:p>
              </table:table-cell>
              <table:table-cell office:value-type="float" office:value="0.151012891344383">
                <text:p>0.151012891344383</text:p>
              </table:table-cell>
            </table:table-row>
            <table:table-row>
              <table:table-cell office:value-type="string">
                <text:p>19c</text:p>
              </table:table-cell>
              <table:table-cell office:value-type="float" office:value="1">
                <text:p>1</text:p>
              </table:table-cell>
              <table:table-cell office:value-type="float" office:value="0.909610621776131">
                <text:p>0.909610621776131</text:p>
              </table:table-cell>
              <table:table-cell office:value-type="float" office:value="0.635798216048118">
                <text:p>0.635798216048118</text:p>
              </table:table-cell>
              <table:table-cell office:value-type="float" office:value="0.565482951900337">
                <text:p>0.565482951900337</text:p>
              </table:table-cell>
            </table:table-row>
            <table:table-row>
              <table:table-cell office:value-type="string">
                <text:p>19d</text:p>
              </table:table-cell>
              <table:table-cell office:value-type="float" office:value="1">
                <text:p>1</text:p>
              </table:table-cell>
              <table:table-cell office:value-type="float" office:value="1.13362051141337">
                <text:p>1.13362051141337</text:p>
              </table:table-cell>
              <table:table-cell office:value-type="float" office:value="0.99554889566509">
                <text:p>0.99554889566509</text:p>
              </table:table-cell>
              <table:table-cell office:value-type="float" office:value="0.358369022719229">
                <text:p>0.358369022719229</text:p>
              </table:table-cell>
            </table:table-row>
            <table:table-row>
              <table:table-cell office:value-type="string">
                <text:p>20a</text:p>
              </table:table-cell>
              <table:table-cell office:value-type="float" office:value="1">
                <text:p>1</text:p>
              </table:table-cell>
              <table:table-cell office:value-type="float" office:value="48.8199630216956">
                <text:p>48.8199630216956</text:p>
              </table:table-cell>
              <table:table-cell office:value-type="float" office:value="0.00131244519171957">
                <text:p>0.00131244519171957</text:p>
              </table:table-cell>
              <table:table-cell office:value-type="float" office:value="0.00131190818468531">
                <text:p>0.00131190818468531</text:p>
              </table:table-cell>
            </table:table-row>
            <table:table-row>
              <table:table-cell office:value-type="string">
                <text:p>20b</text:p>
              </table:table-cell>
              <table:table-cell office:value-type="float" office:value="1">
                <text:p>1</text:p>
              </table:table-cell>
              <table:table-cell office:value-type="float" office:value="0.999999857186062">
                <text:p>0.999999857186062</text:p>
              </table:table-cell>
              <table:table-cell office:value-type="float" office:value="0.0000290388341089003">
                <text:p>0.0000290388341089003</text:p>
              </table:table-cell>
              <table:table-cell office:value-type="float" office:value="0.0000181135678335026">
                <text:p>0.0000181135678335026</text:p>
              </table:table-cell>
            </table:table-row>
            <table:table-row>
              <table:table-cell office:value-type="string">
                <text:p>20c</text:p>
              </table:table-cell>
              <table:table-cell office:value-type="float" office:value="1">
                <text:p>1</text:p>
              </table:table-cell>
              <table:table-cell office:value-type="float" office:value="1.00427338133129">
                <text:p>1.00427338133129</text:p>
              </table:table-cell>
              <table:table-cell office:value-type="float" office:value="0.00572954743324439">
                <text:p>0.00572954743324439</text:p>
              </table:table-cell>
              <table:table-cell office:value-type="float" office:value="0.00414804316472131">
                <text:p>0.00414804316472131</text:p>
              </table:table-cell>
            </table:table-row>
            <table:table-row>
              <table:table-cell office:value-type="string">
                <text:p>21a</text:p>
              </table:table-cell>
              <table:table-cell office:value-type="float" office:value="1">
                <text:p>1</text:p>
              </table:table-cell>
              <table:table-cell office:value-type="float" office:value="0.898329287448237">
                <text:p>0.898329287448237</text:p>
              </table:table-cell>
              <table:table-cell office:value-type="float" office:value="1.91760673996859">
                <text:p>1.91760673996859</text:p>
              </table:table-cell>
              <table:table-cell office:value-type="float" office:value="0.576943214812699">
                <text:p>0.576943214812699</text:p>
              </table:table-cell>
            </table:table-row>
            <table:table-row>
              <table:table-cell office:value-type="string">
                <text:p>21b</text:p>
              </table:table-cell>
              <table:table-cell office:value-type="float" office:value="1">
                <text:p>1</text:p>
              </table:table-cell>
              <table:table-cell office:value-type="float" office:value="1.01018518518519">
                <text:p>1.01018518518519</text:p>
              </table:table-cell>
              <table:table-cell office:value-type="float" office:value="0.621885521885522">
                <text:p>0.621885521885522</text:p>
              </table:table-cell>
              <table:table-cell office:value-type="float" office:value="0.522558922558923">
                <text:p>0.522558922558923</text:p>
              </table:table-cell>
            </table:table-row>
            <table:table-row>
              <table:table-cell office:value-type="string">
                <text:p>21c</text:p>
              </table:table-cell>
              <table:table-cell office:value-type="float" office:value="1">
                <text:p>1</text:p>
              </table:table-cell>
              <table:table-cell office:value-type="float" office:value="1.12367401060792">
                <text:p>1.12367401060792</text:p>
              </table:table-cell>
              <table:table-cell office:value-type="float" office:value="3.1219400244798">
                <text:p>3.1219400244798</text:p>
              </table:table-cell>
              <table:table-cell office:value-type="float" office:value="0.664932680538556">
                <text:p>0.664932680538556</text:p>
              </table:table-cell>
            </table:table-row>
            <table:table-row>
              <table:table-cell office:value-type="string">
                <text:p>22a</text:p>
              </table:table-cell>
              <table:table-cell office:value-type="float" office:value="1">
                <text:p>1</text:p>
              </table:table-cell>
              <table:table-cell office:value-type="float" office:value="2.23020844029161">
                <text:p>2.23020844029161</text:p>
              </table:table-cell>
              <table:table-cell office:value-type="float" office:value="0.166649553342232">
                <text:p>0.166649553342232</text:p>
              </table:table-cell>
              <table:table-cell office:value-type="float" office:value="0.166649553342232">
                <text:p>0.166649553342232</text:p>
              </table:table-cell>
            </table:table-row>
            <table:table-row>
              <table:table-cell office:value-type="string">
                <text:p>22b</text:p>
              </table:table-cell>
              <table:table-cell office:value-type="float" office:value="1">
                <text:p>1</text:p>
              </table:table-cell>
              <table:table-cell office:value-type="float" office:value="2.15575760998475">
                <text:p>2.15575760998475</text:p>
              </table:table-cell>
              <table:table-cell office:value-type="float" office:value="0.104591404529282">
                <text:p>0.104591404529282</text:p>
              </table:table-cell>
              <table:table-cell office:value-type="float" office:value="0.102162986389563">
                <text:p>0.102162986389563</text:p>
              </table:table-cell>
            </table:table-row>
            <table:table-row>
              <table:table-cell office:value-type="string">
                <text:p>22c</text:p>
              </table:table-cell>
              <table:table-cell office:value-type="float" office:value="1">
                <text:p>1</text:p>
              </table:table-cell>
              <table:table-cell office:value-type="float" office:value="1.45921851289833">
                <text:p>1.45921851289833</text:p>
              </table:table-cell>
              <table:table-cell office:value-type="float" office:value="0.781487101669196">
                <text:p>0.781487101669196</text:p>
              </table:table-cell>
              <table:table-cell office:value-type="float" office:value="0.515364188163885">
                <text:p>0.515364188163885</text:p>
              </table:table-cell>
            </table:table-row>
            <table:table-row>
              <table:table-cell office:value-type="string">
                <text:p>22d</text:p>
              </table:table-cell>
              <table:table-cell office:value-type="float" office:value="1">
                <text:p>1</text:p>
              </table:table-cell>
              <table:table-cell office:value-type="float" office:value="20.8402857394832">
                <text:p>20.8402857394832</text:p>
              </table:table-cell>
              <table:table-cell office:value-type="float" office:value="3.0733750771673">
                <text:p>3.0733750771673</text:p>
              </table:table-cell>
              <table:table-cell office:value-type="float" office:value="0.351618308492812">
                <text:p>0.351618308492812</text:p>
              </table:table-cell>
            </table:table-row>
            <table:table-row>
              <table:table-cell office:value-type="string">
                <text:p>23a</text:p>
              </table:table-cell>
              <table:table-cell office:value-type="float" office:value="1">
                <text:p>1</text:p>
              </table:table-cell>
              <table:table-cell office:value-type="float" office:value="0.954508693894056">
                <text:p>0.954508693894056</text:p>
              </table:table-cell>
              <table:table-cell office:value-type="float" office:value="0.14092195713708">
                <text:p>0.14092195713708</text:p>
              </table:table-cell>
              <table:table-cell office:value-type="float" office:value="0.14092195713708">
                <text:p>0.14092195713708</text:p>
              </table:table-cell>
            </table:table-row>
            <table:table-row>
              <table:table-cell office:value-type="string">
                <text:p>23b</text:p>
              </table:table-cell>
              <table:table-cell office:value-type="float" office:value="1">
                <text:p>1</text:p>
              </table:table-cell>
              <table:table-cell office:value-type="float" office:value="0.553271028037383">
                <text:p>0.553271028037383</text:p>
              </table:table-cell>
              <table:table-cell office:value-type="float" office:value="0.144340602284528">
                <text:p>0.144340602284528</text:p>
              </table:table-cell>
              <table:table-cell office:value-type="float" office:value="0.0344755970924195">
                <text:p>0.0344755970924195</text:p>
              </table:table-cell>
            </table:table-row>
            <table:table-row>
              <table:table-cell office:value-type="string">
                <text:p>23c</text:p>
              </table:table-cell>
              <table:table-cell office:value-type="float" office:value="1">
                <text:p>1</text:p>
              </table:table-cell>
              <table:table-cell office:value-type="float" office:value="1.10771704180064">
                <text:p>1.10771704180064</text:p>
              </table:table-cell>
              <table:table-cell office:value-type="float" office:value="0.143287781350482">
                <text:p>0.143287781350482</text:p>
              </table:table-cell>
              <table:table-cell office:value-type="float" office:value="0.143287781350482">
                <text:p>0.143287781350482</text:p>
              </table:table-cell>
            </table:table-row>
            <table:table-row>
              <table:table-cell office:value-type="string">
                <text:p>24a</text:p>
              </table:table-cell>
              <table:table-cell office:value-type="float" office:value="1">
                <text:p>1</text:p>
              </table:table-cell>
              <table:table-cell office:value-type="float" office:value="2.54342456608812">
                <text:p>2.54342456608812</text:p>
              </table:table-cell>
              <table:table-cell office:value-type="float" office:value="1.46762349799733">
                <text:p>1.46762349799733</text:p>
              </table:table-cell>
              <table:table-cell office:value-type="float" office:value="0.507877169559413">
                <text:p>0.507877169559413</text:p>
              </table:table-cell>
            </table:table-row>
            <table:table-row>
              <table:table-cell office:value-type="string">
                <text:p>24b</text:p>
              </table:table-cell>
              <table:table-cell office:value-type="float" office:value="1">
                <text:p>1</text:p>
              </table:table-cell>
              <table:table-cell office:value-type="float" office:value="1.33809985458071">
                <text:p>1.33809985458071</text:p>
              </table:table-cell>
              <table:table-cell office:value-type="float" office:value="0.261754726127">
                <text:p>0.261754726127</text:p>
              </table:table-cell>
              <table:table-cell office:value-type="float" office:value="0.0828889966068832">
                <text:p>0.0828889966068832</text:p>
              </table:table-cell>
            </table:table-row>
            <table:table-row>
              <table:table-cell office:value-type="string">
                <text:p>25a</text:p>
              </table:table-cell>
              <table:table-cell office:value-type="float" office:value="1">
                <text:p>1</text:p>
              </table:table-cell>
              <table:table-cell office:value-type="float" office:value="1.28610790966058">
                <text:p>1.28610790966058</text:p>
              </table:table-cell>
              <table:table-cell office:value-type="float" office:value="1.44389659357183">
                <text:p>1.44389659357183</text:p>
              </table:table-cell>
              <table:table-cell office:value-type="float" office:value="0.765015227031607">
                <text:p>0.765015227031607</text:p>
              </table:table-cell>
            </table:table-row>
            <table:table-row>
              <table:table-cell office:value-type="string">
                <text:p>25b</text:p>
              </table:table-cell>
              <table:table-cell office:value-type="float" office:value="1">
                <text:p>1</text:p>
              </table:table-cell>
              <table:table-cell office:value-type="float" office:value="1.26206896551724">
                <text:p>1.26206896551724</text:p>
              </table:table-cell>
              <table:table-cell office:value-type="float" office:value="0.696551724137931">
                <text:p>0.6965517241379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25c</text:p>
              </table:table-cell>
              <table:table-cell office:value-type="float" office:value="1">
                <text:p>1</text:p>
              </table:table-cell>
              <table:table-cell office:value-type="float" office:value="1.42744235636297">
                <text:p>1.42744235636297</text:p>
              </table:table-cell>
              <table:table-cell office:value-type="float" office:value="0.724291177826786">
                <text:p>0.724291177826786</text:p>
              </table:table-cell>
              <table:table-cell office:value-type="float" office:value="0.721991900367425">
                <text:p>0.721991900367425</text:p>
              </table:table-cell>
            </table:table-row>
            <table:table-row>
              <table:table-cell office:value-type="string">
                <text:p>26a</text:p>
              </table:table-cell>
              <table:table-cell office:value-type="float" office:value="1">
                <text:p>1</text:p>
              </table:table-cell>
              <table:table-cell office:value-type="float" office:value="4.89983807190718">
                <text:p>4.89983807190718</text:p>
              </table:table-cell>
              <table:table-cell office:value-type="float" office:value="0.0282938736153129">
                <text:p>0.0282938736153129</text:p>
              </table:table-cell>
              <table:table-cell office:value-type="float" office:value="0.0146252746656368">
                <text:p>0.0146252746656368</text:p>
              </table:table-cell>
            </table:table-row>
            <table:table-row>
              <table:table-cell office:value-type="string">
                <text:p>26b</text:p>
              </table:table-cell>
              <table:table-cell office:value-type="float" office:value="1">
                <text:p>1</text:p>
              </table:table-cell>
              <table:table-cell office:value-type="float" office:value="1.40502971294773">
                <text:p>1.40502971294773</text:p>
              </table:table-cell>
              <table:table-cell office:value-type="float" office:value="0.0477481883252568">
                <text:p>0.0477481883252568</text:p>
              </table:table-cell>
              <table:table-cell office:value-type="float" office:value="0.0354184264734214">
                <text:p>0.0354184264734214</text:p>
              </table:table-cell>
            </table:table-row>
            <table:table-row>
              <table:table-cell office:value-type="string">
                <text:p>26c</text:p>
              </table:table-cell>
              <table:table-cell office:value-type="float" office:value="1">
                <text:p>1</text:p>
              </table:table-cell>
              <table:table-cell office:value-type="float" office:value="5.5912619921228">
                <text:p>5.5912619921228</text:p>
              </table:table-cell>
              <table:table-cell office:value-type="float" office:value="0.0325764869728395">
                <text:p>0.0325764869728395</text:p>
              </table:table-cell>
              <table:table-cell office:value-type="float" office:value="0.0183870265820665">
                <text:p>0.0183870265820665</text:p>
              </table:table-cell>
            </table:table-row>
            <table:table-row>
              <table:table-cell office:value-type="string">
                <text:p>33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626595644088631">
                <text:p>0.0626595644088631</text:p>
              </table:table-cell>
              <table:table-cell office:value-type="float" office:value="0.0626595644088631">
                <text:p>0.0626595644088631</text:p>
              </table:table-cell>
            </table:table-row>
            <table:table-row>
              <table:table-cell office:value-type="string">
                <text:p>33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732277350726">
                <text:p>0.11732277350726</text:p>
              </table:table-cell>
              <table:table-cell office:value-type="float" office:value="0.11732277350726">
                <text:p>0.11732277350726</text:p>
              </table:table-cell>
            </table:table-row>
            <table:table-row>
              <table:table-cell office:value-type="string">
                <text:p>33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03737119101322">
                <text:p>0.503737119101322</text:p>
              </table:table-cell>
              <table:table-cell office:value-type="float" office:value="0.503737119101322">
                <text:p>0.503737119101322</text:p>
              </table:table-cell>
            </table:table-row>
            <table:table-row>
              <table:table-cell office:value-type="string">
                <text:p>27a</text:p>
              </table:table-cell>
              <table:table-cell office:value-type="float" office:value="1">
                <text:p>1</text:p>
              </table:table-cell>
              <table:table-cell office:value-type="float" office:value="4.95682844243792">
                <text:p>4.95682844243792</text:p>
              </table:table-cell>
              <table:table-cell office:value-type="float" office:value="0.612255455229496">
                <text:p>0.612255455229496</text:p>
              </table:table-cell>
              <table:table-cell office:value-type="float" office:value="0.213694507148232">
                <text:p>0.213694507148232</text:p>
              </table:table-cell>
            </table:table-row>
            <table:table-row>
              <table:table-cell office:value-type="string">
                <text:p>27b</text:p>
              </table:table-cell>
              <table:table-cell office:value-type="float" office:value="1">
                <text:p>1</text:p>
              </table:table-cell>
              <table:table-cell office:value-type="float" office:value="1.0002587768481">
                <text:p>1.0002587768481</text:p>
              </table:table-cell>
              <table:table-cell office:value-type="float" office:value="0.325455015957906">
                <text:p>0.325455015957906</text:p>
              </table:table-cell>
              <table:table-cell office:value-type="float" office:value="0.170102648149746">
                <text:p>0.170102648149746</text:p>
              </table:table-cell>
            </table:table-row>
            <table:table-row>
              <table:table-cell office:value-type="string">
                <text:p>27c</text:p>
              </table:table-cell>
              <table:table-cell office:value-type="float" office:value="1">
                <text:p>1</text:p>
              </table:table-cell>
              <table:table-cell office:value-type="float" office:value="0.9991364306141">
                <text:p>0.9991364306141</text:p>
              </table:table-cell>
              <table:table-cell office:value-type="float" office:value="0.0214465043922926">
                <text:p>0.0214465043922926</text:p>
              </table:table-cell>
              <table:table-cell office:value-type="float" office:value="0.00662412141313221">
                <text:p>0.00662412141313221</text:p>
              </table:table-cell>
            </table:table-row>
            <table:table-row>
              <table:table-cell office:value-type="string">
                <text:p>28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40334662418044">
                <text:p>0.340334662418044</text:p>
              </table:table-cell>
              <table:table-cell office:value-type="float" office:value="0.340334662418044">
                <text:p>0.340334662418044</text:p>
              </table:table-cell>
            </table:table-row>
            <table:table-row>
              <table:table-cell office:value-type="string">
                <text:p>28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88366470965514">
                <text:p>0.188366470965514</text:p>
              </table:table-cell>
              <table:table-cell office:value-type="float" office:value="0.188366470965514">
                <text:p>0.188366470965514</text:p>
              </table:table-cell>
            </table:table-row>
            <table:table-row>
              <table:table-cell office:value-type="string">
                <text:p>28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896572221121458">
                <text:p>0.0896572221121458</text:p>
              </table:table-cell>
              <table:table-cell office:value-type="float" office:value="0.0896572221121458">
                <text:p>0.0896572221121458</text:p>
              </table:table-cell>
            </table:table-row>
            <table:table-row>
              <table:table-cell office:value-type="string">
                <text:p>29a</text:p>
              </table:table-cell>
              <table:table-cell office:value-type="float" office:value="1">
                <text:p>1</text:p>
              </table:table-cell>
              <table:table-cell office:value-type="float" office:value="0.650358484773566">
                <text:p>0.650358484773566</text:p>
              </table:table-cell>
              <table:table-cell office:value-type="float" office:value="0.144464337625008">
                <text:p>0.144464337625008</text:p>
              </table:table-cell>
              <table:table-cell office:value-type="float" office:value="0.0711889088424433">
                <text:p>0.0711889088424433</text:p>
              </table:table-cell>
            </table:table-row>
            <table:table-row>
              <table:table-cell office:value-type="string">
                <text:p>29b</text:p>
              </table:table-cell>
              <table:table-cell office:value-type="float" office:value="1">
                <text:p>1</text:p>
              </table:table-cell>
              <table:table-cell office:value-type="float" office:value="351.14308681672">
                <text:p>351.14308681672</text:p>
              </table:table-cell>
              <table:table-cell office:value-type="float" office:value="0.916398713826367">
                <text:p>0.916398713826367</text:p>
              </table:table-cell>
              <table:table-cell office:value-type="float" office:value="0.232315112540193">
                <text:p>0.232315112540193</text:p>
              </table:table-cell>
            </table:table-row>
            <table:table-row>
              <table:table-cell office:value-type="string">
                <text:p>29c</text:p>
              </table:table-cell>
              <table:table-cell office:value-type="float" office:value="1">
                <text:p>1</text:p>
              </table:table-cell>
              <table:table-cell office:value-type="float" office:value="1.54318129911174">
                <text:p>1.54318129911174</text:p>
              </table:table-cell>
              <table:table-cell office:value-type="float" office:value="0.10281368246267">
                <text:p>0.10281368246267</text:p>
              </table:table-cell>
              <table:table-cell office:value-type="float" office:value="0.10276198588915">
                <text:p>0.10276198588915</text:p>
              </table:table-cell>
            </table:table-row>
            <table:table-row>
              <table:table-cell office:value-type="string">
                <text:p>30a</text:p>
              </table:table-cell>
              <table:table-cell office:value-type="float" office:value="1">
                <text:p>1</text:p>
              </table:table-cell>
              <table:table-cell office:value-type="float" office:value="0.705366671797025">
                <text:p>0.705366671797025</text:p>
              </table:table-cell>
              <table:table-cell office:value-type="float" office:value="0.034002243423482">
                <text:p>0.034002243423482</text:p>
              </table:table-cell>
              <table:table-cell office:value-type="float" office:value="0.0339990765354498">
                <text:p>0.0339990765354498</text:p>
              </table:table-cell>
            </table:table-row>
            <table:table-row>
              <table:table-cell office:value-type="string">
                <text:p>30b</text:p>
              </table:table-cell>
              <table:table-cell office:value-type="float" office:value="1">
                <text:p>1</text:p>
              </table:table-cell>
              <table:table-cell office:value-type="float" office:value="3.90944881889764">
                <text:p>3.90944881889764</text:p>
              </table:table-cell>
              <table:table-cell office:value-type="float" office:value="0.934383202099738">
                <text:p>0.934383202099738</text:p>
              </table:table-cell>
              <table:table-cell office:value-type="float" office:value="0.195538057742782">
                <text:p>0.195538057742782</text:p>
              </table:table-cell>
            </table:table-row>
            <table:table-row>
              <table:table-cell office:value-type="string">
                <text:p>30c</text:p>
              </table:table-cell>
              <table:table-cell office:value-type="float" office:value="1">
                <text:p>1</text:p>
              </table:table-cell>
              <table:table-cell office:value-type="float" office:value="0.109184541288926">
                <text:p>0.109184541288926</text:p>
              </table:table-cell>
              <table:table-cell office:value-type="float" office:value="0.0365309089144448">
                <text:p>0.0365309089144448</text:p>
              </table:table-cell>
              <table:table-cell office:value-type="float" office:value="0.00514731379264486">
                <text:p>0.00514731379264486</text:p>
              </table:table-cell>
            </table:table-row>
            <table:table-row>
              <table:table-cell office:value-type="string">
                <text:p>31a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08396239851873">
                <text:p>0.308396239851873</text:p>
              </table:table-cell>
              <table:table-cell office:value-type="float" office:value="0.308396239851873">
                <text:p>0.308396239851873</text:p>
              </table:table-cell>
            </table:table-row>
            <table:table-row>
              <table:table-cell office:value-type="string">
                <text:p>31b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23452549839468">
                <text:p>0.323452549839468</text:p>
              </table:table-cell>
              <table:table-cell office:value-type="float" office:value="0.323452549839468">
                <text:p>0.323452549839468</text:p>
              </table:table-cell>
            </table:table-row>
            <table:table-row>
              <table:table-cell office:value-type="string">
                <text:p>31c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374801501201583">
                <text:p>0.0374801501201583</text:p>
              </table:table-cell>
              <table:table-cell office:value-type="float" office:value="0.0374801501201583">
                <text:p>0.03748015012015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MacOSX_X86_64 LibreOffice_project/c21113d003cd3efa8c53188764377a8272d9d6de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ot" draw:display-name="Long Dot" draw:style="rect" draw:dots1="1" draw:dots1-length="100%" draw:dots2="1" draw:dots2-length="100%" draw:distance="300%"/>
  </office:styles>
</office:document-styles>
</file>